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0.74pt" svg:height="254.95pt" svg:x="261.16pt" svg:y="7.46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1.76pt" svg:height="254.92pt" svg:x="258.07pt" svg:y="262.4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2018-05-15.12:14:39.694032</text:p>
          </table:table-cell>
          <table:table-cell office:value-type="float" office:value="2648257" calcext:value-type="float">
            <text:p>2648257</text:p>
          </table:table-cell>
          <table:table-cell office:value-type="string" calcext:value-type="string">
            <text:p>2018-05-15.12:14:39.616470</text:p>
          </table:table-cell>
          <table:table-cell office:value-type="float" office:value="2559423" calcext:value-type="float">
            <text:p>2559423</text:p>
          </table:table-cell>
        </table:table-row>
        <table:table-row table:style-name="ro1">
          <table:table-cell office:value-type="string" calcext:value-type="string">
            <text:p>2018-05-15.12:14:42.624168</text:p>
          </table:table-cell>
          <table:table-cell office:value-type="float" office:value="2784333" calcext:value-type="float">
            <text:p>2784333</text:p>
          </table:table-cell>
          <table:table-cell office:value-type="string" calcext:value-type="string">
            <text:p>2018-05-15.12:14:42.843225</text:p>
          </table:table-cell>
          <table:table-cell office:value-type="float" office:value="3019191" calcext:value-type="float">
            <text:p>3019191</text:p>
          </table:table-cell>
        </table:table-row>
        <table:table-row table:style-name="ro1">
          <table:table-cell office:value-type="string" calcext:value-type="string">
            <text:p>2018-05-15.12:14:45.603288</text:p>
          </table:table-cell>
          <table:table-cell office:value-type="float" office:value="2857416" calcext:value-type="float">
            <text:p>2857416</text:p>
          </table:table-cell>
          <table:table-cell office:value-type="string" calcext:value-type="string">
            <text:p>2018-05-15.12:14:45.837467</text:p>
          </table:table-cell>
          <table:table-cell office:value-type="float" office:value="2867120" calcext:value-type="float">
            <text:p>2867120</text:p>
          </table:table-cell>
        </table:table-row>
        <table:table-row table:style-name="ro1">
          <table:table-cell office:value-type="string" calcext:value-type="string">
            <text:p>2018-05-15.12:14:48.573094</text:p>
          </table:table-cell>
          <table:table-cell office:value-type="float" office:value="2846522" calcext:value-type="float">
            <text:p>2846522</text:p>
          </table:table-cell>
          <table:table-cell office:value-type="string" calcext:value-type="string">
            <text:p>2018-05-15.12:14:49.019658</text:p>
          </table:table-cell>
          <table:table-cell office:value-type="float" office:value="3055568" calcext:value-type="float">
            <text:p>3055568</text:p>
          </table:table-cell>
        </table:table-row>
        <table:table-row table:style-name="ro1">
          <table:table-cell office:value-type="string" calcext:value-type="string">
            <text:p>2018-05-15.12:14:51.367553</text:p>
          </table:table-cell>
          <table:table-cell office:value-type="float" office:value="2670757" calcext:value-type="float">
            <text:p>2670757</text:p>
          </table:table-cell>
          <table:table-cell office:value-type="string" calcext:value-type="string">
            <text:p>2018-05-15.12:14:51.943040</text:p>
          </table:table-cell>
          <table:table-cell office:value-type="float" office:value="2783806" calcext:value-type="float">
            <text:p>2783806</text:p>
          </table:table-cell>
        </table:table-row>
        <table:table-row table:style-name="ro1">
          <table:table-cell office:value-type="string" calcext:value-type="string">
            <text:p>2018-05-15.12:14:54.137773</text:p>
          </table:table-cell>
          <table:table-cell office:value-type="float" office:value="2646124" calcext:value-type="float">
            <text:p>2646124</text:p>
          </table:table-cell>
          <table:table-cell office:value-type="string" calcext:value-type="string">
            <text:p>2018-05-15.12:14:54.937040</text:p>
          </table:table-cell>
          <table:table-cell office:value-type="float" office:value="2844476" calcext:value-type="float">
            <text:p>2844476</text:p>
          </table:table-cell>
        </table:table-row>
        <table:table-row table:style-name="ro1">
          <table:table-cell office:value-type="string" calcext:value-type="string">
            <text:p>2018-05-15.12:14:57.112784</text:p>
          </table:table-cell>
          <table:table-cell office:value-type="float" office:value="2852907" calcext:value-type="float">
            <text:p>2852907</text:p>
          </table:table-cell>
          <table:table-cell office:value-type="string" calcext:value-type="string">
            <text:p>2018-05-15.12:14:58.400789</text:p>
          </table:table-cell>
          <table:table-cell office:value-type="float" office:value="3337177" calcext:value-type="float">
            <text:p>3337177</text:p>
          </table:table-cell>
        </table:table-row>
        <table:table-row table:style-name="ro1">
          <table:table-cell office:value-type="string" calcext:value-type="string">
            <text:p>2018-05-15.12:14:59.884057</text:p>
          </table:table-cell>
          <table:table-cell office:value-type="float" office:value="2645033" calcext:value-type="float">
            <text:p>2645033</text:p>
          </table:table-cell>
          <table:table-cell office:value-type="string" calcext:value-type="string">
            <text:p>2018-05-15.12:15:01.897713</text:p>
          </table:table-cell>
          <table:table-cell office:value-type="float" office:value="3331589" calcext:value-type="float">
            <text:p>3331589</text:p>
          </table:table-cell>
        </table:table-row>
        <table:table-row table:style-name="ro1">
          <table:table-cell office:value-type="string" calcext:value-type="string">
            <text:p>2018-05-15.12:15:02.675209</text:p>
          </table:table-cell>
          <table:table-cell office:value-type="float" office:value="2664916" calcext:value-type="float">
            <text:p>2664916</text:p>
          </table:table-cell>
          <table:table-cell office:value-type="string" calcext:value-type="string">
            <text:p>2018-05-15.12:15:05.230747</text:p>
          </table:table-cell>
          <table:table-cell office:value-type="float" office:value="3172660" calcext:value-type="float">
            <text:p>3172660</text:p>
          </table:table-cell>
        </table:table-row>
        <table:table-row table:style-name="ro1">
          <table:table-cell office:value-type="string" calcext:value-type="string">
            <text:p>2018-05-15.12:15:05.657340</text:p>
          </table:table-cell>
          <table:table-cell office:value-type="float" office:value="2856556" calcext:value-type="float">
            <text:p>2856556</text:p>
          </table:table-cell>
          <table:table-cell office:value-type="string" calcext:value-type="string">
            <text:p>2018-05-15.12:15:08.292173</text:p>
          </table:table-cell>
          <table:table-cell office:value-type="float" office:value="2921084" calcext:value-type="float">
            <text:p>2921084</text:p>
          </table:table-cell>
        </table:table-row>
        <table:table-row table:style-name="ro1">
          <table:table-cell office:value-type="string" calcext:value-type="string">
            <text:p>2018-05-15.12:15:08.417539</text:p>
          </table:table-cell>
          <table:table-cell office:value-type="float" office:value="2635550" calcext:value-type="float">
            <text:p>2635550</text:p>
          </table:table-cell>
          <table:table-cell office:value-type="string" calcext:value-type="string">
            <text:p>2018-05-15.12:15:11.564811</text:p>
          </table:table-cell>
          <table:table-cell office:value-type="float" office:value="3120670" calcext:value-type="float">
            <text:p>3120670</text:p>
          </table:table-cell>
        </table:table-row>
        <table:table-row table:style-name="ro1">
          <table:table-cell office:value-type="string" calcext:value-type="string">
            <text:p>2018-05-15.12:15:11.233879</text:p>
          </table:table-cell>
          <table:table-cell office:value-type="float" office:value="2686416" calcext:value-type="float">
            <text:p>2686416</text:p>
          </table:table-cell>
          <table:table-cell office:value-type="string" calcext:value-type="string">
            <text:p>2018-05-15.12:15:14.971882</text:p>
          </table:table-cell>
          <table:table-cell office:value-type="float" office:value="3278377" calcext:value-type="float">
            <text:p>3278377</text:p>
          </table:table-cell>
        </table:table-row>
        <table:table-row table:style-name="ro1">
          <table:table-cell office:value-type="string" calcext:value-type="string">
            <text:p>2018-05-15.12:15:14.032802</text:p>
          </table:table-cell>
          <table:table-cell office:value-type="float" office:value="2669874" calcext:value-type="float">
            <text:p>2669874</text:p>
          </table:table-cell>
          <table:table-cell office:value-type="string" calcext:value-type="string">
            <text:p>2018-05-15.12:15:18.319976</text:p>
          </table:table-cell>
          <table:table-cell office:value-type="float" office:value="3191447" calcext:value-type="float">
            <text:p>3191447</text:p>
          </table:table-cell>
        </table:table-row>
        <table:table-row table:style-name="ro1">
          <table:table-cell office:value-type="string" calcext:value-type="string">
            <text:p>2018-05-15.12:15:16.889574</text:p>
          </table:table-cell>
          <table:table-cell office:value-type="float" office:value="2734530" calcext:value-type="float">
            <text:p>2734530</text:p>
          </table:table-cell>
          <table:table-cell office:value-type="string" calcext:value-type="string">
            <text:p>2018-05-15.12:15:21.264421</text:p>
          </table:table-cell>
          <table:table-cell office:value-type="float" office:value="2803211" calcext:value-type="float">
            <text:p>2803211</text:p>
          </table:table-cell>
        </table:table-row>
        <table:table-row table:style-name="ro1">
          <table:table-cell office:value-type="string" calcext:value-type="string">
            <text:p>2018-05-15.12:15:19.651801</text:p>
          </table:table-cell>
          <table:table-cell office:value-type="float" office:value="2638625" calcext:value-type="float">
            <text:p>2638625</text:p>
          </table:table-cell>
          <table:table-cell office:value-type="string" calcext:value-type="string">
            <text:p>2018-05-15.12:15:24.397520</text:p>
          </table:table-cell>
          <table:table-cell office:value-type="float" office:value="3001109" calcext:value-type="float">
            <text:p>3001109</text:p>
          </table:table-cell>
        </table:table-row>
        <table:table-row table:style-name="ro1">
          <table:table-cell office:value-type="string" calcext:value-type="string">
            <text:p>2018-05-15.12:15:22.418792</text:p>
          </table:table-cell>
          <table:table-cell office:value-type="float" office:value="2640483" calcext:value-type="float">
            <text:p>2640483</text:p>
          </table:table-cell>
          <table:table-cell office:value-type="string" calcext:value-type="string">
            <text:p>2018-05-15.12:15:27.372911</text:p>
          </table:table-cell>
          <table:table-cell office:value-type="float" office:value="2851516" calcext:value-type="float">
            <text:p>2851516</text:p>
          </table:table-cell>
        </table:table-row>
        <table:table-row table:style-name="ro1">
          <table:table-cell office:value-type="string" calcext:value-type="string">
            <text:p>2018-05-15.12:15:25.211849</text:p>
          </table:table-cell>
          <table:table-cell office:value-type="float" office:value="2668984" calcext:value-type="float">
            <text:p>2668984</text:p>
          </table:table-cell>
          <table:table-cell office:value-type="string" calcext:value-type="string">
            <text:p>2018-05-15.12:15:30.479064</text:p>
          </table:table-cell>
          <table:table-cell office:value-type="float" office:value="2971659" calcext:value-type="float">
            <text:p>2971659</text:p>
          </table:table-cell>
        </table:table-row>
        <table:table-row table:style-name="ro1">
          <table:table-cell office:value-type="string" calcext:value-type="string">
            <text:p>2018-05-15.12:15:28.138962</text:p>
          </table:table-cell>
          <table:table-cell office:value-type="float" office:value="2795225" calcext:value-type="float">
            <text:p>2795225</text:p>
          </table:table-cell>
          <table:table-cell office:value-type="string" calcext:value-type="string">
            <text:p>2018-05-15.12:15:33.681599</text:p>
          </table:table-cell>
          <table:table-cell office:value-type="float" office:value="3077778" calcext:value-type="float">
            <text:p>3077778</text:p>
          </table:table-cell>
        </table:table-row>
        <table:table-row table:style-name="ro1">
          <table:table-cell office:value-type="string" calcext:value-type="string">
            <text:p>2018-05-15.12:15:30.924688</text:p>
          </table:table-cell>
          <table:table-cell office:value-type="float" office:value="2653946" calcext:value-type="float">
            <text:p>2653946</text:p>
          </table:table-cell>
          <table:table-cell office:value-type="string" calcext:value-type="string">
            <text:p>2018-05-15.12:15:36.676815</text:p>
          </table:table-cell>
          <table:table-cell office:value-type="float" office:value="2860283" calcext:value-type="float">
            <text:p>2860283</text:p>
          </table:table-cell>
        </table:table-row>
        <table:table-row table:style-name="ro1">
          <table:table-cell office:value-type="string" calcext:value-type="string">
            <text:p>2018-05-15.12:15:33.795586</text:p>
          </table:table-cell>
          <table:table-cell office:value-type="float" office:value="2745683" calcext:value-type="float">
            <text:p>2745683</text:p>
          </table:table-cell>
          <table:table-cell office:value-type="string" calcext:value-type="string">
            <text:p>2018-05-15.12:15:39.513682</text:p>
          </table:table-cell>
          <table:table-cell office:value-type="float" office:value="2704603" calcext:value-type="float">
            <text:p>2704603</text:p>
          </table:table-cell>
        </table:table-row>
        <table:table-row table:style-name="ro1">
          <table:table-cell office:value-type="string" calcext:value-type="string">
            <text:p>2018-05-15.12:15:36.693811</text:p>
          </table:table-cell>
          <table:table-cell office:value-type="float" office:value="2760565" calcext:value-type="float">
            <text:p>2760565</text:p>
          </table:table-cell>
          <table:table-cell office:value-type="string" calcext:value-type="string">
            <text:p>2018-05-15.12:15:42.714425</text:p>
          </table:table-cell>
          <table:table-cell office:value-type="float" office:value="3066524" calcext:value-type="float">
            <text:p>3066524</text:p>
          </table:table-cell>
        </table:table-row>
        <table:table-row table:style-name="ro1">
          <table:table-cell office:value-type="string" calcext:value-type="string">
            <text:p>2018-05-15.12:15:39.431814</text:p>
          </table:table-cell>
          <table:table-cell office:value-type="float" office:value="2612453" calcext:value-type="float">
            <text:p>2612453</text:p>
          </table:table-cell>
          <table:table-cell office:value-type="string" calcext:value-type="string">
            <text:p>2018-05-15.12:15:45.628215</text:p>
          </table:table-cell>
          <table:table-cell office:value-type="float" office:value="2778345" calcext:value-type="float">
            <text:p>2778345</text:p>
          </table:table-cell>
        </table:table-row>
        <table:table-row table:style-name="ro1">
          <table:table-cell office:value-type="string" calcext:value-type="string">
            <text:p>2018-05-15.12:15:42.298814</text:p>
          </table:table-cell>
          <table:table-cell office:value-type="float" office:value="2743334" calcext:value-type="float">
            <text:p>2743334</text:p>
          </table:table-cell>
          <table:table-cell office:value-type="string" calcext:value-type="string">
            <text:p>2018-05-15.12:15:48.484472</text:p>
          </table:table-cell>
          <table:table-cell office:value-type="float" office:value="2724404" calcext:value-type="float">
            <text:p>2724404</text:p>
          </table:table-cell>
        </table:table-row>
        <table:table-row table:style-name="ro1">
          <table:table-cell office:value-type="string" calcext:value-type="string">
            <text:p>2018-05-15.12:15:45.167228</text:p>
          </table:table-cell>
          <table:table-cell office:value-type="float" office:value="2734524" calcext:value-type="float">
            <text:p>2734524</text:p>
          </table:table-cell>
          <table:table-cell office:value-type="string" calcext:value-type="string">
            <text:p>2018-05-15.12:15:51.785352</text:p>
          </table:table-cell>
          <table:table-cell office:value-type="float" office:value="3165321" calcext:value-type="float">
            <text:p>3165321</text:p>
          </table:table-cell>
        </table:table-row>
        <table:table-row table:style-name="ro1">
          <table:table-cell office:value-type="string" calcext:value-type="string">
            <text:p>2018-05-15.12:15:48.117548</text:p>
          </table:table-cell>
          <table:table-cell office:value-type="float" office:value="2828688" calcext:value-type="float">
            <text:p>2828688</text:p>
          </table:table-cell>
          <table:table-cell office:value-type="string" calcext:value-type="string">
            <text:p>2018-05-15.12:15:54.781972</text:p>
          </table:table-cell>
          <table:table-cell office:value-type="float" office:value="2860790" calcext:value-type="float">
            <text:p>2860790</text:p>
          </table:table-cell>
        </table:table-row>
        <table:table-row table:style-name="ro1">
          <table:table-cell office:value-type="string" calcext:value-type="string">
            <text:p>2018-05-15.12:15:51.084176</text:p>
          </table:table-cell>
          <table:table-cell office:value-type="float" office:value="2844781" calcext:value-type="float">
            <text:p>2844781</text:p>
          </table:table-cell>
          <table:table-cell office:value-type="string" calcext:value-type="string">
            <text:p>2018-05-15.12:15:57.616915</text:p>
          </table:table-cell>
          <table:table-cell office:value-type="float" office:value="2708107" calcext:value-type="float">
            <text:p>2708107</text:p>
          </table:table-cell>
        </table:table-row>
        <table:table-row table:style-name="ro1">
          <table:table-cell office:value-type="string" calcext:value-type="string">
            <text:p>2018-05-15.12:15:54.008092</text:p>
          </table:table-cell>
          <table:table-cell office:value-type="float" office:value="2795038" calcext:value-type="float">
            <text:p>2795038</text:p>
          </table:table-cell>
          <table:table-cell office:value-type="string" calcext:value-type="string">
            <text:p>2018-05-15.12:16:00.595695</text:p>
          </table:table-cell>
          <table:table-cell office:value-type="float" office:value="2852124" calcext:value-type="float">
            <text:p>2852124</text:p>
          </table:table-cell>
        </table:table-row>
        <table:table-row table:style-name="ro1">
          <table:table-cell office:value-type="string" calcext:value-type="string">
            <text:p>2018-05-15.12:15:56.766712</text:p>
          </table:table-cell>
          <table:table-cell office:value-type="float" office:value="2629550" calcext:value-type="float">
            <text:p>2629550</text:p>
          </table:table-cell>
          <table:table-cell office:value-type="string" calcext:value-type="string">
            <text:p>2018-05-15.12:16:04.371435</text:p>
          </table:table-cell>
          <table:table-cell office:value-type="float" office:value="3639592" calcext:value-type="float">
            <text:p>3639592</text:p>
          </table:table-cell>
        </table:table-row>
        <table:table-row table:style-name="ro1">
          <table:table-cell office:value-type="string" calcext:value-type="string">
            <text:p>2018-05-15.12:15:59.592704</text:p>
          </table:table-cell>
          <table:table-cell office:value-type="float" office:value="2703873" calcext:value-type="float">
            <text:p>2703873</text:p>
          </table:table-cell>
          <table:table-cell office:value-type="string" calcext:value-type="string">
            <text:p>2018-05-15.12:16:08.312240</text:p>
          </table:table-cell>
          <table:table-cell office:value-type="float" office:value="3738536" calcext:value-type="float">
            <text:p>3738536</text:p>
          </table:table-cell>
        </table:table-row>
        <table:table-row table:style-name="ro1">
          <table:table-cell office:value-type="string" calcext:value-type="string">
            <text:p>2018-05-15.12:16:03.019455</text:p>
          </table:table-cell>
          <table:table-cell office:value-type="float" office:value="3297849" calcext:value-type="float">
            <text:p>3297849</text:p>
          </table:table-cell>
          <table:table-cell office:value-type="string" calcext:value-type="string">
            <text:p>2018-05-15.12:16:11.517553</text:p>
          </table:table-cell>
          <table:table-cell office:value-type="float" office:value="3053999" calcext:value-type="float">
            <text:p>3053999</text:p>
          </table:table-cell>
        </table:table-row>
        <table:table-row table:style-name="ro1">
          <table:table-cell office:value-type="string" calcext:value-type="string">
            <text:p>2018-05-15.12:16:07.266420</text:p>
          </table:table-cell>
          <table:table-cell office:value-type="float" office:value="4052903" calcext:value-type="float">
            <text:p>4052903</text:p>
          </table:table-cell>
          <table:table-cell office:value-type="string" calcext:value-type="string">
            <text:p>2018-05-15.12:16:14.774515</text:p>
          </table:table-cell>
          <table:table-cell office:value-type="float" office:value="3122887" calcext:value-type="float">
            <text:p>3122887</text:p>
          </table:table-cell>
        </table:table-row>
        <table:table-row table:style-name="ro1">
          <table:table-cell office:value-type="string" calcext:value-type="string">
            <text:p>2018-05-15.12:16:10.502608</text:p>
          </table:table-cell>
          <table:table-cell office:value-type="float" office:value="3094493" calcext:value-type="float">
            <text:p>3094493</text:p>
          </table:table-cell>
          <table:table-cell office:value-type="string" calcext:value-type="string">
            <text:p>2018-05-15.12:16:17.950612</text:p>
          </table:table-cell>
          <table:table-cell office:value-type="float" office:value="3041604" calcext:value-type="float">
            <text:p>3041604</text:p>
          </table:table-cell>
        </table:table-row>
        <table:table-row table:style-name="ro1">
          <table:table-cell office:value-type="string" calcext:value-type="string">
            <text:p>2018-05-15.12:16:13.430193</text:p>
          </table:table-cell>
          <table:table-cell office:value-type="float" office:value="2798141" calcext:value-type="float">
            <text:p>2798141</text:p>
          </table:table-cell>
          <table:table-cell office:value-type="string" calcext:value-type="string">
            <text:p>2018-05-15.12:16:20.819558</text:p>
          </table:table-cell>
          <table:table-cell office:value-type="float" office:value="2739379" calcext:value-type="float">
            <text:p>2739379</text:p>
          </table:table-cell>
        </table:table-row>
        <table:table-row table:style-name="ro1">
          <table:table-cell office:value-type="string" calcext:value-type="string">
            <text:p>2018-05-15.12:16:16.403253</text:p>
          </table:table-cell>
          <table:table-cell office:value-type="float" office:value="2836670" calcext:value-type="float">
            <text:p>2836670</text:p>
          </table:table-cell>
          <table:table-cell office:value-type="string" calcext:value-type="string">
            <text:p>2018-05-15.12:16:24.028345</text:p>
          </table:table-cell>
          <table:table-cell office:value-type="float" office:value="3073027" calcext:value-type="float">
            <text:p>3073027</text:p>
          </table:table-cell>
        </table:table-row>
        <table:table-row table:style-name="ro1">
          <table:table-cell office:value-type="string" calcext:value-type="string">
            <text:p>2018-05-15.12:16:19.155751</text:p>
          </table:table-cell>
          <table:table-cell office:value-type="float" office:value="2628458" calcext:value-type="float">
            <text:p>2628458</text:p>
          </table:table-cell>
          <table:table-cell office:value-type="string" calcext:value-type="string">
            <text:p>2018-05-15.12:16:27.052159</text:p>
          </table:table-cell>
          <table:table-cell office:value-type="float" office:value="2897041" calcext:value-type="float">
            <text:p>2897041</text:p>
          </table:table-cell>
        </table:table-row>
        <table:table-row table:style-name="ro1">
          <table:table-cell office:value-type="string" calcext:value-type="string">
            <text:p>2018-05-15.12:16:22.040400</text:p>
          </table:table-cell>
          <table:table-cell office:value-type="float" office:value="2760345" calcext:value-type="float">
            <text:p>2760345</text:p>
          </table:table-cell>
          <table:table-cell office:value-type="string" calcext:value-type="string">
            <text:p>2018-05-15.12:16:30.230685</text:p>
          </table:table-cell>
          <table:table-cell office:value-type="float" office:value="3051940" calcext:value-type="float">
            <text:p>3051940</text:p>
          </table:table-cell>
        </table:table-row>
        <table:table-row table:style-name="ro1">
          <table:table-cell office:value-type="string" calcext:value-type="string">
            <text:p>2018-05-15.12:16:24.936833</text:p>
          </table:table-cell>
          <table:table-cell office:value-type="float" office:value="2762639" calcext:value-type="float">
            <text:p>2762639</text:p>
          </table:table-cell>
          <table:table-cell office:value-type="string" calcext:value-type="string">
            <text:p>2018-05-15.12:16:34.124787</text:p>
          </table:table-cell>
          <table:table-cell office:value-type="float" office:value="3760940" calcext:value-type="float">
            <text:p>3760940</text:p>
          </table:table-cell>
        </table:table-row>
        <table:table-row table:style-name="ro1">
          <table:table-cell office:value-type="string" calcext:value-type="string">
            <text:p>2018-05-15.12:16:27.894094</text:p>
          </table:table-cell>
          <table:table-cell office:value-type="float" office:value="2833181" calcext:value-type="float">
            <text:p>2833181</text:p>
          </table:table-cell>
          <table:table-cell office:value-type="string" calcext:value-type="string">
            <text:p>2018-05-15.12:16:38.028437</text:p>
          </table:table-cell>
          <table:table-cell office:value-type="float" office:value="3696569" calcext:value-type="float">
            <text:p>3696569</text:p>
          </table:table-cell>
        </table:table-row>
        <table:table-row table:style-name="ro1">
          <table:table-cell office:value-type="string" calcext:value-type="string">
            <text:p>2018-05-15.12:16:31.039597</text:p>
          </table:table-cell>
          <table:table-cell office:value-type="float" office:value="3015531" calcext:value-type="float">
            <text:p>3015531</text:p>
          </table:table-cell>
          <table:table-cell office:value-type="string" calcext:value-type="string">
            <text:p>2018-05-15.12:16:41.223956</text:p>
          </table:table-cell>
          <table:table-cell office:value-type="float" office:value="3049435" calcext:value-type="float">
            <text:p>3049435</text:p>
          </table:table-cell>
        </table:table-row>
        <table:table-row table:style-name="ro1">
          <table:table-cell office:value-type="string" calcext:value-type="string">
            <text:p>2018-05-15.12:16:35.574403</text:p>
          </table:table-cell>
          <table:table-cell office:value-type="float" office:value="4403164" calcext:value-type="float">
            <text:p>4403164</text:p>
          </table:table-cell>
          <table:table-cell office:value-type="string" calcext:value-type="string">
            <text:p>2018-05-15.12:16:44.451981</text:p>
          </table:table-cell>
          <table:table-cell office:value-type="float" office:value="3096597" calcext:value-type="float">
            <text:p>3096597</text:p>
          </table:table-cell>
        </table:table-row>
        <table:table-row table:style-name="ro1">
          <table:table-cell office:value-type="string" calcext:value-type="string">
            <text:p>2018-05-15.12:16:38.937894</text:p>
          </table:table-cell>
          <table:table-cell office:value-type="float" office:value="3165454" calcext:value-type="float">
            <text:p>3165454</text:p>
          </table:table-cell>
          <table:table-cell office:value-type="string" calcext:value-type="string">
            <text:p>2018-05-15.12:16:47.291352</text:p>
          </table:table-cell>
          <table:table-cell office:value-type="float" office:value="2713258" calcext:value-type="float">
            <text:p>2713258</text:p>
          </table:table-cell>
        </table:table-row>
        <table:table-row table:style-name="ro1">
          <table:table-cell office:value-type="string" calcext:value-type="string">
            <text:p>2018-05-15.12:16:41.968195</text:p>
          </table:table-cell>
          <table:table-cell office:value-type="float" office:value="2886075" calcext:value-type="float">
            <text:p>2886075</text:p>
          </table:table-cell>
          <table:table-cell office:value-type="string" calcext:value-type="string">
            <text:p>2018-05-15.12:16:50.485474</text:p>
          </table:table-cell>
          <table:table-cell office:value-type="float" office:value="3062340" calcext:value-type="float">
            <text:p>3062340</text:p>
          </table:table-cell>
        </table:table-row>
        <table:table-row table:style-name="ro1">
          <table:table-cell office:value-type="string" calcext:value-type="string">
            <text:p>2018-05-15.12:16:44.865674</text:p>
          </table:table-cell>
          <table:table-cell office:value-type="float" office:value="2765981" calcext:value-type="float">
            <text:p>2765981</text:p>
          </table:table-cell>
          <table:table-cell office:value-type="string" calcext:value-type="string">
            <text:p>2018-05-15.12:16:54.398749</text:p>
          </table:table-cell>
          <table:table-cell office:value-type="float" office:value="3779921" calcext:value-type="float">
            <text:p>3779921</text:p>
          </table:table-cell>
        </table:table-row>
        <table:table-row table:style-name="ro1">
          <table:table-cell office:value-type="string" calcext:value-type="string">
            <text:p>2018-05-15.12:16:47.812533</text:p>
          </table:table-cell>
          <table:table-cell office:value-type="float" office:value="2822466" calcext:value-type="float">
            <text:p>2822466</text:p>
          </table:table-cell>
          <table:table-cell office:value-type="string" calcext:value-type="string">
            <text:p>2018-05-15.12:16:58.262569</text:p>
          </table:table-cell>
          <table:table-cell office:value-type="float" office:value="3651081" calcext:value-type="float">
            <text:p>3651081</text:p>
          </table:table-cell>
        </table:table-row>
        <table:table-row table:style-name="ro1">
          <table:table-cell office:value-type="string" calcext:value-type="string">
            <text:p>2018-05-15.12:16:50.732402</text:p>
          </table:table-cell>
          <table:table-cell office:value-type="float" office:value="2792647" calcext:value-type="float">
            <text:p>2792647</text:p>
          </table:table-cell>
          <table:table-cell office:value-type="string" calcext:value-type="string">
            <text:p>2018-05-15.12:17:01.357392</text:p>
          </table:table-cell>
          <table:table-cell office:value-type="float" office:value="2945579" calcext:value-type="float">
            <text:p>2945579</text:p>
          </table:table-cell>
        </table:table-row>
        <table:table-row table:style-name="ro1">
          <table:table-cell office:value-type="string" calcext:value-type="string">
            <text:p>2018-05-15.12:16:55.048443</text:p>
          </table:table-cell>
          <table:table-cell office:value-type="float" office:value="4184731" calcext:value-type="float">
            <text:p>4184731</text:p>
          </table:table-cell>
          <table:table-cell office:value-type="string" calcext:value-type="string">
            <text:p>2018-05-15.12:17:04.496288</text:p>
          </table:table-cell>
          <table:table-cell office:value-type="float" office:value="3002513" calcext:value-type="float">
            <text:p>3002513</text:p>
          </table:table-cell>
        </table:table-row>
        <table:table-row table:style-name="ro1">
          <table:table-cell office:value-type="string" calcext:value-type="string">
            <text:p>2018-05-15.12:16:58.338656</text:p>
          </table:table-cell>
          <table:table-cell office:value-type="float" office:value="3100980" calcext:value-type="float">
            <text:p>3100980</text:p>
          </table:table-cell>
          <table:table-cell office:value-type="string" calcext:value-type="string">
            <text:p>2018-05-15.12:17:07.323852</text:p>
          </table:table-cell>
          <table:table-cell office:value-type="float" office:value="2701098" calcext:value-type="float">
            <text:p>2701098</text:p>
          </table:table-cell>
        </table:table-row>
        <table:table-row table:style-name="ro1">
          <table:table-cell office:value-type="string" calcext:value-type="string">
            <text:p>2018-05-15.12:17:01.347810</text:p>
          </table:table-cell>
          <table:table-cell office:value-type="float" office:value="2859938" calcext:value-type="float">
            <text:p>2859938</text:p>
          </table:table-cell>
          <table:table-cell office:value-type="string" calcext:value-type="string">
            <text:p>2018-05-15.12:17:10.396755</text:p>
          </table:table-cell>
          <table:table-cell office:value-type="float" office:value="2934946" calcext:value-type="float">
            <text:p>2934946</text:p>
          </table:table-cell>
        </table:table-row>
        <table:table-row table:style-name="ro1">
          <table:table-cell office:value-type="string" calcext:value-type="string">
            <text:p>2018-05-15.12:17:04.211161</text:p>
          </table:table-cell>
          <table:table-cell office:value-type="float" office:value="2729945" calcext:value-type="float">
            <text:p>2729945</text:p>
          </table:table-cell>
          <table:table-cell office:value-type="string" calcext:value-type="string">
            <text:p>2018-05-15.12:17:13.370389</text:p>
          </table:table-cell>
          <table:table-cell office:value-type="float" office:value="2829824" calcext:value-type="float">
            <text:p>2829824</text:p>
          </table:table-cell>
        </table:table-row>
        <table:table-row table:style-name="ro1">
          <table:table-cell office:value-type="string" calcext:value-type="string">
            <text:p>2018-05-15.12:17:07.169630</text:p>
          </table:table-cell>
          <table:table-cell office:value-type="float" office:value="2835588" calcext:value-type="float">
            <text:p>2835588</text:p>
          </table:table-cell>
          <table:table-cell office:value-type="string" calcext:value-type="string">
            <text:p>2018-05-15.12:17:17.602727</text:p>
          </table:table-cell>
          <table:table-cell office:value-type="float" office:value="4094219" calcext:value-type="float">
            <text:p>4094219</text:p>
          </table:table-cell>
        </table:table-row>
        <table:table-row table:style-name="ro1">
          <table:table-cell office:value-type="string" calcext:value-type="string">
            <text:p>2018-05-15.12:17:10.337793</text:p>
          </table:table-cell>
          <table:table-cell office:value-type="float" office:value="3036646" calcext:value-type="float">
            <text:p>3036646</text:p>
          </table:table-cell>
          <table:table-cell office:value-type="string" calcext:value-type="string">
            <text:p>2018-05-15.12:17:21.310804</text:p>
          </table:table-cell>
          <table:table-cell office:value-type="float" office:value="3501576" calcext:value-type="float">
            <text:p>3501576</text:p>
          </table:table-cell>
        </table:table-row>
        <table:table-row table:style-name="ro1">
          <table:table-cell office:value-type="string" calcext:value-type="string">
            <text:p>2018-05-15.12:17:13.282056</text:p>
          </table:table-cell>
          <table:table-cell office:value-type="float" office:value="2810937" calcext:value-type="float">
            <text:p>2810937</text:p>
          </table:table-cell>
          <table:table-cell office:value-type="string" calcext:value-type="string">
            <text:p>2018-05-15.12:17:24.374740</text:p>
          </table:table-cell>
          <table:table-cell office:value-type="float" office:value="2913864" calcext:value-type="float">
            <text:p>2913864</text:p>
          </table:table-cell>
        </table:table-row>
        <table:table-row table:style-name="ro1">
          <table:table-cell office:value-type="string" calcext:value-type="string">
            <text:p>2018-05-15.12:17:17.419242</text:p>
          </table:table-cell>
          <table:table-cell office:value-type="float" office:value="4004961" calcext:value-type="float">
            <text:p>4004961</text:p>
          </table:table-cell>
          <table:table-cell office:value-type="string" calcext:value-type="string">
            <text:p>2018-05-15.12:17:27.269452</text:p>
          </table:table-cell>
          <table:table-cell office:value-type="float" office:value="2763113" calcext:value-type="float">
            <text:p>2763113</text:p>
          </table:table-cell>
        </table:table-row>
        <table:table-row table:style-name="ro1">
          <table:table-cell office:value-type="string" calcext:value-type="string">
            <text:p>2018-05-15.12:17:20.908010</text:p>
          </table:table-cell>
          <table:table-cell office:value-type="float" office:value="3293088" calcext:value-type="float">
            <text:p>3293088</text:p>
          </table:table-cell>
          <table:table-cell office:value-type="string" calcext:value-type="string">
            <text:p>2018-05-15.12:17:30.038694</text:p>
          </table:table-cell>
          <table:table-cell office:value-type="float" office:value="2640439" calcext:value-type="float">
            <text:p>2640439</text:p>
          </table:table-cell>
        </table:table-row>
        <table:table-row table:style-name="ro1">
          <table:table-cell office:value-type="string" calcext:value-type="string">
            <text:p>2018-05-15.12:17:23.959249</text:p>
          </table:table-cell>
          <table:table-cell office:value-type="float" office:value="2910191" calcext:value-type="float">
            <text:p>2910191</text:p>
          </table:table-cell>
          <table:table-cell office:value-type="string" calcext:value-type="string">
            <text:p>2018-05-15.12:17:32.991490</text:p>
          </table:table-cell>
          <table:table-cell office:value-type="float" office:value="2821241" calcext:value-type="float">
            <text:p>2821241</text:p>
          </table:table-cell>
        </table:table-row>
        <table:table-row table:style-name="ro1">
          <table:table-cell office:value-type="string" calcext:value-type="string">
            <text:p>2018-05-15.12:17:26.838948</text:p>
          </table:table-cell>
          <table:table-cell office:value-type="float" office:value="2750478" calcext:value-type="float">
            <text:p>2750478</text:p>
          </table:table-cell>
          <table:table-cell office:value-type="string" calcext:value-type="string">
            <text:p>2018-05-15.12:17:36.954836</text:p>
          </table:table-cell>
          <table:table-cell office:value-type="float" office:value="3831016" calcext:value-type="float">
            <text:p>3831016</text:p>
          </table:table-cell>
        </table:table-row>
        <table:table-row table:style-name="ro1">
          <table:table-cell office:value-type="string" calcext:value-type="string">
            <text:p>2018-05-15.12:17:29.804105</text:p>
          </table:table-cell>
          <table:table-cell office:value-type="float" office:value="2843167" calcext:value-type="float">
            <text:p>2843167</text:p>
          </table:table-cell>
          <table:table-cell office:value-type="string" calcext:value-type="string">
            <text:p>2018-05-15.12:17:40.653432</text:p>
          </table:table-cell>
          <table:table-cell office:value-type="float" office:value="3495887" calcext:value-type="float">
            <text:p>3495887</text:p>
          </table:table-cell>
        </table:table-row>
        <table:table-row table:style-name="ro1">
          <table:table-cell office:value-type="string" calcext:value-type="string">
            <text:p>2018-05-15.12:17:32.710344</text:p>
          </table:table-cell>
          <table:table-cell office:value-type="float" office:value="2783940" calcext:value-type="float">
            <text:p>2783940</text:p>
          </table:table-cell>
          <table:table-cell office:value-type="string" calcext:value-type="string">
            <text:p>2018-05-15.12:17:43.893881</text:p>
          </table:table-cell>
          <table:table-cell office:value-type="float" office:value="3086209" calcext:value-type="float">
            <text:p>3086209</text:p>
          </table:table-cell>
        </table:table-row>
        <table:table-row table:style-name="ro1">
          <table:table-cell office:value-type="string" calcext:value-type="string">
            <text:p>2018-05-15.12:17:36.482847</text:p>
          </table:table-cell>
          <table:table-cell office:value-type="float" office:value="3643102" calcext:value-type="float">
            <text:p>3643102</text:p>
          </table:table-cell>
          <table:table-cell office:value-type="string" calcext:value-type="string">
            <text:p>2018-05-15.12:17:47.007606</text:p>
          </table:table-cell>
          <table:table-cell office:value-type="float" office:value="2980523" calcext:value-type="float">
            <text:p>2980523</text:p>
          </table:table-cell>
        </table:table-row>
        <table:table-row table:style-name="ro1">
          <table:table-cell office:value-type="string" calcext:value-type="string">
            <text:p>2018-05-15.12:17:40.260843</text:p>
          </table:table-cell>
          <table:table-cell office:value-type="float" office:value="3581327" calcext:value-type="float">
            <text:p>3581327</text:p>
          </table:table-cell>
          <table:table-cell office:value-type="string" calcext:value-type="string">
            <text:p>2018-05-15.12:17:49.780555</text:p>
          </table:table-cell>
          <table:table-cell office:value-type="float" office:value="2645175" calcext:value-type="float">
            <text:p>2645175</text:p>
          </table:table-cell>
        </table:table-row>
        <table:table-row table:style-name="ro1">
          <table:table-cell office:value-type="string" calcext:value-type="string">
            <text:p>2018-05-15.12:17:43.397415</text:p>
          </table:table-cell>
          <table:table-cell office:value-type="float" office:value="2994971" calcext:value-type="float">
            <text:p>2994971</text:p>
          </table:table-cell>
          <table:table-cell office:value-type="string" calcext:value-type="string">
            <text:p>2018-05-15.12:17:52.707064</text:p>
          </table:table-cell>
          <table:table-cell office:value-type="float" office:value="2801131" calcext:value-type="float">
            <text:p>2801131</text:p>
          </table:table-cell>
        </table:table-row>
        <table:table-row table:style-name="ro1">
          <table:table-cell office:value-type="string" calcext:value-type="string">
            <text:p>2018-05-15.12:17:46.515646</text:p>
          </table:table-cell>
          <table:table-cell office:value-type="float" office:value="2989795" calcext:value-type="float">
            <text:p>2989795</text:p>
          </table:table-cell>
          <table:table-cell office:value-type="string" calcext:value-type="string">
            <text:p>2018-05-15.12:17:56.773543</text:p>
          </table:table-cell>
          <table:table-cell office:value-type="float" office:value="3935326" calcext:value-type="float">
            <text:p>3935326</text:p>
          </table:table-cell>
        </table:table-row>
        <table:table-row table:style-name="ro1">
          <table:table-cell office:value-type="string" calcext:value-type="string">
            <text:p>2018-05-15.12:17:49.259587</text:p>
          </table:table-cell>
          <table:table-cell office:value-type="float" office:value="2622186" calcext:value-type="float">
            <text:p>2622186</text:p>
          </table:table-cell>
          <table:table-cell office:value-type="string" calcext:value-type="string">
            <text:p>2018-05-15.12:18:00.532274</text:p>
          </table:table-cell>
          <table:table-cell office:value-type="float" office:value="3558320" calcext:value-type="float">
            <text:p>3558320</text:p>
          </table:table-cell>
        </table:table-row>
        <table:table-row table:style-name="ro1">
          <table:table-cell office:value-type="string" calcext:value-type="string">
            <text:p>2018-05-15.12:17:52.354268</text:p>
          </table:table-cell>
          <table:table-cell office:value-type="float" office:value="2972787" calcext:value-type="float">
            <text:p>2972787</text:p>
          </table:table-cell>
          <table:table-cell office:value-type="string" calcext:value-type="string">
            <text:p>2018-05-15.12:18:03.662962</text:p>
          </table:table-cell>
          <table:table-cell office:value-type="float" office:value="2978852" calcext:value-type="float">
            <text:p>2978852</text:p>
          </table:table-cell>
        </table:table-row>
        <table:table-row table:style-name="ro1">
          <table:table-cell office:value-type="string" calcext:value-type="string">
            <text:p>2018-05-15.12:17:55.880901</text:p>
          </table:table-cell>
          <table:table-cell office:value-type="float" office:value="3397691" calcext:value-type="float">
            <text:p>3397691</text:p>
          </table:table-cell>
          <table:table-cell office:value-type="string" calcext:value-type="string">
            <text:p>2018-05-15.12:18:06.720666</text:p>
          </table:table-cell>
          <table:table-cell office:value-type="float" office:value="2925132" calcext:value-type="float">
            <text:p>2925132</text:p>
          </table:table-cell>
        </table:table-row>
        <table:table-row table:style-name="ro1">
          <table:table-cell office:value-type="string" calcext:value-type="string">
            <text:p>2018-05-15.12:17:59.846547</text:p>
          </table:table-cell>
          <table:table-cell office:value-type="float" office:value="3770431" calcext:value-type="float">
            <text:p>3770431</text:p>
          </table:table-cell>
          <table:table-cell office:value-type="string" calcext:value-type="string">
            <text:p>2018-05-15.12:18:10.014512</text:p>
          </table:table-cell>
          <table:table-cell office:value-type="float" office:value="3145436" calcext:value-type="float">
            <text:p>3145436</text:p>
          </table:table-cell>
        </table:table-row>
        <table:table-row table:style-name="ro1">
          <table:table-cell office:value-type="string" calcext:value-type="string">
            <text:p>2018-05-15.12:18:03.010760</text:p>
          </table:table-cell>
          <table:table-cell office:value-type="float" office:value="3022950" calcext:value-type="float">
            <text:p>3022950</text:p>
          </table:table-cell>
          <table:table-cell office:value-type="string" calcext:value-type="string">
            <text:p>2018-05-15.12:18:13.014395</text:p>
          </table:table-cell>
          <table:table-cell office:value-type="float" office:value="2855326" calcext:value-type="float">
            <text:p>2855326</text:p>
          </table:table-cell>
        </table:table-row>
        <table:table-row table:style-name="ro1">
          <table:table-cell office:value-type="string" calcext:value-type="string">
            <text:p>2018-05-15.12:18:05.934645</text:p>
          </table:table-cell>
          <table:table-cell office:value-type="float" office:value="2795267" calcext:value-type="float">
            <text:p>2795267</text:p>
          </table:table-cell>
          <table:table-cell office:value-type="string" calcext:value-type="string">
            <text:p>2018-05-15.12:18:16.537447</text:p>
          </table:table-cell>
          <table:table-cell office:value-type="float" office:value="3385942" calcext:value-type="float">
            <text:p>3385942</text:p>
          </table:table-cell>
        </table:table-row>
        <table:table-row table:style-name="ro1">
          <table:table-cell office:value-type="string" calcext:value-type="string">
            <text:p>2018-05-15.12:18:09.152623</text:p>
          </table:table-cell>
          <table:table-cell office:value-type="float" office:value="3088874" calcext:value-type="float">
            <text:p>3088874</text:p>
          </table:table-cell>
          <table:table-cell office:value-type="string" calcext:value-type="string">
            <text:p>2018-05-15.12:18:19.757228</text:p>
          </table:table-cell>
          <table:table-cell office:value-type="float" office:value="3067234" calcext:value-type="float">
            <text:p>3067234</text:p>
          </table:table-cell>
        </table:table-row>
        <table:table-row table:style-name="ro1">
          <table:table-cell office:value-type="string" calcext:value-type="string">
            <text:p>2018-05-15.12:18:12.188780</text:p>
          </table:table-cell>
          <table:table-cell office:value-type="float" office:value="2895452" calcext:value-type="float">
            <text:p>2895452</text:p>
          </table:table-cell>
          <table:table-cell office:value-type="string" calcext:value-type="string">
            <text:p>2018-05-15.12:18:22.961292</text:p>
          </table:table-cell>
          <table:table-cell office:value-type="float" office:value="3072601" calcext:value-type="float">
            <text:p>3072601</text:p>
          </table:table-cell>
        </table:table-row>
        <table:table-row table:style-name="ro1">
          <table:table-cell office:value-type="string" calcext:value-type="string">
            <text:p>2018-05-15.12:18:15.248884</text:p>
          </table:table-cell>
          <table:table-cell office:value-type="float" office:value="2930811" calcext:value-type="float">
            <text:p>2930811</text:p>
          </table:table-cell>
          <table:table-cell office:value-type="string" calcext:value-type="string">
            <text:p>2018-05-15.12:18:26.248852</text:p>
          </table:table-cell>
          <table:table-cell office:value-type="float" office:value="3142012" calcext:value-type="float">
            <text:p>3142012</text:p>
          </table:table-cell>
        </table:table-row>
        <table:table-row table:style-name="ro1">
          <table:table-cell office:value-type="string" calcext:value-type="string">
            <text:p>2018-05-15.12:18:18.664598</text:p>
          </table:table-cell>
          <table:table-cell office:value-type="float" office:value="3273922" calcext:value-type="float">
            <text:p>3273922</text:p>
          </table:table-cell>
          <table:table-cell office:value-type="string" calcext:value-type="string">
            <text:p>2018-05-15.12:18:29.234892</text:p>
          </table:table-cell>
          <table:table-cell office:value-type="float" office:value="2848332" calcext:value-type="float">
            <text:p>2848332</text:p>
          </table:table-cell>
        </table:table-row>
        <table:table-row table:style-name="ro1">
          <table:table-cell office:value-type="string" calcext:value-type="string">
            <text:p>2018-05-15.12:18:21.589097</text:p>
          </table:table-cell>
          <table:table-cell office:value-type="float" office:value="2795876" calcext:value-type="float">
            <text:p>2795876</text:p>
          </table:table-cell>
          <table:table-cell office:value-type="string" calcext:value-type="string">
            <text:p>2018-05-15.12:18:32.464412</text:p>
          </table:table-cell>
          <table:table-cell office:value-type="float" office:value="3097103" calcext:value-type="float">
            <text:p>3097103</text:p>
          </table:table-cell>
        </table:table-row>
        <table:table-row table:style-name="ro1">
          <table:table-cell office:value-type="string" calcext:value-type="string">
            <text:p>2018-05-15.12:18:24.769054</text:p>
          </table:table-cell>
          <table:table-cell office:value-type="float" office:value="3046885" calcext:value-type="float">
            <text:p>3046885</text:p>
          </table:table-cell>
          <table:table-cell office:value-type="string" calcext:value-type="string">
            <text:p>2018-05-15.12:18:35.603101</text:p>
          </table:table-cell>
          <table:table-cell office:value-type="float" office:value="2994133" calcext:value-type="float">
            <text:p>2994133</text:p>
          </table:table-cell>
        </table:table-row>
        <table:table-row table:style-name="ro1">
          <table:table-cell office:value-type="string" calcext:value-type="string">
            <text:p>2018-05-15.12:18:28.067701</text:p>
          </table:table-cell>
          <table:table-cell office:value-type="float" office:value="3153673" calcext:value-type="float">
            <text:p>3153673</text:p>
          </table:table-cell>
          <table:table-cell office:value-type="string" calcext:value-type="string">
            <text:p>2018-05-15.12:18:38.592993</text:p>
          </table:table-cell>
          <table:table-cell office:value-type="float" office:value="2857433" calcext:value-type="float">
            <text:p>2857433</text:p>
          </table:table-cell>
        </table:table-row>
        <table:table-row table:style-name="ro1">
          <table:table-cell office:value-type="string" calcext:value-type="string">
            <text:p>2018-05-15.12:18:31.072616</text:p>
          </table:table-cell>
          <table:table-cell office:value-type="float" office:value="2876344" calcext:value-type="float">
            <text:p>2876344</text:p>
          </table:table-cell>
          <table:table-cell office:value-type="string" calcext:value-type="string">
            <text:p>2018-05-15.12:18:41.867828</text:p>
          </table:table-cell>
          <table:table-cell office:value-type="float" office:value="3130948" calcext:value-type="float">
            <text:p>3130948</text:p>
          </table:table-cell>
        </table:table-row>
        <table:table-row table:style-name="ro1">
          <table:table-cell office:value-type="string" calcext:value-type="string">
            <text:p>2018-05-15.12:18:34.322179</text:p>
          </table:table-cell>
          <table:table-cell office:value-type="float" office:value="3105165" calcext:value-type="float">
            <text:p>3105165</text:p>
          </table:table-cell>
          <table:table-cell office:value-type="string" calcext:value-type="string">
            <text:p>2018-05-15.12:18:44.987345</text:p>
          </table:table-cell>
          <table:table-cell office:value-type="float" office:value="2975785" calcext:value-type="float">
            <text:p>2975785</text:p>
          </table:table-cell>
        </table:table-row>
        <table:table-row table:style-name="ro1">
          <table:table-cell office:value-type="string" calcext:value-type="string">
            <text:p>2018-05-15.12:18:37.480962</text:p>
          </table:table-cell>
          <table:table-cell office:value-type="float" office:value="3023214" calcext:value-type="float">
            <text:p>3023214</text:p>
          </table:table-cell>
          <table:table-cell office:value-type="string" calcext:value-type="string">
            <text:p>2018-05-15.12:18:48.052057</text:p>
          </table:table-cell>
          <table:table-cell office:value-type="float" office:value="2924973" calcext:value-type="float">
            <text:p>2924973</text:p>
          </table:table-cell>
        </table:table-row>
        <table:table-row table:style-name="ro1">
          <table:table-cell office:value-type="string" calcext:value-type="string">
            <text:p>2018-05-15.12:18:40.661981</text:p>
          </table:table-cell>
          <table:table-cell office:value-type="float" office:value="3051639" calcext:value-type="float">
            <text:p>3051639</text:p>
          </table:table-cell>
          <table:table-cell office:value-type="string" calcext:value-type="string">
            <text:p>2018-05-15.12:18:51.426470</text:p>
          </table:table-cell>
          <table:table-cell office:value-type="float" office:value="3226681" calcext:value-type="float">
            <text:p>3226681</text:p>
          </table:table-cell>
        </table:table-row>
        <table:table-row table:style-name="ro1">
          <table:table-cell office:value-type="string" calcext:value-type="string">
            <text:p>2018-05-15.12:18:43.786891</text:p>
          </table:table-cell>
          <table:table-cell office:value-type="float" office:value="2983940" calcext:value-type="float">
            <text:p>2983940</text:p>
          </table:table-cell>
          <table:table-cell office:value-type="string" calcext:value-type="string">
            <text:p>2018-05-15.12:18:54.433271</text:p>
          </table:table-cell>
          <table:table-cell office:value-type="float" office:value="2870836" calcext:value-type="float">
            <text:p>2870836</text:p>
          </table:table-cell>
        </table:table-row>
        <table:table-row table:style-name="ro1">
          <table:table-cell office:value-type="string" calcext:value-type="string">
            <text:p>2018-05-15.12:18:46.881853</text:p>
          </table:table-cell>
          <table:table-cell office:value-type="float" office:value="2964275" calcext:value-type="float">
            <text:p>2964275</text:p>
          </table:table-cell>
          <table:table-cell office:value-type="string" calcext:value-type="string">
            <text:p>2018-05-15.12:18:57.655432</text:p>
          </table:table-cell>
          <table:table-cell office:value-type="float" office:value="3087664" calcext:value-type="float">
            <text:p>3087664</text:p>
          </table:table-cell>
        </table:table-row>
        <table:table-row table:style-name="ro1">
          <table:table-cell office:value-type="string" calcext:value-type="string">
            <text:p>2018-05-15.12:18:50.083206</text:p>
          </table:table-cell>
          <table:table-cell office:value-type="float" office:value="3071104" calcext:value-type="float">
            <text:p>3071104</text:p>
          </table:table-cell>
          <table:table-cell office:value-type="string" calcext:value-type="string">
            <text:p>2018-05-15.12:19:00.854341</text:p>
          </table:table-cell>
          <table:table-cell office:value-type="float" office:value="3054638" calcext:value-type="float">
            <text:p>3054638</text:p>
          </table:table-cell>
        </table:table-row>
        <table:table-row table:style-name="ro1">
          <table:table-cell office:value-type="string" calcext:value-type="string">
            <text:p>2018-05-15.12:18:53.156845</text:p>
          </table:table-cell>
          <table:table-cell office:value-type="float" office:value="2924971" calcext:value-type="float">
            <text:p>2924971</text:p>
          </table:table-cell>
          <table:table-cell office:value-type="string" calcext:value-type="string">
            <text:p>2018-05-15.12:19:03.922396</text:p>
          </table:table-cell>
          <table:table-cell office:value-type="float" office:value="2928780" calcext:value-type="float">
            <text:p>2928780</text:p>
          </table:table-cell>
        </table:table-row>
        <table:table-row table:style-name="ro1">
          <table:table-cell office:value-type="string" calcext:value-type="string">
            <text:p>2018-05-15.12:18:56.171246</text:p>
          </table:table-cell>
          <table:table-cell office:value-type="float" office:value="2869989" calcext:value-type="float">
            <text:p>2869989</text:p>
          </table:table-cell>
          <table:table-cell office:value-type="string" calcext:value-type="string">
            <text:p>2018-05-15.12:19:07.282936</text:p>
          </table:table-cell>
          <table:table-cell office:value-type="float" office:value="3205946" calcext:value-type="float">
            <text:p>3205946</text:p>
          </table:table-cell>
        </table:table-row>
        <table:table-row table:style-name="ro1">
          <table:table-cell office:value-type="string" calcext:value-type="string">
            <text:p>2018-05-15.12:18:59.661474</text:p>
          </table:table-cell>
          <table:table-cell office:value-type="float" office:value="3338201" calcext:value-type="float">
            <text:p>3338201</text:p>
          </table:table-cell>
          <table:table-cell office:value-type="string" calcext:value-type="string">
            <text:p>2018-05-15.12:19:10.306506</text:p>
          </table:table-cell>
          <table:table-cell office:value-type="float" office:value="2870146" calcext:value-type="float">
            <text:p>2870146</text:p>
          </table:table-cell>
        </table:table-row>
        <table:table-row table:style-name="ro1">
          <table:table-cell office:value-type="string" calcext:value-type="string">
            <text:p>2018-05-15.12:19:02.592860</text:p>
          </table:table-cell>
          <table:table-cell office:value-type="float" office:value="2797662" calcext:value-type="float">
            <text:p>2797662</text:p>
          </table:table-cell>
          <table:table-cell office:value-type="string" calcext:value-type="string">
            <text:p>2018-05-15.12:19:13.539011</text:p>
          </table:table-cell>
          <table:table-cell office:value-type="float" office:value="3092124" calcext:value-type="float">
            <text:p>3092124</text:p>
          </table:table-cell>
        </table:table-row>
        <table:table-row table:style-name="ro1">
          <table:table-cell office:value-type="string" calcext:value-type="string">
            <text:p>2018-05-15.12:19:06.017495</text:p>
          </table:table-cell>
          <table:table-cell office:value-type="float" office:value="3286022" calcext:value-type="float">
            <text:p>3286022</text:p>
          </table:table-cell>
          <table:table-cell office:value-type="string" calcext:value-type="string">
            <text:p>2018-05-15.12:19:16.839898</text:p>
          </table:table-cell>
          <table:table-cell office:value-type="float" office:value="3138430" calcext:value-type="float">
            <text:p>3138430</text:p>
          </table:table-cell>
        </table:table-row>
        <table:table-row table:style-name="ro1">
          <table:table-cell office:value-type="string" calcext:value-type="string">
            <text:p>2018-05-15.12:19:09.094570</text:p>
          </table:table-cell>
          <table:table-cell office:value-type="float" office:value="2929657" calcext:value-type="float">
            <text:p>2929657</text:p>
          </table:table-cell>
          <table:table-cell office:value-type="string" calcext:value-type="string">
            <text:p>2018-05-15.12:19:19.887416</text:p>
          </table:table-cell>
          <table:table-cell office:value-type="float" office:value="2908383" calcext:value-type="float">
            <text:p>2908383</text:p>
          </table:table-cell>
        </table:table-row>
        <table:table-row table:style-name="ro1">
          <table:table-cell office:value-type="string" calcext:value-type="string">
            <text:p>2018-05-15.12:19:12.348433</text:p>
          </table:table-cell>
          <table:table-cell office:value-type="float" office:value="3115920" calcext:value-type="float">
            <text:p>3115920</text:p>
          </table:table-cell>
          <table:table-cell office:value-type="string" calcext:value-type="string">
            <text:p>2018-05-15.12:19:23.224280</text:p>
          </table:table-cell>
          <table:table-cell office:value-type="float" office:value="3183403" calcext:value-type="float">
            <text:p>3183403</text:p>
          </table:table-cell>
        </table:table-row>
        <table:table-row table:style-name="ro1">
          <table:table-cell office:value-type="string" calcext:value-type="string">
            <text:p>2018-05-15.12:19:15.611588</text:p>
          </table:table-cell>
          <table:table-cell office:value-type="float" office:value="3116362" calcext:value-type="float">
            <text:p>3116362</text:p>
          </table:table-cell>
          <table:table-cell office:value-type="string" calcext:value-type="string">
            <text:p>2018-05-15.12:19:26.269811</text:p>
          </table:table-cell>
          <table:table-cell office:value-type="float" office:value="2890516" calcext:value-type="float">
            <text:p>2890516</text:p>
          </table:table-cell>
        </table:table-row>
        <table:table-row table:style-name="ro1">
          <table:table-cell office:value-type="string" calcext:value-type="string">
            <text:p>2018-05-15.12:19:18.764918</text:p>
          </table:table-cell>
          <table:table-cell office:value-type="float" office:value="3016061" calcext:value-type="float">
            <text:p>3016061</text:p>
          </table:table-cell>
          <table:table-cell office:value-type="string" calcext:value-type="string">
            <text:p>2018-05-15.12:19:29.477038</text:p>
          </table:table-cell>
          <table:table-cell office:value-type="float" office:value="3066775" calcext:value-type="float">
            <text:p>3066775</text:p>
          </table:table-cell>
        </table:table-row>
        <table:table-row table:style-name="ro1">
          <table:table-cell office:value-type="string" calcext:value-type="string">
            <text:p>2018-05-15.12:19:21.947017</text:p>
          </table:table-cell>
          <table:table-cell office:value-type="float" office:value="3047376" calcext:value-type="float">
            <text:p>3047376</text:p>
          </table:table-cell>
          <table:table-cell office:value-type="string" calcext:value-type="string">
            <text:p>2018-05-15.12:19:32.691926</text:p>
          </table:table-cell>
          <table:table-cell office:value-type="float" office:value="3060107" calcext:value-type="float">
            <text:p>3060107</text:p>
          </table:table-cell>
        </table:table-row>
        <table:table-row table:style-name="ro1">
          <table:table-cell office:value-type="string" calcext:value-type="string">
            <text:p>2018-05-15.12:19:25.032606</text:p>
          </table:table-cell>
          <table:table-cell office:value-type="float" office:value="2938746" calcext:value-type="float">
            <text:p>2938746</text:p>
          </table:table-cell>
          <table:table-cell office:value-type="string" calcext:value-type="string">
            <text:p>2018-05-15.12:19:35.963601</text:p>
          </table:table-cell>
          <table:table-cell office:value-type="float" office:value="3132227" calcext:value-type="float">
            <text:p>3132227</text:p>
          </table:table-cell>
        </table:table-row>
        <table:table-row table:style-name="ro1">
          <table:table-cell office:value-type="string" calcext:value-type="string">
            <text:p>2018-05-15.12:19:28.294453</text:p>
          </table:table-cell>
          <table:table-cell office:value-type="float" office:value="3124051" calcext:value-type="float">
            <text:p>3124051</text:p>
          </table:table-cell>
          <table:table-cell office:value-type="string" calcext:value-type="string">
            <text:p>2018-05-15.12:19:39.303486</text:p>
          </table:table-cell>
          <table:table-cell office:value-type="float" office:value="3184951" calcext:value-type="float">
            <text:p>3184951</text:p>
          </table:table-cell>
        </table:table-row>
        <table:table-row table:style-name="ro1">
          <table:table-cell office:value-type="string" calcext:value-type="string">
            <text:p>2018-05-15.12:19:31.546284</text:p>
          </table:table-cell>
          <table:table-cell office:value-type="float" office:value="3104256" calcext:value-type="float">
            <text:p>3104256</text:p>
          </table:table-cell>
          <table:table-cell office:value-type="string" calcext:value-type="string">
            <text:p>2018-05-15.12:19:42.354322</text:p>
          </table:table-cell>
          <table:table-cell office:value-type="float" office:value="2893858" calcext:value-type="float">
            <text:p>2893858</text:p>
          </table:table-cell>
        </table:table-row>
        <table:table-row table:style-name="ro1">
          <table:table-cell office:value-type="string" calcext:value-type="string">
            <text:p>2018-05-15.12:19:34.478439</text:p>
          </table:table-cell>
          <table:table-cell office:value-type="float" office:value="2797864" calcext:value-type="float">
            <text:p>2797864</text:p>
          </table:table-cell>
          <table:table-cell office:value-type="string" calcext:value-type="string">
            <text:p>2018-05-15.12:19:45.599827</text:p>
          </table:table-cell>
          <table:table-cell office:value-type="float" office:value="3105183" calcext:value-type="float">
            <text:p>3105183</text:p>
          </table:table-cell>
        </table:table-row>
        <table:table-row table:style-name="ro1">
          <table:table-cell office:value-type="string" calcext:value-type="string">
            <text:p>2018-05-15.12:19:37.626404</text:p>
          </table:table-cell>
          <table:table-cell office:value-type="float" office:value="3013486" calcext:value-type="float">
            <text:p>3013486</text:p>
          </table:table-cell>
          <table:table-cell office:value-type="string" calcext:value-type="string">
            <text:p>2018-05-15.12:19:49.139222</text:p>
          </table:table-cell>
          <table:table-cell office:value-type="float" office:value="3375946" calcext:value-type="float">
            <text:p>3375946</text:p>
          </table:table-cell>
        </table:table-row>
        <table:table-row table:style-name="ro1">
          <table:table-cell office:value-type="string" calcext:value-type="string">
            <text:p>2018-05-15.12:19:40.747235</text:p>
          </table:table-cell>
          <table:table-cell office:value-type="float" office:value="2971020" calcext:value-type="float">
            <text:p>2971020</text:p>
          </table:table-cell>
          <table:table-cell office:value-type="string" calcext:value-type="string">
            <text:p>2018-05-15.12:19:52.218424</text:p>
          </table:table-cell>
          <table:table-cell office:value-type="float" office:value="2936704" calcext:value-type="float">
            <text:p>2936704</text:p>
          </table:table-cell>
        </table:table-row>
        <table:table-row table:style-name="ro1">
          <table:table-cell office:value-type="string" calcext:value-type="string">
            <text:p>2018-05-15.12:19:43.950981</text:p>
          </table:table-cell>
          <table:table-cell office:value-type="float" office:value="3068211" calcext:value-type="float">
            <text:p>3068211</text:p>
          </table:table-cell>
          <table:table-cell office:value-type="string" calcext:value-type="string">
            <text:p>2018-05-15.12:19:55.564619</text:p>
          </table:table-cell>
          <table:table-cell office:value-type="float" office:value="3194232" calcext:value-type="float">
            <text:p>3194232</text:p>
          </table:table-cell>
        </table:table-row>
        <table:table-row table:style-name="ro1">
          <table:table-cell office:value-type="string" calcext:value-type="string">
            <text:p>2018-05-15.12:19:47.405845</text:p>
          </table:table-cell>
          <table:table-cell office:value-type="float" office:value="3305412" calcext:value-type="float">
            <text:p>3305412</text:p>
          </table:table-cell>
          <table:table-cell office:value-type="string" calcext:value-type="string">
            <text:p>2018-05-15.12:19:58.758300</text:p>
          </table:table-cell>
          <table:table-cell office:value-type="float" office:value="3058655" calcext:value-type="float">
            <text:p>3058655</text:p>
          </table:table-cell>
        </table:table-row>
        <table:table-row table:style-name="ro1">
          <table:table-cell office:value-type="string" calcext:value-type="string">
            <text:p>2018-05-15.12:19:50.356739</text:p>
          </table:table-cell>
          <table:table-cell office:value-type="float" office:value="2799758" calcext:value-type="float">
            <text:p>2799758</text:p>
          </table:table-cell>
          <table:table-cell office:value-type="string" calcext:value-type="string">
            <text:p>2018-05-15.12:20:02.037146</text:p>
          </table:table-cell>
          <table:table-cell office:value-type="float" office:value="3142582" calcext:value-type="float">
            <text:p>3142582</text:p>
          </table:table-cell>
        </table:table-row>
        <table:table-row table:style-name="ro1">
          <table:table-cell office:value-type="string" calcext:value-type="string">
            <text:p>2018-05-15.12:19:53.496124</text:p>
          </table:table-cell>
          <table:table-cell office:value-type="float" office:value="3003155" calcext:value-type="float">
            <text:p>3003155</text:p>
          </table:table-cell>
          <table:table-cell office:value-type="string" calcext:value-type="string">
            <text:p>2018-05-15.12:20:05.395463</text:p>
          </table:table-cell>
          <table:table-cell office:value-type="float" office:value="3207713" calcext:value-type="float">
            <text:p>3207713</text:p>
          </table:table-cell>
        </table:table-row>
        <table:table-row table:style-name="ro1">
          <table:table-cell office:value-type="string" calcext:value-type="string">
            <text:p>2018-05-15.12:19:56.636306</text:p>
          </table:table-cell>
          <table:table-cell office:value-type="float" office:value="2990332" calcext:value-type="float">
            <text:p>2990332</text:p>
          </table:table-cell>
          <table:table-cell office:value-type="string" calcext:value-type="string">
            <text:p>2018-05-15.12:20:08.498168</text:p>
          </table:table-cell>
          <table:table-cell office:value-type="float" office:value="2965297" calcext:value-type="float">
            <text:p>2965297</text:p>
          </table:table-cell>
        </table:table-row>
        <table:table-row table:style-name="ro1">
          <table:table-cell office:value-type="string" calcext:value-type="string">
            <text:p>2018-05-15.12:19:59.823906</text:p>
          </table:table-cell>
          <table:table-cell office:value-type="float" office:value="3051504" calcext:value-type="float">
            <text:p>3051504</text:p>
          </table:table-cell>
          <table:table-cell office:value-type="string" calcext:value-type="string">
            <text:p>2018-05-15.12:20:11.799671</text:p>
          </table:table-cell>
          <table:table-cell office:value-type="float" office:value="3152629" calcext:value-type="float">
            <text:p>3152629</text:p>
          </table:table-cell>
        </table:table-row>
        <table:table-row table:style-name="ro1">
          <table:table-cell office:value-type="string" calcext:value-type="string">
            <text:p>2018-05-15.12:20:03.088880</text:p>
          </table:table-cell>
          <table:table-cell office:value-type="float" office:value="3115007" calcext:value-type="float">
            <text:p>3115007</text:p>
          </table:table-cell>
          <table:table-cell office:value-type="string" calcext:value-type="string">
            <text:p>2018-05-15.12:20:15.019294</text:p>
          </table:table-cell>
          <table:table-cell office:value-type="float" office:value="3082139" calcext:value-type="float">
            <text:p>3082139</text:p>
          </table:table-cell>
        </table:table-row>
        <table:table-row table:style-name="ro1">
          <table:table-cell office:value-type="string" calcext:value-type="string">
            <text:p>2018-05-15.12:20:06.094217</text:p>
          </table:table-cell>
          <table:table-cell office:value-type="float" office:value="2856017" calcext:value-type="float">
            <text:p>2856017</text:p>
          </table:table-cell>
          <table:table-cell office:value-type="string" calcext:value-type="string">
            <text:p>2018-05-15.12:20:18.404230</text:p>
          </table:table-cell>
          <table:table-cell office:value-type="float" office:value="3241444" calcext:value-type="float">
            <text:p>3241444</text:p>
          </table:table-cell>
        </table:table-row>
        <table:table-row table:style-name="ro1">
          <table:table-cell office:value-type="string" calcext:value-type="string">
            <text:p>2018-05-15.12:20:09.194418</text:p>
          </table:table-cell>
          <table:table-cell office:value-type="float" office:value="2963590" calcext:value-type="float">
            <text:p>2963590</text:p>
          </table:table-cell>
          <table:table-cell office:value-type="string" calcext:value-type="string">
            <text:p>2018-05-15.12:20:21.533616</text:p>
          </table:table-cell>
          <table:table-cell office:value-type="float" office:value="2979139" calcext:value-type="float">
            <text:p>2979139</text:p>
          </table:table-cell>
        </table:table-row>
        <table:table-row table:style-name="ro1">
          <table:table-cell office:value-type="string" calcext:value-type="string">
            <text:p>2018-05-15.12:20:12.358467</text:p>
          </table:table-cell>
          <table:table-cell office:value-type="float" office:value="3014290" calcext:value-type="float">
            <text:p>3014290</text:p>
          </table:table-cell>
          <table:table-cell office:value-type="string" calcext:value-type="string">
            <text:p>2018-05-15.12:20:24.903104</text:p>
          </table:table-cell>
          <table:table-cell office:value-type="float" office:value="3231895" calcext:value-type="float">
            <text:p>3231895</text:p>
          </table:table-cell>
        </table:table-row>
        <table:table-row table:style-name="ro1">
          <table:table-cell office:value-type="string" calcext:value-type="string">
            <text:p>2018-05-15.12:20:15.290032</text:p>
          </table:table-cell>
          <table:table-cell office:value-type="float" office:value="2795148" calcext:value-type="float">
            <text:p>2795148</text:p>
          </table:table-cell>
          <table:table-cell office:value-type="string" calcext:value-type="string">
            <text:p>2018-05-15.12:20:28.402868</text:p>
          </table:table-cell>
          <table:table-cell office:value-type="float" office:value="3347940" calcext:value-type="float">
            <text:p>3347940</text:p>
          </table:table-cell>
        </table:table-row>
        <table:table-row table:style-name="ro1">
          <table:table-cell office:value-type="string" calcext:value-type="string">
            <text:p>2018-05-15.12:20:18.561088</text:p>
          </table:table-cell>
          <table:table-cell office:value-type="float" office:value="3133764" calcext:value-type="float">
            <text:p>3133764</text:p>
          </table:table-cell>
          <table:table-cell office:value-type="string" calcext:value-type="string">
            <text:p>2018-05-15.12:20:31.523527</text:p>
          </table:table-cell>
          <table:table-cell office:value-type="float" office:value="2981043" calcext:value-type="float">
            <text:p>2981043</text:p>
          </table:table-cell>
        </table:table-row>
        <table:table-row table:style-name="ro1">
          <table:table-cell office:value-type="string" calcext:value-type="string">
            <text:p>2018-05-15.12:20:21.588589</text:p>
          </table:table-cell>
          <table:table-cell office:value-type="float" office:value="2873228" calcext:value-type="float">
            <text:p>2873228</text:p>
          </table:table-cell>
          <table:table-cell office:value-type="string" calcext:value-type="string">
            <text:p>2018-05-15.12:20:34.894839</text:p>
          </table:table-cell>
          <table:table-cell office:value-type="float" office:value="3216277" calcext:value-type="float">
            <text:p>3216277</text:p>
          </table:table-cell>
        </table:table-row>
        <table:table-row table:style-name="ro1">
          <table:table-cell office:value-type="string" calcext:value-type="string">
            <text:p>2018-05-15.12:20:24.632556</text:p>
          </table:table-cell>
          <table:table-cell office:value-type="float" office:value="2903191" calcext:value-type="float">
            <text:p>2903191</text:p>
          </table:table-cell>
          <table:table-cell office:value-type="string" calcext:value-type="string">
            <text:p>2018-05-15.12:20:38.093386</text:p>
          </table:table-cell>
          <table:table-cell office:value-type="float" office:value="3047772" calcext:value-type="float">
            <text:p>3047772</text:p>
          </table:table-cell>
        </table:table-row>
        <table:table-row table:style-name="ro1">
          <table:table-cell office:value-type="string" calcext:value-type="string">
            <text:p>2018-05-15.12:20:27.852435</text:p>
          </table:table-cell>
          <table:table-cell office:value-type="float" office:value="3073067" calcext:value-type="float">
            <text:p>3073067</text:p>
          </table:table-cell>
          <table:table-cell office:value-type="string" calcext:value-type="string">
            <text:p>2018-05-15.12:20:41.422910</text:p>
          </table:table-cell>
          <table:table-cell office:value-type="float" office:value="3191014" calcext:value-type="float">
            <text:p>3191014</text:p>
          </table:table-cell>
        </table:table-row>
        <table:table-row table:style-name="ro1">
          <table:table-cell office:value-type="string" calcext:value-type="string">
            <text:p>2018-05-15.12:20:30.790095</text:p>
          </table:table-cell>
          <table:table-cell office:value-type="float" office:value="2802712" calcext:value-type="float">
            <text:p>2802712</text:p>
          </table:table-cell>
          <table:table-cell office:value-type="string" calcext:value-type="string">
            <text:p>2018-05-15.12:20:44.725635</text:p>
          </table:table-cell>
          <table:table-cell office:value-type="float" office:value="3147269" calcext:value-type="float">
            <text:p>3147269</text:p>
          </table:table-cell>
        </table:table-row>
        <table:table-row table:style-name="ro1">
          <table:table-cell office:value-type="string" calcext:value-type="string">
            <text:p>2018-05-15.12:20:34.067391</text:p>
          </table:table-cell>
          <table:table-cell office:value-type="float" office:value="3142754" calcext:value-type="float">
            <text:p>3142754</text:p>
          </table:table-cell>
          <table:table-cell office:value-type="string" calcext:value-type="string">
            <text:p>2018-05-15.12:20:47.732072</text:p>
          </table:table-cell>
          <table:table-cell office:value-type="float" office:value="2867977" calcext:value-type="float">
            <text:p>2867977</text:p>
          </table:table-cell>
        </table:table-row>
        <table:table-row table:style-name="ro1">
          <table:table-cell office:value-type="string" calcext:value-type="string">
            <text:p>2018-05-15.12:20:37.141547</text:p>
          </table:table-cell>
          <table:table-cell office:value-type="float" office:value="2926554" calcext:value-type="float">
            <text:p>2926554</text:p>
          </table:table-cell>
          <table:table-cell office:value-type="string" calcext:value-type="string">
            <text:p>2018-05-15.12:20:51.267037</text:p>
          </table:table-cell>
          <table:table-cell office:value-type="float" office:value="3396860" calcext:value-type="float">
            <text:p>3396860</text:p>
          </table:table-cell>
        </table:table-row>
        <table:table-row table:style-name="ro1">
          <table:table-cell office:value-type="string" calcext:value-type="string">
            <text:p>2018-05-15.12:20:40.075714</text:p>
          </table:table-cell>
          <table:table-cell office:value-type="float" office:value="2799909" calcext:value-type="float">
            <text:p>2799909</text:p>
          </table:table-cell>
          <table:table-cell office:value-type="string" calcext:value-type="string">
            <text:p>2018-05-15.12:20:54.382248</text:p>
          </table:table-cell>
          <table:table-cell office:value-type="float" office:value="2957769" calcext:value-type="float">
            <text:p>2957769</text:p>
          </table:table-cell>
        </table:table-row>
        <table:table-row table:style-name="ro1">
          <table:table-cell office:value-type="string" calcext:value-type="string">
            <text:p>2018-05-15.12:20:43.306393</text:p>
          </table:table-cell>
          <table:table-cell office:value-type="float" office:value="3092207" calcext:value-type="float">
            <text:p>3092207</text:p>
          </table:table-cell>
          <table:table-cell office:value-type="string" calcext:value-type="string">
            <text:p>2018-05-15.12:20:57.695005</text:p>
          </table:table-cell>
          <table:table-cell office:value-type="float" office:value="3169869" calcext:value-type="float">
            <text:p>3169869</text:p>
          </table:table-cell>
        </table:table-row>
        <table:table-row table:style-name="ro1">
          <table:table-cell office:value-type="string" calcext:value-type="string">
            <text:p>2018-05-15.12:20:46.372920</text:p>
          </table:table-cell>
          <table:table-cell office:value-type="float" office:value="2914058" calcext:value-type="float">
            <text:p>2914058</text:p>
          </table:table-cell>
          <table:table-cell office:value-type="string" calcext:value-type="string">
            <text:p>2018-05-15.12:21:00.961507</text:p>
          </table:table-cell>
          <table:table-cell office:value-type="float" office:value="3117779" calcext:value-type="float">
            <text:p>3117779</text:p>
          </table:table-cell>
        </table:table-row>
        <table:table-row table:style-name="ro1">
          <table:table-cell office:value-type="string" calcext:value-type="string">
            <text:p>2018-05-15.12:20:49.411264</text:p>
          </table:table-cell>
          <table:table-cell office:value-type="float" office:value="2901016" calcext:value-type="float">
            <text:p>2901016</text:p>
          </table:table-cell>
          <table:table-cell office:value-type="string" calcext:value-type="string">
            <text:p>2018-05-15.12:21:03.982450</text:p>
          </table:table-cell>
          <table:table-cell office:value-type="float" office:value="2885594" calcext:value-type="float">
            <text:p>2885594</text:p>
          </table:table-cell>
        </table:table-row>
        <table:table-row table:style-name="ro1">
          <table:table-cell office:value-type="string" calcext:value-type="string">
            <text:p>2018-05-15.12:20:52.644757</text:p>
          </table:table-cell>
          <table:table-cell office:value-type="float" office:value="3085104" calcext:value-type="float">
            <text:p>3085104</text:p>
          </table:table-cell>
          <table:table-cell office:value-type="string" calcext:value-type="string">
            <text:p>2018-05-15.12:21:07.294555</text:p>
          </table:table-cell>
          <table:table-cell office:value-type="float" office:value="3176414" calcext:value-type="float">
            <text:p>3176414</text:p>
          </table:table-cell>
        </table:table-row>
        <table:table-row table:style-name="ro1">
          <table:table-cell office:value-type="string" calcext:value-type="string">
            <text:p>2018-05-15.12:20:55.582595</text:p>
          </table:table-cell>
          <table:table-cell office:value-type="float" office:value="2801562" calcext:value-type="float">
            <text:p>2801562</text:p>
          </table:table-cell>
          <table:table-cell office:value-type="string" calcext:value-type="string">
            <text:p>2018-05-15.12:21:10.505074</text:p>
          </table:table-cell>
          <table:table-cell office:value-type="float" office:value="3046672" calcext:value-type="float">
            <text:p>3046672</text:p>
          </table:table-cell>
        </table:table-row>
        <table:table-row table:style-name="ro1">
          <table:table-cell office:value-type="string" calcext:value-type="string">
            <text:p>2018-05-15.12:20:58.754322</text:p>
          </table:table-cell>
          <table:table-cell office:value-type="float" office:value="3034457" calcext:value-type="float">
            <text:p>3034457</text:p>
          </table:table-cell>
          <table:table-cell office:value-type="string" calcext:value-type="string">
            <text:p>2018-05-15.12:21:13.901703</text:p>
          </table:table-cell>
          <table:table-cell office:value-type="float" office:value="3261548" calcext:value-type="float">
            <text:p>3261548</text:p>
          </table:table-cell>
        </table:table-row>
        <table:table-row table:style-name="ro1">
          <table:table-cell office:value-type="string" calcext:value-type="string">
            <text:p>2018-05-15.12:21:02.097568</text:p>
          </table:table-cell>
          <table:table-cell office:value-type="float" office:value="3194253" calcext:value-type="float">
            <text:p>3194253</text:p>
          </table:table-cell>
          <table:table-cell office:value-type="string" calcext:value-type="string">
            <text:p>2018-05-15.12:21:17.453588</text:p>
          </table:table-cell>
          <table:table-cell office:value-type="float" office:value="3401374" calcext:value-type="float">
            <text:p>3401374</text:p>
          </table:table-cell>
        </table:table-row>
        <table:table-row table:style-name="ro1">
          <table:table-cell office:value-type="string" calcext:value-type="string">
            <text:p>2018-05-15.12:21:05.103672</text:p>
          </table:table-cell>
          <table:table-cell office:value-type="float" office:value="2870021" calcext:value-type="float">
            <text:p>2870021</text:p>
          </table:table-cell>
          <table:table-cell office:value-type="string" calcext:value-type="string">
            <text:p>2018-05-15.12:21:20.468809</text:p>
          </table:table-cell>
          <table:table-cell office:value-type="float" office:value="2878495" calcext:value-type="float">
            <text:p>2878495</text:p>
          </table:table-cell>
        </table:table-row>
        <table:table-row table:style-name="ro1">
          <table:table-cell office:value-type="string" calcext:value-type="string">
            <text:p>2018-05-15.12:21:08.379812</text:p>
          </table:table-cell>
          <table:table-cell office:value-type="float" office:value="3126899" calcext:value-type="float">
            <text:p>3126899</text:p>
          </table:table-cell>
          <table:table-cell office:value-type="string" calcext:value-type="string">
            <text:p>2018-05-15.12:21:24.005937</text:p>
          </table:table-cell>
          <table:table-cell office:value-type="float" office:value="3388638" calcext:value-type="float">
            <text:p>3388638</text:p>
          </table:table-cell>
        </table:table-row>
        <table:table-row table:style-name="ro1">
          <table:table-cell office:value-type="string" calcext:value-type="string">
            <text:p>2018-05-15.12:21:11.335567</text:p>
          </table:table-cell>
          <table:table-cell office:value-type="float" office:value="2813840" calcext:value-type="float">
            <text:p>2813840</text:p>
          </table:table-cell>
          <table:table-cell office:value-type="string" calcext:value-type="string">
            <text:p>2018-05-15.12:21:27.054024</text:p>
          </table:table-cell>
          <table:table-cell office:value-type="float" office:value="2897412" calcext:value-type="float">
            <text:p>2897412</text:p>
          </table:table-cell>
        </table:table-row>
        <table:table-row table:style-name="ro1">
          <table:table-cell office:value-type="string" calcext:value-type="string">
            <text:p>2018-05-15.12:21:14.717589</text:p>
          </table:table-cell>
          <table:table-cell office:value-type="float" office:value="3245233" calcext:value-type="float">
            <text:p>3245233</text:p>
          </table:table-cell>
          <table:table-cell office:value-type="string" calcext:value-type="string">
            <text:p>2018-05-15.12:21:30.231168</text:p>
          </table:table-cell>
          <table:table-cell office:value-type="float" office:value="3035790" calcext:value-type="float">
            <text:p>3035790</text:p>
          </table:table-cell>
        </table:table-row>
        <table:table-row table:style-name="ro1">
          <table:table-cell office:value-type="string" calcext:value-type="string">
            <text:p>2018-05-15.12:21:17.859831</text:p>
          </table:table-cell>
          <table:table-cell office:value-type="float" office:value="2992551" calcext:value-type="float">
            <text:p>2992551</text:p>
          </table:table-cell>
          <table:table-cell office:value-type="string" calcext:value-type="string">
            <text:p>2018-05-15.12:21:33.709363</text:p>
          </table:table-cell>
          <table:table-cell office:value-type="float" office:value="3318207" calcext:value-type="float">
            <text:p>3318207</text:p>
          </table:table-cell>
        </table:table-row>
        <table:table-row table:style-name="ro1">
          <table:table-cell office:value-type="string" calcext:value-type="string">
            <text:p>2018-05-15.12:21:20.824209</text:p>
          </table:table-cell>
          <table:table-cell office:value-type="float" office:value="2831524" calcext:value-type="float">
            <text:p>2831524</text:p>
          </table:table-cell>
          <table:table-cell office:value-type="string" calcext:value-type="string">
            <text:p>2018-05-15.12:21:36.741790</text:p>
          </table:table-cell>
          <table:table-cell office:value-type="float" office:value="2895006" calcext:value-type="float">
            <text:p>2895006</text:p>
          </table:table-cell>
        </table:table-row>
        <table:table-row table:style-name="ro1">
          <table:table-cell office:value-type="string" calcext:value-type="string">
            <text:p>2018-05-15.12:21:24.070642</text:p>
          </table:table-cell>
          <table:table-cell office:value-type="float" office:value="3102916" calcext:value-type="float">
            <text:p>3102916</text:p>
          </table:table-cell>
          <table:table-cell office:value-type="string" calcext:value-type="string">
            <text:p>2018-05-15.12:21:40.137000</text:p>
          </table:table-cell>
          <table:table-cell office:value-type="float" office:value="3247085" calcext:value-type="float">
            <text:p>3247085</text:p>
          </table:table-cell>
        </table:table-row>
        <table:table-row table:style-name="ro1">
          <table:table-cell office:value-type="string" calcext:value-type="string">
            <text:p>2018-05-15.12:21:27.028919</text:p>
          </table:table-cell>
          <table:table-cell office:value-type="float" office:value="2810539" calcext:value-type="float">
            <text:p>2810539</text:p>
          </table:table-cell>
          <table:table-cell office:value-type="string" calcext:value-type="string">
            <text:p>2018-05-15.12:21:43.182027</text:p>
          </table:table-cell>
          <table:table-cell office:value-type="float" office:value="2891592" calcext:value-type="float">
            <text:p>2891592</text:p>
          </table:table-cell>
        </table:table-row>
        <table:table-row table:style-name="ro1">
          <table:table-cell office:value-type="string" calcext:value-type="string">
            <text:p>2018-05-15.12:21:30.125910</text:p>
          </table:table-cell>
          <table:table-cell office:value-type="float" office:value="2959375" calcext:value-type="float">
            <text:p>2959375</text:p>
          </table:table-cell>
          <table:table-cell office:value-type="string" calcext:value-type="string">
            <text:p>2018-05-15.12:21:46.392550</text:p>
          </table:table-cell>
          <table:table-cell office:value-type="float" office:value="3067824" calcext:value-type="float">
            <text:p>3067824</text:p>
          </table:table-cell>
        </table:table-row>
        <table:table-row table:style-name="ro1">
          <table:table-cell office:value-type="string" calcext:value-type="string">
            <text:p>2018-05-15.12:21:33.291468</text:p>
          </table:table-cell>
          <table:table-cell office:value-type="float" office:value="3016624" calcext:value-type="float">
            <text:p>3016624</text:p>
          </table:table-cell>
          <table:table-cell office:value-type="string" calcext:value-type="string">
            <text:p>2018-05-15.12:21:49.616292</text:p>
          </table:table-cell>
          <table:table-cell office:value-type="float" office:value="3067342" calcext:value-type="float">
            <text:p>3067342</text:p>
          </table:table-cell>
        </table:table-row>
        <table:table-row table:style-name="ro1">
          <table:table-cell office:value-type="string" calcext:value-type="string">
            <text:p>2018-05-15.12:21:36.221221</text:p>
          </table:table-cell>
          <table:table-cell office:value-type="float" office:value="2795158" calcext:value-type="float">
            <text:p>2795158</text:p>
          </table:table-cell>
          <table:table-cell office:value-type="string" calcext:value-type="string">
            <text:p>2018-05-15.12:21:52.643054</text:p>
          </table:table-cell>
          <table:table-cell office:value-type="float" office:value="2887845" calcext:value-type="float">
            <text:p>2887845</text:p>
          </table:table-cell>
        </table:table-row>
        <table:table-row table:style-name="ro1">
          <table:table-cell office:value-type="string" calcext:value-type="string">
            <text:p>2018-05-15.12:21:39.453697</text:p>
          </table:table-cell>
          <table:table-cell office:value-type="float" office:value="3098336" calcext:value-type="float">
            <text:p>3098336</text:p>
          </table:table-cell>
          <table:table-cell office:value-type="string" calcext:value-type="string">
            <text:p>2018-05-15.12:21:56.321376</text:p>
          </table:table-cell>
          <table:table-cell office:value-type="float" office:value="3524470" calcext:value-type="float">
            <text:p>3524470</text:p>
          </table:table-cell>
        </table:table-row>
        <table:table-row table:style-name="ro1">
          <table:table-cell office:value-type="string" calcext:value-type="string">
            <text:p>2018-05-15.12:21:42.728953</text:p>
          </table:table-cell>
          <table:table-cell office:value-type="float" office:value="3126779" calcext:value-type="float">
            <text:p>3126779</text:p>
          </table:table-cell>
          <table:table-cell office:value-type="string" calcext:value-type="string">
            <text:p>2018-05-15.12:21:59.342070</text:p>
          </table:table-cell>
          <table:table-cell office:value-type="float" office:value="2866634" calcext:value-type="float">
            <text:p>2866634</text:p>
          </table:table-cell>
        </table:table-row>
        <table:table-row table:style-name="ro1">
          <table:table-cell office:value-type="string" calcext:value-type="string">
            <text:p>2018-05-15.12:21:45.790884</text:p>
          </table:table-cell>
          <table:table-cell office:value-type="float" office:value="2928540" calcext:value-type="float">
            <text:p>2928540</text:p>
          </table:table-cell>
          <table:table-cell office:value-type="string" calcext:value-type="string">
            <text:p>2018-05-15.12:22:02.560008</text:p>
          </table:table-cell>
          <table:table-cell office:value-type="float" office:value="3077852" calcext:value-type="float">
            <text:p>3077852</text:p>
          </table:table-cell>
        </table:table-row>
        <table:table-row table:style-name="ro1">
          <table:table-cell office:value-type="string" calcext:value-type="string">
            <text:p>2018-05-15.12:21:48.989578</text:p>
          </table:table-cell>
          <table:table-cell office:value-type="float" office:value="3052096" calcext:value-type="float">
            <text:p>3052096</text:p>
          </table:table-cell>
          <table:table-cell office:value-type="string" calcext:value-type="string">
            <text:p>2018-05-15.12:22:06.005819</text:p>
          </table:table-cell>
          <table:table-cell office:value-type="float" office:value="3294528" calcext:value-type="float">
            <text:p>3294528</text:p>
          </table:table-cell>
        </table:table-row>
        <table:table-row table:style-name="ro1">
          <table:table-cell office:value-type="string" calcext:value-type="string">
            <text:p>2018-05-15.12:21:51.924676</text:p>
          </table:table-cell>
          <table:table-cell office:value-type="float" office:value="2801869" calcext:value-type="float">
            <text:p>2801869</text:p>
          </table:table-cell>
          <table:table-cell office:value-type="string" calcext:value-type="string">
            <text:p>2018-05-15.12:22:09.080115</text:p>
          </table:table-cell>
          <table:table-cell office:value-type="float" office:value="2935191" calcext:value-type="float">
            <text:p>2935191</text:p>
          </table:table-cell>
        </table:table-row>
        <table:table-row table:style-name="ro1">
          <table:table-cell office:value-type="string" calcext:value-type="string">
            <text:p>2018-05-15.12:21:55.380320</text:p>
          </table:table-cell>
          <table:table-cell office:value-type="float" office:value="3322214" calcext:value-type="float">
            <text:p>3322214</text:p>
          </table:table-cell>
          <table:table-cell office:value-type="string" calcext:value-type="string">
            <text:p>2018-05-15.12:22:12.481252</text:p>
          </table:table-cell>
          <table:table-cell office:value-type="float" office:value="3247982" calcext:value-type="float">
            <text:p>3247982</text:p>
          </table:table-cell>
        </table:table-row>
        <table:table-row table:style-name="ro1">
          <table:table-cell office:value-type="string" calcext:value-type="string">
            <text:p>2018-05-15.12:21:58.424704</text:p>
          </table:table-cell>
          <table:table-cell office:value-type="float" office:value="2897659" calcext:value-type="float">
            <text:p>2897659</text:p>
          </table:table-cell>
          <table:table-cell office:value-type="string" calcext:value-type="string">
            <text:p>2018-05-15.12:22:15.506849</text:p>
          </table:table-cell>
          <table:table-cell office:value-type="float" office:value="2881448" calcext:value-type="float">
            <text:p>2881448</text:p>
          </table:table-cell>
        </table:table-row>
        <table:table-row table:style-name="ro1">
          <table:table-cell office:value-type="string" calcext:value-type="string">
            <text:p>2018-05-15.12:22:01.463018</text:p>
          </table:table-cell>
          <table:table-cell office:value-type="float" office:value="2902134" calcext:value-type="float">
            <text:p>2902134</text:p>
          </table:table-cell>
          <table:table-cell office:value-type="string" calcext:value-type="string">
            <text:p>2018-05-15.12:22:19.057159</text:p>
          </table:table-cell>
          <table:table-cell office:value-type="float" office:value="3401290" calcext:value-type="float">
            <text:p>3401290</text:p>
          </table:table-cell>
        </table:table-row>
        <table:table-row table:style-name="ro1">
          <table:table-cell office:value-type="string" calcext:value-type="string">
            <text:p>2018-05-15.12:22:04.700309</text:p>
          </table:table-cell>
          <table:table-cell office:value-type="float" office:value="3090481" calcext:value-type="float">
            <text:p>3090481</text:p>
          </table:table-cell>
          <table:table-cell office:value-type="string" calcext:value-type="string">
            <text:p>2018-05-15.12:22:22.448194</text:p>
          </table:table-cell>
          <table:table-cell office:value-type="float" office:value="3232415" calcext:value-type="float">
            <text:p>3232415</text:p>
          </table:table-cell>
        </table:table-row>
        <table:table-row table:style-name="ro1">
          <table:table-cell office:value-type="string" calcext:value-type="string">
            <text:p>2018-05-15.12:22:07.641603</text:p>
          </table:table-cell>
          <table:table-cell office:value-type="float" office:value="2802414" calcext:value-type="float">
            <text:p>2802414</text:p>
          </table:table-cell>
          <table:table-cell office:value-type="string" calcext:value-type="string">
            <text:p>2018-05-15.12:22:25.555334</text:p>
          </table:table-cell>
          <table:table-cell office:value-type="float" office:value="2966985" calcext:value-type="float">
            <text:p>2966985</text:p>
          </table:table-cell>
        </table:table-row>
        <table:table-row table:style-name="ro1">
          <table:table-cell office:value-type="string" calcext:value-type="string">
            <text:p>2018-05-15.12:22:10.808964</text:p>
          </table:table-cell>
          <table:table-cell office:value-type="float" office:value="3031292" calcext:value-type="float">
            <text:p>3031292</text:p>
          </table:table-cell>
          <table:table-cell office:value-type="string" calcext:value-type="string">
            <text:p>2018-05-15.12:22:28.858646</text:p>
          </table:table-cell>
          <table:table-cell office:value-type="float" office:value="3154794" calcext:value-type="float">
            <text:p>3154794</text:p>
          </table:table-cell>
        </table:table-row>
        <table:table-row table:style-name="ro1">
          <table:table-cell office:value-type="string" calcext:value-type="string">
            <text:p>2018-05-15.12:22:14.162078</text:p>
          </table:table-cell>
          <table:table-cell office:value-type="float" office:value="3203490" calcext:value-type="float">
            <text:p>3203490</text:p>
          </table:table-cell>
          <table:table-cell office:value-type="string" calcext:value-type="string">
            <text:p>2018-05-15.12:22:31.880964</text:p>
          </table:table-cell>
          <table:table-cell office:value-type="float" office:value="2887390" calcext:value-type="float">
            <text:p>2887390</text:p>
          </table:table-cell>
        </table:table-row>
        <table:table-row table:style-name="ro1">
          <table:table-cell office:value-type="string" calcext:value-type="string">
            <text:p>2018-05-15.12:22:17.177157</text:p>
          </table:table-cell>
          <table:table-cell office:value-type="float" office:value="2876756" calcext:value-type="float">
            <text:p>2876756</text:p>
          </table:table-cell>
          <table:table-cell office:value-type="string" calcext:value-type="string">
            <text:p>2018-05-15.12:22:35.151473</text:p>
          </table:table-cell>
          <table:table-cell office:value-type="float" office:value="3135849" calcext:value-type="float">
            <text:p>3135849</text:p>
          </table:table-cell>
        </table:table-row>
        <table:table-row table:style-name="ro1">
          <table:table-cell office:value-type="string" calcext:value-type="string">
            <text:p>2018-05-15.12:22:20.447434</text:p>
          </table:table-cell>
          <table:table-cell office:value-type="float" office:value="3119965" calcext:value-type="float">
            <text:p>3119965</text:p>
          </table:table-cell>
          <table:table-cell office:value-type="string" calcext:value-type="string">
            <text:p>2018-05-15.12:22:38.559346</text:p>
          </table:table-cell>
          <table:table-cell office:value-type="float" office:value="3259421" calcext:value-type="float">
            <text:p>3259421</text:p>
          </table:table-cell>
        </table:table-row>
        <table:table-row table:style-name="ro1">
          <table:table-cell office:value-type="string" calcext:value-type="string">
            <text:p>2018-05-15.12:22:23.412649</text:p>
          </table:table-cell>
          <table:table-cell office:value-type="float" office:value="2822991" calcext:value-type="float">
            <text:p>2822991</text:p>
          </table:table-cell>
          <table:table-cell office:value-type="string" calcext:value-type="string">
            <text:p>2018-05-15.12:22:41.674137</text:p>
          </table:table-cell>
          <table:table-cell office:value-type="float" office:value="2979833" calcext:value-type="float">
            <text:p>2979833</text:p>
          </table:table-cell>
        </table:table-row>
        <table:table-row table:style-name="ro1">
          <table:table-cell office:value-type="string" calcext:value-type="string">
            <text:p>2018-05-15.12:22:26.550727</text:p>
          </table:table-cell>
          <table:table-cell office:value-type="float" office:value="3001930" calcext:value-type="float">
            <text:p>3001930</text:p>
          </table:table-cell>
          <table:table-cell office:value-type="string" calcext:value-type="string">
            <text:p>2018-05-15.12:22:44.955640</text:p>
          </table:table-cell>
          <table:table-cell office:value-type="float" office:value="3131653" calcext:value-type="float">
            <text:p>3131653</text:p>
          </table:table-cell>
        </table:table-row>
        <table:table-row table:style-name="ro1">
          <table:table-cell office:value-type="string" calcext:value-type="string">
            <text:p>2018-05-15.12:22:29.685016</text:p>
          </table:table-cell>
          <table:table-cell office:value-type="float" office:value="2984053" calcext:value-type="float">
            <text:p>2984053</text:p>
          </table:table-cell>
          <table:table-cell office:value-type="string" calcext:value-type="string">
            <text:p>2018-05-15.12:22:48.259837</text:p>
          </table:table-cell>
          <table:table-cell office:value-type="float" office:value="3168834" calcext:value-type="float">
            <text:p>3168834</text:p>
          </table:table-cell>
        </table:table-row>
        <table:table-row table:style-name="ro1">
          <table:table-cell office:value-type="string" calcext:value-type="string">
            <text:p>2018-05-15.12:22:32.633292</text:p>
          </table:table-cell>
          <table:table-cell office:value-type="float" office:value="2812105" calcext:value-type="float">
            <text:p>2812105</text:p>
          </table:table-cell>
          <table:table-cell office:value-type="string" calcext:value-type="string">
            <text:p>2018-05-15.12:22:51.626647</text:p>
          </table:table-cell>
          <table:table-cell office:value-type="float" office:value="3217137" calcext:value-type="float">
            <text:p>3217137</text:p>
          </table:table-cell>
        </table:table-row>
        <table:table-row table:style-name="ro1">
          <table:table-cell office:value-type="string" calcext:value-type="string">
            <text:p>2018-05-15.12:22:35.897777</text:p>
          </table:table-cell>
          <table:table-cell office:value-type="float" office:value="3114605" calcext:value-type="float">
            <text:p>3114605</text:p>
          </table:table-cell>
          <table:table-cell office:value-type="string" calcext:value-type="string">
            <text:p>2018-05-15.12:22:56.889825</text:p>
          </table:table-cell>
          <table:table-cell office:value-type="float" office:value="5106966" calcext:value-type="float">
            <text:p>5106966</text:p>
          </table:table-cell>
        </table:table-row>
        <table:table-row table:style-name="ro1">
          <table:table-cell office:value-type="string" calcext:value-type="string">
            <text:p>2018-05-15.12:22:39.118949</text:p>
          </table:table-cell>
          <table:table-cell office:value-type="float" office:value="3070905" calcext:value-type="float">
            <text:p>3070905</text:p>
          </table:table-cell>
          <table:table-cell office:value-type="string" calcext:value-type="string">
            <text:p>2018-05-15.12:22:59.754472</text:p>
          </table:table-cell>
          <table:table-cell office:value-type="float" office:value="2733812" calcext:value-type="float">
            <text:p>2733812</text:p>
          </table:table-cell>
        </table:table-row>
        <table:table-row table:style-name="ro1">
          <table:table-cell office:value-type="string" calcext:value-type="string">
            <text:p>2018-05-15.12:22:42.221417</text:p>
          </table:table-cell>
          <table:table-cell office:value-type="float" office:value="2966027" calcext:value-type="float">
            <text:p>2966027</text:p>
          </table:table-cell>
          <table:table-cell office:value-type="string" calcext:value-type="string">
            <text:p>2018-05-15.12:23:02.838380</text:p>
          </table:table-cell>
          <table:table-cell office:value-type="float" office:value="2950364" calcext:value-type="float">
            <text:p>2950364</text:p>
          </table:table-cell>
        </table:table-row>
        <table:table-row table:style-name="ro1">
          <table:table-cell office:value-type="string" calcext:value-type="string">
            <text:p>2018-05-15.12:22:45.404771</text:p>
          </table:table-cell>
          <table:table-cell office:value-type="float" office:value="3032962" calcext:value-type="float">
            <text:p>3032962</text:p>
          </table:table-cell>
          <table:table-cell office:value-type="string" calcext:value-type="string">
            <text:p>2018-05-15.12:23:06.622874</text:p>
          </table:table-cell>
          <table:table-cell office:value-type="float" office:value="3642060" calcext:value-type="float">
            <text:p>3642060</text:p>
          </table:table-cell>
        </table:table-row>
        <table:table-row table:style-name="ro1">
          <table:table-cell office:value-type="string" calcext:value-type="string">
            <text:p>2018-05-15.12:22:48.340407</text:p>
          </table:table-cell>
          <table:table-cell office:value-type="float" office:value="2799053" calcext:value-type="float">
            <text:p>2799053</text:p>
          </table:table-cell>
          <table:table-cell office:value-type="string" calcext:value-type="string">
            <text:p>2018-05-15.12:23:10.559741</text:p>
          </table:table-cell>
          <table:table-cell office:value-type="float" office:value="3726379" calcext:value-type="float">
            <text:p>3726379</text:p>
          </table:table-cell>
        </table:table-row>
        <table:table-row table:style-name="ro1">
          <table:table-cell office:value-type="string" calcext:value-type="string">
            <text:p>2018-05-15.12:22:51.578713</text:p>
          </table:table-cell>
          <table:table-cell office:value-type="float" office:value="3095846" calcext:value-type="float">
            <text:p>3095846</text:p>
          </table:table-cell>
          <table:table-cell office:value-type="string" calcext:value-type="string">
            <text:p>2018-05-15.12:23:13.775531</text:p>
          </table:table-cell>
          <table:table-cell office:value-type="float" office:value="3064638" calcext:value-type="float">
            <text:p>3064638</text:p>
          </table:table-cell>
        </table:table-row>
        <table:table-row table:style-name="ro1">
          <table:table-cell office:value-type="string" calcext:value-type="string">
            <text:p>2018-05-15.12:22:56.478276</text:p>
          </table:table-cell>
          <table:table-cell office:value-type="float" office:value="4750545" calcext:value-type="float">
            <text:p>4750545</text:p>
          </table:table-cell>
          <table:table-cell office:value-type="string" calcext:value-type="string">
            <text:p>2018-05-15.12:23:16.801485</text:p>
          </table:table-cell>
          <table:table-cell office:value-type="float" office:value="2886856" calcext:value-type="float">
            <text:p>2886856</text:p>
          </table:table-cell>
        </table:table-row>
        <table:table-row table:style-name="ro1">
          <table:table-cell office:value-type="string" calcext:value-type="string">
            <text:p>2018-05-15.12:22:59.500099</text:p>
          </table:table-cell>
          <table:table-cell office:value-type="float" office:value="2833056" calcext:value-type="float">
            <text:p>2833056</text:p>
          </table:table-cell>
          <table:table-cell office:value-type="string" calcext:value-type="string">
            <text:p>2018-05-15.12:23:20.184404</text:p>
          </table:table-cell>
          <table:table-cell office:value-type="float" office:value="3221913" calcext:value-type="float">
            <text:p>3221913</text:p>
          </table:table-cell>
        </table:table-row>
        <table:table-row table:style-name="ro1">
          <table:table-cell office:value-type="string" calcext:value-type="string">
            <text:p>2018-05-15.12:23:02.369349</text:p>
          </table:table-cell>
          <table:table-cell office:value-type="float" office:value="2742657" calcext:value-type="float">
            <text:p>2742657</text:p>
          </table:table-cell>
          <table:table-cell office:value-type="string" calcext:value-type="string">
            <text:p>2018-05-15.12:23:23.270014</text:p>
          </table:table-cell>
          <table:table-cell office:value-type="float" office:value="2930635" calcext:value-type="float">
            <text:p>2930635</text:p>
          </table:table-cell>
        </table:table-row>
        <table:table-row table:style-name="ro1">
          <table:table-cell office:value-type="string" calcext:value-type="string">
            <text:p>2018-05-15.12:23:05.752647</text:p>
          </table:table-cell>
          <table:table-cell office:value-type="float" office:value="3246362" calcext:value-type="float">
            <text:p>3246362</text:p>
          </table:table-cell>
          <table:table-cell office:value-type="string" calcext:value-type="string">
            <text:p>2018-05-15.12:23:26.722030</text:p>
          </table:table-cell>
          <table:table-cell office:value-type="float" office:value="3313618" calcext:value-type="float">
            <text:p>3313618</text:p>
          </table:table-cell>
        </table:table-row>
        <table:table-row table:style-name="ro1">
          <table:table-cell office:value-type="string" calcext:value-type="string">
            <text:p>2018-05-15.12:23:09.870083</text:p>
          </table:table-cell>
          <table:table-cell office:value-type="float" office:value="3913727" calcext:value-type="float">
            <text:p>3913727</text:p>
          </table:table-cell>
          <table:table-cell office:value-type="string" calcext:value-type="string">
            <text:p>2018-05-15.12:23:30.033304</text:p>
          </table:table-cell>
          <table:table-cell office:value-type="float" office:value="3158314" calcext:value-type="float">
            <text:p>3158314</text:p>
          </table:table-cell>
        </table:table-row>
        <table:table-row table:style-name="ro1">
          <table:table-cell office:value-type="string" calcext:value-type="string">
            <text:p>2018-05-15.12:23:13.075859</text:p>
          </table:table-cell>
          <table:table-cell office:value-type="float" office:value="3058404" calcext:value-type="float">
            <text:p>3058404</text:p>
          </table:table-cell>
          <table:table-cell office:value-type="string" calcext:value-type="string">
            <text:p>2018-05-15.12:23:33.092075</text:p>
          </table:table-cell>
          <table:table-cell office:value-type="float" office:value="2919887" calcext:value-type="float">
            <text:p>2919887</text:p>
          </table:table-cell>
        </table:table-row>
        <table:table-row table:style-name="ro1">
          <table:table-cell office:value-type="string" calcext:value-type="string">
            <text:p>2018-05-15.12:23:16.013458</text:p>
          </table:table-cell>
          <table:table-cell office:value-type="float" office:value="2803548" calcext:value-type="float">
            <text:p>2803548</text:p>
          </table:table-cell>
          <table:table-cell office:value-type="string" calcext:value-type="string">
            <text:p>2018-05-15.12:23:36.642009</text:p>
          </table:table-cell>
          <table:table-cell office:value-type="float" office:value="3394851" calcext:value-type="float">
            <text:p>3394851</text:p>
          </table:table-cell>
        </table:table-row>
        <table:table-row table:style-name="ro1">
          <table:table-cell office:value-type="string" calcext:value-type="string">
            <text:p>2018-05-15.12:23:19.219768</text:p>
          </table:table-cell>
          <table:table-cell office:value-type="float" office:value="3071292" calcext:value-type="float">
            <text:p>3071292</text:p>
          </table:table-cell>
          <table:table-cell office:value-type="string" calcext:value-type="string">
            <text:p>2018-05-15.12:23:39.880444</text:p>
          </table:table-cell>
          <table:table-cell office:value-type="float" office:value="3098775" calcext:value-type="float">
            <text:p>3098775</text:p>
          </table:table-cell>
        </table:table-row>
        <table:table-row table:style-name="ro1">
          <table:table-cell office:value-type="string" calcext:value-type="string">
            <text:p>2018-05-15.12:23:22.292130</text:p>
          </table:table-cell>
          <table:table-cell office:value-type="float" office:value="2924955" calcext:value-type="float">
            <text:p>2924955</text:p>
          </table:table-cell>
          <table:table-cell office:value-type="string" calcext:value-type="string">
            <text:p>2018-05-15.12:23:43.141863</text:p>
          </table:table-cell>
          <table:table-cell office:value-type="float" office:value="3121421" calcext:value-type="float">
            <text:p>3121421</text:p>
          </table:table-cell>
        </table:table-row>
        <table:table-row table:style-name="ro1">
          <table:table-cell office:value-type="string" calcext:value-type="string">
            <text:p>2018-05-15.12:23:25.299905</text:p>
          </table:table-cell>
          <table:table-cell office:value-type="float" office:value="2872714" calcext:value-type="float">
            <text:p>2872714</text:p>
          </table:table-cell>
          <table:table-cell office:value-type="string" calcext:value-type="string">
            <text:p>2018-05-15.12:23:46.291314</text:p>
          </table:table-cell>
          <table:table-cell office:value-type="float" office:value="2992990" calcext:value-type="float">
            <text:p>2992990</text:p>
          </table:table-cell>
        </table:table-row>
        <table:table-row table:style-name="ro1">
          <table:table-cell office:value-type="string" calcext:value-type="string">
            <text:p>2018-05-15.12:23:28.563738</text:p>
          </table:table-cell>
          <table:table-cell office:value-type="float" office:value="3109144" calcext:value-type="float">
            <text:p>3109144</text:p>
          </table:table-cell>
          <table:table-cell office:value-type="string" calcext:value-type="string">
            <text:p>2018-05-15.12:23:49.378244</text:p>
          </table:table-cell>
          <table:table-cell office:value-type="float" office:value="2950457" calcext:value-type="float">
            <text:p>2950457</text:p>
          </table:table-cell>
        </table:table-row>
        <table:table-row table:style-name="ro1">
          <table:table-cell office:value-type="string" calcext:value-type="string">
            <text:p>2018-05-15.12:23:31.738923</text:p>
          </table:table-cell>
          <table:table-cell office:value-type="float" office:value="3035835" calcext:value-type="float">
            <text:p>3035835</text:p>
          </table:table-cell>
          <table:table-cell office:value-type="string" calcext:value-type="string">
            <text:p>2018-05-15.12:23:52.726367</text:p>
          </table:table-cell>
          <table:table-cell office:value-type="float" office:value="3196396" calcext:value-type="float">
            <text:p>3196396</text:p>
          </table:table-cell>
        </table:table-row>
        <table:table-row table:style-name="ro1">
          <table:table-cell office:value-type="string" calcext:value-type="string">
            <text:p>2018-05-15.12:23:34.926118</text:p>
          </table:table-cell>
          <table:table-cell office:value-type="float" office:value="3047256" calcext:value-type="float">
            <text:p>3047256</text:p>
          </table:table-cell>
          <table:table-cell office:value-type="string" calcext:value-type="string">
            <text:p>2018-05-15.12:23:55.768783</text:p>
          </table:table-cell>
          <table:table-cell office:value-type="float" office:value="2898203" calcext:value-type="float">
            <text:p>2898203</text:p>
          </table:table-cell>
        </table:table-row>
        <table:table-row table:style-name="ro1">
          <table:table-cell office:value-type="string" calcext:value-type="string">
            <text:p>2018-05-15.12:23:38.036872</text:p>
          </table:table-cell>
          <table:table-cell office:value-type="float" office:value="2960488" calcext:value-type="float">
            <text:p>2960488</text:p>
          </table:table-cell>
          <table:table-cell office:value-type="string" calcext:value-type="string">
            <text:p>2018-05-15.12:23:59.289957</text:p>
          </table:table-cell>
          <table:table-cell office:value-type="float" office:value="3380817" calcext:value-type="float">
            <text:p>3380817</text:p>
          </table:table-cell>
        </table:table-row>
        <table:table-row table:style-name="ro1">
          <table:table-cell office:value-type="string" calcext:value-type="string">
            <text:p>2018-05-15.12:23:41.269776</text:p>
          </table:table-cell>
          <table:table-cell office:value-type="float" office:value="3095615" calcext:value-type="float">
            <text:p>3095615</text:p>
          </table:table-cell>
          <table:table-cell office:value-type="string" calcext:value-type="string">
            <text:p>2018-05-15.12:24:02.432022</text:p>
          </table:table-cell>
          <table:table-cell office:value-type="float" office:value="2988940" calcext:value-type="float">
            <text:p>2988940</text:p>
          </table:table-cell>
        </table:table-row>
        <table:table-row table:style-name="ro1">
          <table:table-cell office:value-type="string" calcext:value-type="string">
            <text:p>2018-05-15.12:23:44.536733</text:p>
          </table:table-cell>
          <table:table-cell office:value-type="float" office:value="3117440" calcext:value-type="float">
            <text:p>3117440</text:p>
          </table:table-cell>
          <table:table-cell office:value-type="string" calcext:value-type="string">
            <text:p>2018-05-15.12:24:05.532058</text:p>
          </table:table-cell>
          <table:table-cell office:value-type="float" office:value="2961628" calcext:value-type="float">
            <text:p>2961628</text:p>
          </table:table-cell>
        </table:table-row>
        <table:table-row table:style-name="ro1">
          <table:table-cell office:value-type="string" calcext:value-type="string">
            <text:p>2018-05-15.12:23:47.698231</text:p>
          </table:table-cell>
          <table:table-cell office:value-type="float" office:value="3019640" calcext:value-type="float">
            <text:p>3019640</text:p>
          </table:table-cell>
          <table:table-cell office:value-type="string" calcext:value-type="string">
            <text:p>2018-05-15.12:24:08.846064</text:p>
          </table:table-cell>
          <table:table-cell office:value-type="float" office:value="3160146" calcext:value-type="float">
            <text:p>3160146</text:p>
          </table:table-cell>
        </table:table-row>
        <table:table-row table:style-name="ro1">
          <table:table-cell office:value-type="string" calcext:value-type="string">
            <text:p>2018-05-15.12:23:51.084048</text:p>
          </table:table-cell>
          <table:table-cell office:value-type="float" office:value="3249708" calcext:value-type="float">
            <text:p>3249708</text:p>
          </table:table-cell>
          <table:table-cell office:value-type="string" calcext:value-type="string">
            <text:p>2018-05-15.12:24:11.852502</text:p>
          </table:table-cell>
          <table:table-cell office:value-type="float" office:value="2866179" calcext:value-type="float">
            <text:p>2866179</text:p>
          </table:table-cell>
        </table:table-row>
        <table:table-row table:style-name="ro1">
          <table:table-cell office:value-type="string" calcext:value-type="string">
            <text:p>2018-05-15.12:23:54.409039</text:p>
          </table:table-cell>
          <table:table-cell office:value-type="float" office:value="3174812" calcext:value-type="float">
            <text:p>3174812</text:p>
          </table:table-cell>
          <table:table-cell office:value-type="string" calcext:value-type="string">
            <text:p>2018-05-15.12:24:15.371728</text:p>
          </table:table-cell>
          <table:table-cell office:value-type="float" office:value="3377763" calcext:value-type="float">
            <text:p>3377763</text:p>
          </table:table-cell>
        </table:table-row>
        <table:table-row table:style-name="ro1">
          <table:table-cell office:value-type="string" calcext:value-type="string">
            <text:p>2018-05-15.12:23:57.696371</text:p>
          </table:table-cell>
          <table:table-cell office:value-type="float" office:value="3148655" calcext:value-type="float">
            <text:p>3148655</text:p>
          </table:table-cell>
          <table:table-cell office:value-type="string" calcext:value-type="string">
            <text:p>2018-05-15.12:24:18.762205</text:p>
          </table:table-cell>
          <table:table-cell office:value-type="float" office:value="3227138" calcext:value-type="float">
            <text:p>3227138</text:p>
          </table:table-cell>
        </table:table-row>
        <table:table-row table:style-name="ro1">
          <table:table-cell office:value-type="string" calcext:value-type="string">
            <text:p>2018-05-15.12:24:00.927208</text:p>
          </table:table-cell>
          <table:table-cell office:value-type="float" office:value="3082362" calcext:value-type="float">
            <text:p>3082362</text:p>
          </table:table-cell>
          <table:table-cell office:value-type="string" calcext:value-type="string">
            <text:p>2018-05-15.12:24:22.138418</text:p>
          </table:table-cell>
          <table:table-cell office:value-type="float" office:value="3240138" calcext:value-type="float">
            <text:p>3240138</text:p>
          </table:table-cell>
        </table:table-row>
        <table:table-row table:style-name="ro1">
          <table:table-cell office:value-type="string" calcext:value-type="string">
            <text:p>2018-05-15.12:24:03.860729</text:p>
          </table:table-cell>
          <table:table-cell office:value-type="float" office:value="2797769" calcext:value-type="float">
            <text:p>2797769</text:p>
          </table:table-cell>
          <table:table-cell office:value-type="string" calcext:value-type="string">
            <text:p>2018-05-15.12:24:25.402209</text:p>
          </table:table-cell>
          <table:table-cell office:value-type="float" office:value="3113057" calcext:value-type="float">
            <text:p>3113057</text:p>
          </table:table-cell>
        </table:table-row>
        <table:table-row table:style-name="ro1">
          <table:table-cell office:value-type="string" calcext:value-type="string">
            <text:p>2018-05-15.12:24:07.305682</text:p>
          </table:table-cell>
          <table:table-cell office:value-type="float" office:value="3308454" calcext:value-type="float">
            <text:p>3308454</text:p>
          </table:table-cell>
          <table:table-cell office:value-type="string" calcext:value-type="string">
            <text:p>2018-05-15.12:24:28.406177</text:p>
          </table:table-cell>
          <table:table-cell office:value-type="float" office:value="2868083" calcext:value-type="float">
            <text:p>2868083</text:p>
          </table:table-cell>
        </table:table-row>
        <table:table-row table:style-name="ro1">
          <table:table-cell office:value-type="string" calcext:value-type="string">
            <text:p>2018-05-15.12:24:10.370000</text:p>
          </table:table-cell>
          <table:table-cell office:value-type="float" office:value="2914717" calcext:value-type="float">
            <text:p>2914717</text:p>
          </table:table-cell>
          <table:table-cell office:value-type="string" calcext:value-type="string">
            <text:p>2018-05-15.12:24:31.976943</text:p>
          </table:table-cell>
          <table:table-cell office:value-type="float" office:value="3432795" calcext:value-type="float">
            <text:p>3432795</text:p>
          </table:table-cell>
        </table:table-row>
        <table:table-row table:style-name="ro1">
          <table:table-cell office:value-type="string" calcext:value-type="string">
            <text:p>2018-05-15.12:24:13.382142</text:p>
          </table:table-cell>
          <table:table-cell office:value-type="float" office:value="2876363" calcext:value-type="float">
            <text:p>2876363</text:p>
          </table:table-cell>
          <table:table-cell office:value-type="string" calcext:value-type="string">
            <text:p>2018-05-15.12:24:35.332525</text:p>
          </table:table-cell>
          <table:table-cell office:value-type="float" office:value="3205497" calcext:value-type="float">
            <text:p>3205497</text:p>
          </table:table-cell>
        </table:table-row>
        <table:table-row table:style-name="ro1">
          <table:table-cell office:value-type="string" calcext:value-type="string">
            <text:p>2018-05-15.12:24:16.634938</text:p>
          </table:table-cell>
          <table:table-cell office:value-type="float" office:value="3104481" calcext:value-type="float">
            <text:p>3104481</text:p>
          </table:table-cell>
          <table:table-cell office:value-type="string" calcext:value-type="string">
            <text:p>2018-05-15.12:24:38.412560</text:p>
          </table:table-cell>
          <table:table-cell office:value-type="float" office:value="2942207" calcext:value-type="float">
            <text:p>2942207</text:p>
          </table:table-cell>
        </table:table-row>
        <table:table-row table:style-name="ro1">
          <table:table-cell office:value-type="string" calcext:value-type="string">
            <text:p>2018-05-15.12:24:19.595491</text:p>
          </table:table-cell>
          <table:table-cell office:value-type="float" office:value="2823980" calcext:value-type="float">
            <text:p>2823980</text:p>
          </table:table-cell>
          <table:table-cell office:value-type="string" calcext:value-type="string">
            <text:p>2018-05-15.12:24:41.779968</text:p>
          </table:table-cell>
          <table:table-cell office:value-type="float" office:value="3209491" calcext:value-type="float">
            <text:p>3209491</text:p>
          </table:table-cell>
        </table:table-row>
        <table:table-row table:style-name="ro1">
          <table:table-cell office:value-type="string" calcext:value-type="string">
            <text:p>2018-05-15.12:24:22.743217</text:p>
          </table:table-cell>
          <table:table-cell office:value-type="float" office:value="3010863" calcext:value-type="float">
            <text:p>3010863</text:p>
          </table:table-cell>
          <table:table-cell office:value-type="string" calcext:value-type="string">
            <text:p>2018-05-15.12:24:44.833223</text:p>
          </table:table-cell>
          <table:table-cell office:value-type="float" office:value="2895995" calcext:value-type="float">
            <text:p>2895995</text:p>
          </table:table-cell>
        </table:table-row>
        <table:table-row table:style-name="ro1">
          <table:table-cell office:value-type="string" calcext:value-type="string">
            <text:p>2018-05-15.12:24:25.863951</text:p>
          </table:table-cell>
          <table:table-cell office:value-type="float" office:value="2970531" calcext:value-type="float">
            <text:p>2970531</text:p>
          </table:table-cell>
          <table:table-cell office:value-type="string" calcext:value-type="string">
            <text:p>2018-05-15.12:24:48.273891</text:p>
          </table:table-cell>
          <table:table-cell office:value-type="float" office:value="3300345" calcext:value-type="float">
            <text:p>3300345</text:p>
          </table:table-cell>
        </table:table-row>
        <table:table-row table:style-name="ro1">
          <table:table-cell office:value-type="string" calcext:value-type="string">
            <text:p>2018-05-15.12:24:28.811773</text:p>
          </table:table-cell>
          <table:table-cell office:value-type="float" office:value="2812273" calcext:value-type="float">
            <text:p>2812273</text:p>
          </table:table-cell>
          <table:table-cell office:value-type="string" calcext:value-type="string">
            <text:p>2018-05-15.12:24:51.488344</text:p>
          </table:table-cell>
          <table:table-cell office:value-type="float" office:value="3062342" calcext:value-type="float">
            <text:p>3062342</text:p>
          </table:table-cell>
        </table:table-row>
        <table:table-row table:style-name="ro1">
          <table:table-cell office:value-type="string" calcext:value-type="string">
            <text:p>2018-05-15.12:24:32.063164</text:p>
          </table:table-cell>
          <table:table-cell office:value-type="float" office:value="3101615" calcext:value-type="float">
            <text:p>3101615</text:p>
          </table:table-cell>
          <table:table-cell office:value-type="string" calcext:value-type="string">
            <text:p>2018-05-15.12:24:54.552576</text:p>
          </table:table-cell>
          <table:table-cell office:value-type="float" office:value="2923919" calcext:value-type="float">
            <text:p>2923919</text:p>
          </table:table-cell>
        </table:table-row>
        <table:table-row table:style-name="ro1">
          <table:table-cell office:value-type="string" calcext:value-type="string">
            <text:p>2018-05-15.12:24:35.062418</text:p>
          </table:table-cell>
          <table:table-cell office:value-type="float" office:value="2843411" calcext:value-type="float">
            <text:p>2843411</text:p>
          </table:table-cell>
          <table:table-cell office:value-type="string" calcext:value-type="string">
            <text:p>2018-05-15.12:24:58.090483</text:p>
          </table:table-cell>
          <table:table-cell office:value-type="float" office:value="3387003" calcext:value-type="float">
            <text:p>3387003</text:p>
          </table:table-cell>
        </table:table-row>
        <table:table-row table:style-name="ro1">
          <table:table-cell office:value-type="string" calcext:value-type="string">
            <text:p>2018-05-15.12:24:38.221924</text:p>
          </table:table-cell>
          <table:table-cell office:value-type="float" office:value="3024695" calcext:value-type="float">
            <text:p>3024695</text:p>
          </table:table-cell>
          <table:table-cell office:value-type="string" calcext:value-type="string">
            <text:p>2018-05-15.12:25:01.108424</text:p>
          </table:table-cell>
          <table:table-cell office:value-type="float" office:value="2868173" calcext:value-type="float">
            <text:p>2868173</text:p>
          </table:table-cell>
        </table:table-row>
        <table:table-row table:style-name="ro1">
          <table:table-cell office:value-type="string" calcext:value-type="string">
            <text:p>2018-05-15.12:24:41.476202</text:p>
          </table:table-cell>
          <table:table-cell office:value-type="float" office:value="3107172" calcext:value-type="float">
            <text:p>3107172</text:p>
          </table:table-cell>
          <table:table-cell office:value-type="string" calcext:value-type="string">
            <text:p>2018-05-15.12:25:04.357645</text:p>
          </table:table-cell>
          <table:table-cell office:value-type="float" office:value="3108529" calcext:value-type="float">
            <text:p>3108529</text:p>
          </table:table-cell>
        </table:table-row>
        <table:table-row table:style-name="ro1">
          <table:table-cell office:value-type="string" calcext:value-type="string">
            <text:p>2018-05-15.12:24:44.475918</text:p>
          </table:table-cell>
          <table:table-cell office:value-type="float" office:value="2852394" calcext:value-type="float">
            <text:p>2852394</text:p>
          </table:table-cell>
          <table:table-cell office:value-type="string" calcext:value-type="string">
            <text:p>2018-05-15.12:25:07.627300</text:p>
          </table:table-cell>
          <table:table-cell office:value-type="float" office:value="3114521" calcext:value-type="float">
            <text:p>3114521</text:p>
          </table:table-cell>
        </table:table-row>
        <table:table-row table:style-name="ro1">
          <table:table-cell office:value-type="string" calcext:value-type="string">
            <text:p>2018-05-15.12:24:47.535804</text:p>
          </table:table-cell>
          <table:table-cell office:value-type="float" office:value="2926022" calcext:value-type="float">
            <text:p>2926022</text:p>
          </table:table-cell>
          <table:table-cell office:value-type="string" calcext:value-type="string">
            <text:p>2018-05-15.12:25:10.695263</text:p>
          </table:table-cell>
          <table:table-cell office:value-type="float" office:value="2928755" calcext:value-type="float">
            <text:p>2928755</text:p>
          </table:table-cell>
        </table:table-row>
        <table:table-row table:style-name="ro1">
          <table:table-cell office:value-type="string" calcext:value-type="string">
            <text:p>2018-05-15.12:24:50.741129</text:p>
          </table:table-cell>
          <table:table-cell office:value-type="float" office:value="3058358" calcext:value-type="float">
            <text:p>3058358</text:p>
          </table:table-cell>
          <table:table-cell office:value-type="string" calcext:value-type="string">
            <text:p>2018-05-15.12:25:14.140979</text:p>
          </table:table-cell>
          <table:table-cell office:value-type="float" office:value="3292583" calcext:value-type="float">
            <text:p>3292583</text:p>
          </table:table-cell>
        </table:table-row>
        <table:table-row table:style-name="ro1">
          <table:table-cell office:value-type="string" calcext:value-type="string">
            <text:p>2018-05-15.12:24:53.668931</text:p>
          </table:table-cell>
          <table:table-cell office:value-type="float" office:value="2794344" calcext:value-type="float">
            <text:p>2794344</text:p>
          </table:table-cell>
          <table:table-cell office:value-type="string" calcext:value-type="string">
            <text:p>2018-05-15.12:25:17.208593</text:p>
          </table:table-cell>
          <table:table-cell office:value-type="float" office:value="2886367" calcext:value-type="float">
            <text:p>2886367</text:p>
          </table:table-cell>
        </table:table-row>
        <table:table-row table:style-name="ro1">
          <table:table-cell office:value-type="string" calcext:value-type="string">
            <text:p>2018-05-15.12:24:56.869091</text:p>
          </table:table-cell>
          <table:table-cell office:value-type="float" office:value="3065766" calcext:value-type="float">
            <text:p>3065766</text:p>
          </table:table-cell>
          <table:table-cell office:value-type="string" calcext:value-type="string">
            <text:p>2018-05-15.12:25:20.694710</text:p>
          </table:table-cell>
          <table:table-cell office:value-type="float" office:value="3347788" calcext:value-type="float">
            <text:p>3347788</text:p>
          </table:table-cell>
        </table:table-row>
        <table:table-row table:style-name="ro1">
          <table:table-cell office:value-type="string" calcext:value-type="string">
            <text:p>2018-05-15.12:24:59.940141</text:p>
          </table:table-cell>
          <table:table-cell office:value-type="float" office:value="2923717" calcext:value-type="float">
            <text:p>2923717</text:p>
          </table:table-cell>
          <table:table-cell office:value-type="string" calcext:value-type="string">
            <text:p>2018-05-15.12:25:23.867771</text:p>
          </table:table-cell>
          <table:table-cell office:value-type="float" office:value="3021176" calcext:value-type="float">
            <text:p>3021176</text:p>
          </table:table-cell>
        </table:table-row>
        <table:table-row table:style-name="ro1">
          <table:table-cell office:value-type="string" calcext:value-type="string">
            <text:p>2018-05-15.12:25:02.952071</text:p>
          </table:table-cell>
          <table:table-cell office:value-type="float" office:value="2877411" calcext:value-type="float">
            <text:p>2877411</text:p>
          </table:table-cell>
          <table:table-cell office:value-type="string" calcext:value-type="string">
            <text:p>2018-05-15.12:25:26.954097</text:p>
          </table:table-cell>
          <table:table-cell office:value-type="float" office:value="2947197" calcext:value-type="float">
            <text:p>2947197</text:p>
          </table:table-cell>
        </table:table-row>
        <table:table-row table:style-name="ro1">
          <table:table-cell office:value-type="string" calcext:value-type="string">
            <text:p>2018-05-15.12:25:06.214381</text:p>
          </table:table-cell>
          <table:table-cell office:value-type="float" office:value="3111056" calcext:value-type="float">
            <text:p>3111056</text:p>
          </table:table-cell>
          <table:table-cell office:value-type="string" calcext:value-type="string">
            <text:p>2018-05-15.12:25:30.294850</text:p>
          </table:table-cell>
          <table:table-cell office:value-type="float" office:value="3191551" calcext:value-type="float">
            <text:p>3191551</text:p>
          </table:table-cell>
        </table:table-row>
        <table:table-row table:style-name="ro1">
          <table:table-cell office:value-type="string" calcext:value-type="string">
            <text:p>2018-05-15.12:25:09.152969</text:p>
          </table:table-cell>
          <table:table-cell office:value-type="float" office:value="2800663" calcext:value-type="float">
            <text:p>2800663</text:p>
          </table:table-cell>
          <table:table-cell office:value-type="string" calcext:value-type="string">
            <text:p>2018-05-15.12:25:33.524052</text:p>
          </table:table-cell>
          <table:table-cell office:value-type="float" office:value="3090562" calcext:value-type="float">
            <text:p>3090562</text:p>
          </table:table-cell>
        </table:table-row>
        <table:table-row table:style-name="ro1">
          <table:table-cell office:value-type="string" calcext:value-type="string">
            <text:p>2018-05-15.12:25:12.302934</text:p>
          </table:table-cell>
          <table:table-cell office:value-type="float" office:value="3013895" calcext:value-type="float">
            <text:p>3013895</text:p>
          </table:table-cell>
          <table:table-cell office:value-type="string" calcext:value-type="string">
            <text:p>2018-05-15.12:25:36.817401</text:p>
          </table:table-cell>
          <table:table-cell office:value-type="float" office:value="3157754" calcext:value-type="float">
            <text:p>3157754</text:p>
          </table:table-cell>
        </table:table-row>
        <table:table-row table:style-name="ro1">
          <table:table-cell office:value-type="string" calcext:value-type="string">
            <text:p>2018-05-15.12:25:15.458695</text:p>
          </table:table-cell>
          <table:table-cell office:value-type="float" office:value="3006361" calcext:value-type="float">
            <text:p>3006361</text:p>
          </table:table-cell>
          <table:table-cell office:value-type="string" calcext:value-type="string">
            <text:p>2018-05-15.12:25:40.058690</text:p>
          </table:table-cell>
          <table:table-cell office:value-type="float" office:value="3083312" calcext:value-type="float">
            <text:p>3083312</text:p>
          </table:table-cell>
        </table:table-row>
        <table:table-row table:style-name="ro1">
          <table:table-cell office:value-type="string" calcext:value-type="string">
            <text:p>2018-05-15.12:25:18.418067</text:p>
          </table:table-cell>
          <table:table-cell office:value-type="float" office:value="2822285" calcext:value-type="float">
            <text:p>2822285</text:p>
          </table:table-cell>
          <table:table-cell office:value-type="string" calcext:value-type="string">
            <text:p>2018-05-15.12:25:43.187255</text:p>
          </table:table-cell>
          <table:table-cell office:value-type="float" office:value="2990828" calcext:value-type="float">
            <text:p>2990828</text:p>
          </table:table-cell>
        </table:table-row>
        <table:table-row table:style-name="ro1">
          <table:table-cell office:value-type="string" calcext:value-type="string">
            <text:p>2018-05-15.12:25:21.938582</text:p>
          </table:table-cell>
          <table:table-cell office:value-type="float" office:value="3370822" calcext:value-type="float">
            <text:p>3370822</text:p>
          </table:table-cell>
          <table:table-cell office:value-type="string" calcext:value-type="string">
            <text:p>2018-05-15.12:25:46.501195</text:p>
          </table:table-cell>
          <table:table-cell office:value-type="float" office:value="3163045" calcext:value-type="float">
            <text:p>3163045</text:p>
          </table:table-cell>
        </table:table-row>
        <table:table-row table:style-name="ro1">
          <table:table-cell office:value-type="string" calcext:value-type="string">
            <text:p>2018-05-15.12:25:24.907110</text:p>
          </table:table-cell>
          <table:table-cell office:value-type="float" office:value="2819062" calcext:value-type="float">
            <text:p>2819062</text:p>
          </table:table-cell>
          <table:table-cell office:value-type="string" calcext:value-type="string">
            <text:p>2018-05-15.12:25:49.737324</text:p>
          </table:table-cell>
          <table:table-cell office:value-type="float" office:value="3097373" calcext:value-type="float">
            <text:p>3097373</text:p>
          </table:table-cell>
        </table:table-row>
        <table:table-row table:style-name="ro1">
          <table:table-cell office:value-type="string" calcext:value-type="string">
            <text:p>2018-05-15.12:25:28.022060</text:p>
          </table:table-cell>
          <table:table-cell office:value-type="float" office:value="2978919" calcext:value-type="float">
            <text:p>2978919</text:p>
          </table:table-cell>
          <table:table-cell office:value-type="string" calcext:value-type="string">
            <text:p>2018-05-15.12:25:53.033852</text:p>
          </table:table-cell>
          <table:table-cell office:value-type="float" office:value="3152726" calcext:value-type="float">
            <text:p>3152726</text:p>
          </table:table-cell>
        </table:table-row>
        <table:table-row table:style-name="ro1">
          <table:table-cell office:value-type="string" calcext:value-type="string">
            <text:p>2018-05-15.12:25:31.186614</text:p>
          </table:table-cell>
          <table:table-cell office:value-type="float" office:value="3014904" calcext:value-type="float">
            <text:p>3014904</text:p>
          </table:table-cell>
          <table:table-cell office:value-type="string" calcext:value-type="string">
            <text:p>2018-05-15.12:25:57.885851</text:p>
          </table:table-cell>
          <table:table-cell office:value-type="float" office:value="4698466" calcext:value-type="float">
            <text:p>4698466</text:p>
          </table:table-cell>
        </table:table-row>
        <table:table-row table:style-name="ro1">
          <table:table-cell office:value-type="string" calcext:value-type="string">
            <text:p>2018-05-15.12:25:34.118298</text:p>
          </table:table-cell>
          <table:table-cell office:value-type="float" office:value="2794443" calcext:value-type="float">
            <text:p>2794443</text:p>
          </table:table-cell>
          <table:table-cell office:value-type="string" calcext:value-type="string">
            <text:p>2018-05-15.12:26:02.589419</text:p>
          </table:table-cell>
          <table:table-cell office:value-type="float" office:value="4453318" calcext:value-type="float">
            <text:p>4453318</text:p>
          </table:table-cell>
        </table:table-row>
        <table:table-row table:style-name="ro1">
          <table:table-cell office:value-type="string" calcext:value-type="string">
            <text:p>2018-05-15.12:25:37.369294</text:p>
          </table:table-cell>
          <table:table-cell office:value-type="float" office:value="3112435" calcext:value-type="float">
            <text:p>3112435</text:p>
          </table:table-cell>
          <table:table-cell office:value-type="string" calcext:value-type="string">
            <text:p>2018-05-15.12:26:05.433617</text:p>
          </table:table-cell>
          <table:table-cell office:value-type="float" office:value="2711193" calcext:value-type="float">
            <text:p>2711193</text:p>
          </table:table-cell>
        </table:table-row>
        <table:table-row table:style-name="ro1">
          <table:table-cell office:value-type="string" calcext:value-type="string">
            <text:p>2018-05-15.12:25:40.398710</text:p>
          </table:table-cell>
          <table:table-cell office:value-type="float" office:value="2878700" calcext:value-type="float">
            <text:p>2878700</text:p>
          </table:table-cell>
          <table:table-cell office:value-type="string" calcext:value-type="string">
            <text:p>2018-05-15.12:26:08.447108</text:p>
          </table:table-cell>
          <table:table-cell office:value-type="float" office:value="2878260" calcext:value-type="float">
            <text:p>2878260</text:p>
          </table:table-cell>
        </table:table-row>
        <table:table-row table:style-name="ro1">
          <table:table-cell office:value-type="string" calcext:value-type="string">
            <text:p>2018-05-15.12:25:43.450357</text:p>
          </table:table-cell>
          <table:table-cell office:value-type="float" office:value="2914213" calcext:value-type="float">
            <text:p>2914213</text:p>
          </table:table-cell>
          <table:table-cell office:value-type="string" calcext:value-type="string">
            <text:p>2018-05-15.12:26:12.289255</text:p>
          </table:table-cell>
          <table:table-cell office:value-type="float" office:value="3691268" calcext:value-type="float">
            <text:p>3691268</text:p>
          </table:table-cell>
        </table:table-row>
        <table:table-row table:style-name="ro1">
          <table:table-cell office:value-type="string" calcext:value-type="string">
            <text:p>2018-05-15.12:25:46.668966</text:p>
          </table:table-cell>
          <table:table-cell office:value-type="float" office:value="3066667" calcext:value-type="float">
            <text:p>3066667</text:p>
          </table:table-cell>
          <table:table-cell office:value-type="string" calcext:value-type="string">
            <text:p>2018-05-15.12:26:16.319043</text:p>
          </table:table-cell>
          <table:table-cell office:value-type="float" office:value="3820316" calcext:value-type="float">
            <text:p>3820316</text:p>
          </table:table-cell>
        </table:table-row>
        <table:table-row table:style-name="ro1">
          <table:table-cell office:value-type="string" calcext:value-type="string">
            <text:p>2018-05-15.12:25:49.601344</text:p>
          </table:table-cell>
          <table:table-cell office:value-type="float" office:value="2792675" calcext:value-type="float">
            <text:p>2792675</text:p>
          </table:table-cell>
          <table:table-cell office:value-type="string" calcext:value-type="string">
            <text:p>2018-05-15.12:26:19.601915</text:p>
          </table:table-cell>
          <table:table-cell office:value-type="float" office:value="3125438" calcext:value-type="float">
            <text:p>3125438</text:p>
          </table:table-cell>
        </table:table-row>
        <table:table-row table:style-name="ro1">
          <table:table-cell office:value-type="string" calcext:value-type="string">
            <text:p>2018-05-15.12:25:52.791864</text:p>
          </table:table-cell>
          <table:table-cell office:value-type="float" office:value="3055805" calcext:value-type="float">
            <text:p>3055805</text:p>
          </table:table-cell>
          <table:table-cell office:value-type="string" calcext:value-type="string">
            <text:p>2018-05-15.12:26:22.888521</text:p>
          </table:table-cell>
          <table:table-cell office:value-type="float" office:value="3149216" calcext:value-type="float">
            <text:p>3149216</text:p>
          </table:table-cell>
        </table:table-row>
        <table:table-row table:style-name="ro1">
          <table:table-cell office:value-type="string" calcext:value-type="string">
            <text:p>2018-05-15.12:25:57.324357</text:p>
          </table:table-cell>
          <table:table-cell office:value-type="float" office:value="4385353" calcext:value-type="float">
            <text:p>4385353</text:p>
          </table:table-cell>
          <table:table-cell office:value-type="string" calcext:value-type="string">
            <text:p>2018-05-15.12:26:26.253106</text:p>
          </table:table-cell>
          <table:table-cell office:value-type="float" office:value="3208431" calcext:value-type="float">
            <text:p>3208431</text:p>
          </table:table-cell>
        </table:table-row>
        <table:table-row table:style-name="ro1">
          <table:table-cell office:value-type="string" calcext:value-type="string">
            <text:p>2018-05-15.12:26:02.162600</text:p>
          </table:table-cell>
          <table:table-cell office:value-type="float" office:value="4596863" calcext:value-type="float">
            <text:p>4596863</text:p>
          </table:table-cell>
          <table:table-cell office:value-type="string" calcext:value-type="string">
            <text:p>2018-05-15.12:26:29.294605</text:p>
          </table:table-cell>
          <table:table-cell office:value-type="float" office:value="2896799" calcext:value-type="float">
            <text:p>2896799</text:p>
          </table:table-cell>
        </table:table-row>
        <table:table-row table:style-name="ro1">
          <table:table-cell office:value-type="string" calcext:value-type="string">
            <text:p>2018-05-15.12:26:04.976657</text:p>
          </table:table-cell>
          <table:table-cell office:value-type="float" office:value="2626069" calcext:value-type="float">
            <text:p>2626069</text:p>
          </table:table-cell>
          <table:table-cell office:value-type="string" calcext:value-type="string">
            <text:p>2018-05-15.12:26:32.797697</text:p>
          </table:table-cell>
          <table:table-cell office:value-type="float" office:value="3363353" calcext:value-type="float">
            <text:p>3363353</text:p>
          </table:table-cell>
        </table:table-row>
        <table:table-row table:style-name="ro1">
          <table:table-cell office:value-type="string" calcext:value-type="string">
            <text:p>2018-05-15.12:26:08.037740</text:p>
          </table:table-cell>
          <table:table-cell office:value-type="float" office:value="2933827" calcext:value-type="float">
            <text:p>2933827</text:p>
          </table:table-cell>
          <table:table-cell office:value-type="string" calcext:value-type="string">
            <text:p>2018-05-15.12:26:36.200068</text:p>
          </table:table-cell>
          <table:table-cell office:value-type="float" office:value="3244104" calcext:value-type="float">
            <text:p>3244104</text:p>
          </table:table-cell>
        </table:table-row>
        <table:table-row table:style-name="ro1">
          <table:table-cell office:value-type="string" calcext:value-type="string">
            <text:p>2018-05-15.12:26:11.424915</text:p>
          </table:table-cell>
          <table:table-cell office:value-type="float" office:value="3252249" calcext:value-type="float">
            <text:p>3252249</text:p>
          </table:table-cell>
          <table:table-cell office:value-type="string" calcext:value-type="string">
            <text:p>2018-05-15.12:26:39.326787</text:p>
          </table:table-cell>
          <table:table-cell office:value-type="float" office:value="2986594" calcext:value-type="float">
            <text:p>2986594</text:p>
          </table:table-cell>
        </table:table-row>
        <table:table-row table:style-name="ro1">
          <table:table-cell office:value-type="string" calcext:value-type="string">
            <text:p>2018-05-15.12:26:15.572211</text:p>
          </table:table-cell>
          <table:table-cell office:value-type="float" office:value="3943807" calcext:value-type="float">
            <text:p>3943807</text:p>
          </table:table-cell>
          <table:table-cell office:value-type="string" calcext:value-type="string">
            <text:p>2018-05-15.12:26:42.642636</text:p>
          </table:table-cell>
          <table:table-cell office:value-type="float" office:value="3163322" calcext:value-type="float">
            <text:p>3163322</text:p>
          </table:table-cell>
        </table:table-row>
        <table:table-row table:style-name="ro1">
          <table:table-cell office:value-type="string" calcext:value-type="string">
            <text:p>2018-05-15.12:26:18.788781</text:p>
          </table:table-cell>
          <table:table-cell office:value-type="float" office:value="3069598" calcext:value-type="float">
            <text:p>3069598</text:p>
          </table:table-cell>
          <table:table-cell office:value-type="string" calcext:value-type="string">
            <text:p>2018-05-15.12:26:45.659930</text:p>
          </table:table-cell>
          <table:table-cell office:value-type="float" office:value="2873599" calcext:value-type="float">
            <text:p>2873599</text:p>
          </table:table-cell>
        </table:table-row>
        <table:table-row table:style-name="ro1">
          <table:table-cell office:value-type="string" calcext:value-type="string">
            <text:p>2018-05-15.12:26:21.946299</text:p>
          </table:table-cell>
          <table:table-cell office:value-type="float" office:value="3023166" calcext:value-type="float">
            <text:p>3023166</text:p>
          </table:table-cell>
          <table:table-cell office:value-type="string" calcext:value-type="string">
            <text:p>2018-05-15.12:26:48.945802</text:p>
          </table:table-cell>
          <table:table-cell office:value-type="float" office:value="3147551" calcext:value-type="float">
            <text:p>3147551</text:p>
          </table:table-cell>
        </table:table-row>
        <table:table-row table:style-name="ro1">
          <table:table-cell office:value-type="string" calcext:value-type="string">
            <text:p>2018-05-15.12:26:25.420033</text:p>
          </table:table-cell>
          <table:table-cell office:value-type="float" office:value="3338938" calcext:value-type="float">
            <text:p>3338938</text:p>
          </table:table-cell>
          <table:table-cell office:value-type="string" calcext:value-type="string">
            <text:p>2018-05-15.12:26:52.101513</text:p>
          </table:table-cell>
          <table:table-cell office:value-type="float" office:value="3002246" calcext:value-type="float">
            <text:p>3002246</text:p>
          </table:table-cell>
        </table:table-row>
        <table:table-row table:style-name="ro1">
          <table:table-cell office:value-type="string" calcext:value-type="string">
            <text:p>2018-05-15.12:26:28.440948</text:p>
          </table:table-cell>
          <table:table-cell office:value-type="float" office:value="2872955" calcext:value-type="float">
            <text:p>2872955</text:p>
          </table:table-cell>
          <table:table-cell office:value-type="string" calcext:value-type="string">
            <text:p>2018-05-15.12:26:55.459618</text:p>
          </table:table-cell>
          <table:table-cell office:value-type="float" office:value="3218875" calcext:value-type="float">
            <text:p>3218875</text:p>
          </table:table-cell>
        </table:table-row>
        <table:table-row table:style-name="ro1">
          <table:table-cell office:value-type="string" calcext:value-type="string">
            <text:p>2018-05-15.12:26:31.490914</text:p>
          </table:table-cell>
          <table:table-cell office:value-type="float" office:value="2913450" calcext:value-type="float">
            <text:p>2913450</text:p>
          </table:table-cell>
          <table:table-cell office:value-type="string" calcext:value-type="string">
            <text:p>2018-05-15.12:26:58.779182</text:p>
          </table:table-cell>
          <table:table-cell office:value-type="float" office:value="3164249" calcext:value-type="float">
            <text:p>3164249</text:p>
          </table:table-cell>
        </table:table-row>
        <table:table-row table:style-name="ro1">
          <table:table-cell office:value-type="string" calcext:value-type="string">
            <text:p>2018-05-15.12:26:34.700968</text:p>
          </table:table-cell>
          <table:table-cell office:value-type="float" office:value="3062570" calcext:value-type="float">
            <text:p>3062570</text:p>
          </table:table-cell>
          <table:table-cell office:value-type="string" calcext:value-type="string">
            <text:p>2018-05-15.12:27:01.793118</text:p>
          </table:table-cell>
          <table:table-cell office:value-type="float" office:value="2871375" calcext:value-type="float">
            <text:p>2871375</text:p>
          </table:table-cell>
        </table:table-row>
        <table:table-row table:style-name="ro1">
          <table:table-cell office:value-type="string" calcext:value-type="string">
            <text:p>2018-05-15.12:26:37.633570</text:p>
          </table:table-cell>
          <table:table-cell office:value-type="float" office:value="2797668" calcext:value-type="float">
            <text:p>2797668</text:p>
          </table:table-cell>
          <table:table-cell office:value-type="string" calcext:value-type="string">
            <text:p>2018-05-15.12:27:05.081160</text:p>
          </table:table-cell>
          <table:table-cell office:value-type="float" office:value="3146826" calcext:value-type="float">
            <text:p>3146826</text:p>
          </table:table-cell>
        </table:table-row>
        <table:table-row table:style-name="ro1">
          <table:table-cell office:value-type="string" calcext:value-type="string">
            <text:p>2018-05-15.12:26:40.816418</text:p>
          </table:table-cell>
          <table:table-cell office:value-type="float" office:value="3046605" calcext:value-type="float">
            <text:p>3046605</text:p>
          </table:table-cell>
          <table:table-cell office:value-type="string" calcext:value-type="string">
            <text:p>2018-05-15.12:27:08.460777</text:p>
          </table:table-cell>
          <table:table-cell office:value-type="float" office:value="3228707" calcext:value-type="float">
            <text:p>3228707</text:p>
          </table:table-cell>
        </table:table-row>
        <table:table-row table:style-name="ro1">
          <table:table-cell office:value-type="string" calcext:value-type="string">
            <text:p>2018-05-15.12:26:43.901964</text:p>
          </table:table-cell>
          <table:table-cell office:value-type="float" office:value="2935947" calcext:value-type="float">
            <text:p>2935947</text:p>
          </table:table-cell>
          <table:table-cell office:value-type="string" calcext:value-type="string">
            <text:p>2018-05-15.12:27:11.594602</text:p>
          </table:table-cell>
          <table:table-cell office:value-type="float" office:value="2996983" calcext:value-type="float">
            <text:p>2996983</text:p>
          </table:table-cell>
        </table:table-row>
        <table:table-row table:style-name="ro1">
          <table:table-cell office:value-type="string" calcext:value-type="string">
            <text:p>2018-05-15.12:26:47.151726</text:p>
          </table:table-cell>
          <table:table-cell office:value-type="float" office:value="3112803" calcext:value-type="float">
            <text:p>3112803</text:p>
          </table:table-cell>
          <table:table-cell office:value-type="string" calcext:value-type="string">
            <text:p>2018-05-15.12:27:14.895695</text:p>
          </table:table-cell>
          <table:table-cell office:value-type="float" office:value="3152838" calcext:value-type="float">
            <text:p>3152838</text:p>
          </table:table-cell>
        </table:table-row>
        <table:table-row table:style-name="ro1">
          <table:table-cell office:value-type="string" calcext:value-type="string">
            <text:p>2018-05-15.12:26:50.582483</text:p>
          </table:table-cell>
          <table:table-cell office:value-type="float" office:value="3281096" calcext:value-type="float">
            <text:p>3281096</text:p>
          </table:table-cell>
          <table:table-cell office:value-type="string" calcext:value-type="string">
            <text:p>2018-05-15.12:27:18.141376</text:p>
          </table:table-cell>
          <table:table-cell office:value-type="float" office:value="3104811" calcext:value-type="float">
            <text:p>3104811</text:p>
          </table:table-cell>
        </table:table-row>
        <table:table-row table:style-name="ro1">
          <table:table-cell office:value-type="string" calcext:value-type="string">
            <text:p>2018-05-15.12:26:53.743204</text:p>
          </table:table-cell>
          <table:table-cell office:value-type="float" office:value="3023099" calcext:value-type="float">
            <text:p>3023099</text:p>
          </table:table-cell>
          <table:table-cell office:value-type="string" calcext:value-type="string">
            <text:p>2018-05-15.12:27:21.474995</text:p>
          </table:table-cell>
          <table:table-cell office:value-type="float" office:value="3195819" calcext:value-type="float">
            <text:p>3195819</text:p>
          </table:table-cell>
        </table:table-row>
        <table:table-row table:style-name="ro1">
          <table:table-cell office:value-type="string" calcext:value-type="string">
            <text:p>2018-05-15.12:26:56.966172</text:p>
          </table:table-cell>
          <table:table-cell office:value-type="float" office:value="3087806" calcext:value-type="float">
            <text:p>3087806</text:p>
          </table:table-cell>
          <table:table-cell office:value-type="string" calcext:value-type="string">
            <text:p>2018-05-15.12:27:24.829027</text:p>
          </table:table-cell>
          <table:table-cell office:value-type="float" office:value="3200815" calcext:value-type="float">
            <text:p>3200815</text:p>
          </table:table-cell>
        </table:table-row>
        <table:table-row table:style-name="ro1">
          <table:table-cell office:value-type="string" calcext:value-type="string">
            <text:p>2018-05-15.12:27:00.048948</text:p>
          </table:table-cell>
          <table:table-cell office:value-type="float" office:value="2933038" calcext:value-type="float">
            <text:p>2933038</text:p>
          </table:table-cell>
          <table:table-cell office:value-type="string" calcext:value-type="string">
            <text:p>2018-05-15.12:27:28.269370</text:p>
          </table:table-cell>
          <table:table-cell office:value-type="float" office:value="3298718" calcext:value-type="float">
            <text:p>3298718</text:p>
          </table:table-cell>
        </table:table-row>
        <table:table-row table:style-name="ro1">
          <table:table-cell office:value-type="string" calcext:value-type="string">
            <text:p>2018-05-15.12:27:03.059605</text:p>
          </table:table-cell>
          <table:table-cell office:value-type="float" office:value="2870932" calcext:value-type="float">
            <text:p>2870932</text:p>
          </table:table-cell>
          <table:table-cell office:value-type="string" calcext:value-type="string">
            <text:p>2018-05-15.12:27:31.500670</text:p>
          </table:table-cell>
          <table:table-cell office:value-type="float" office:value="3077490" calcext:value-type="float">
            <text:p>3077490</text:p>
          </table:table-cell>
        </table:table-row>
        <table:table-row table:style-name="ro1">
          <table:table-cell office:value-type="string" calcext:value-type="string">
            <text:p>2018-05-15.12:27:06.330406</text:p>
          </table:table-cell>
          <table:table-cell office:value-type="float" office:value="3119778" calcext:value-type="float">
            <text:p>3119778</text:p>
          </table:table-cell>
          <table:table-cell office:value-type="string" calcext:value-type="string">
            <text:p>2018-05-15.12:27:34.787416</text:p>
          </table:table-cell>
          <table:table-cell office:value-type="float" office:value="3147344" calcext:value-type="float">
            <text:p>3147344</text:p>
          </table:table-cell>
        </table:table-row>
        <table:table-row table:style-name="ro1">
          <table:table-cell office:value-type="string" calcext:value-type="string">
            <text:p>2018-05-15.12:27:09.263717</text:p>
          </table:table-cell>
          <table:table-cell office:value-type="float" office:value="2795443" calcext:value-type="float">
            <text:p>2795443</text:p>
          </table:table-cell>
          <table:table-cell office:value-type="string" calcext:value-type="string">
            <text:p>2018-05-15.12:27:38.388044</text:p>
          </table:table-cell>
          <table:table-cell office:value-type="float" office:value="3446256" calcext:value-type="float">
            <text:p>3446256</text:p>
          </table:table-cell>
        </table:table-row>
        <table:table-row table:style-name="ro1">
          <table:table-cell office:value-type="string" calcext:value-type="string">
            <text:p>2018-05-15.12:27:12.406595</text:p>
          </table:table-cell>
          <table:table-cell office:value-type="float" office:value="3006430" calcext:value-type="float">
            <text:p>3006430</text:p>
          </table:table-cell>
          <table:table-cell office:value-type="string" calcext:value-type="string">
            <text:p>2018-05-15.12:27:41.423015</text:p>
          </table:table-cell>
          <table:table-cell office:value-type="float" office:value="2891778" calcext:value-type="float">
            <text:p>2891778</text:p>
          </table:table-cell>
        </table:table-row>
        <table:table-row table:style-name="ro1">
          <table:table-cell office:value-type="string" calcext:value-type="string">
            <text:p>2018-05-15.12:27:15.532555</text:p>
          </table:table-cell>
          <table:table-cell office:value-type="float" office:value="2977116" calcext:value-type="float">
            <text:p>2977116</text:p>
          </table:table-cell>
          <table:table-cell office:value-type="string" calcext:value-type="string">
            <text:p>2018-05-15.12:27:44.959180</text:p>
          </table:table-cell>
          <table:table-cell office:value-type="float" office:value="3392907" calcext:value-type="float">
            <text:p>3392907</text:p>
          </table:table-cell>
        </table:table-row>
        <table:table-row table:style-name="ro1">
          <table:table-cell office:value-type="string" calcext:value-type="string">
            <text:p>2018-05-15.12:27:18.475571</text:p>
          </table:table-cell>
          <table:table-cell office:value-type="float" office:value="2806962" calcext:value-type="float">
            <text:p>2806962</text:p>
          </table:table-cell>
          <table:table-cell office:value-type="string" calcext:value-type="string">
            <text:p>2018-05-15.12:27:48.118668</text:p>
          </table:table-cell>
          <table:table-cell office:value-type="float" office:value="3004382" calcext:value-type="float">
            <text:p>3004382</text:p>
          </table:table-cell>
        </table:table-row>
        <table:table-row table:style-name="ro1">
          <table:table-cell office:value-type="string" calcext:value-type="string">
            <text:p>2018-05-15.12:27:21.726569</text:p>
          </table:table-cell>
          <table:table-cell office:value-type="float" office:value="3098243" calcext:value-type="float">
            <text:p>3098243</text:p>
          </table:table-cell>
          <table:table-cell office:value-type="string" calcext:value-type="string">
            <text:p>2018-05-15.12:27:51.406214</text:p>
          </table:table-cell>
          <table:table-cell office:value-type="float" office:value="3142387" calcext:value-type="float">
            <text:p>3142387</text:p>
          </table:table-cell>
        </table:table-row>
        <table:table-row table:style-name="ro1">
          <table:table-cell office:value-type="string" calcext:value-type="string">
            <text:p>2018-05-15.12:27:24.931491</text:p>
          </table:table-cell>
          <table:table-cell office:value-type="float" office:value="3055184" calcext:value-type="float">
            <text:p>3055184</text:p>
          </table:table-cell>
          <table:table-cell office:value-type="string" calcext:value-type="string">
            <text:p>2018-05-15.12:27:54.732282</text:p>
          </table:table-cell>
          <table:table-cell office:value-type="float" office:value="3173136" calcext:value-type="float">
            <text:p>3173136</text:p>
          </table:table-cell>
        </table:table-row>
        <table:table-row table:style-name="ro1">
          <table:table-cell office:value-type="string" calcext:value-type="string">
            <text:p>2018-05-15.12:27:28.275098</text:p>
          </table:table-cell>
          <table:table-cell office:value-type="float" office:value="3202498" calcext:value-type="float">
            <text:p>3202498</text:p>
          </table:table-cell>
          <table:table-cell office:value-type="string" calcext:value-type="string">
            <text:p>2018-05-15.12:27:57.759148</text:p>
          </table:table-cell>
          <table:table-cell office:value-type="float" office:value="2887724" calcext:value-type="float">
            <text:p>2887724</text:p>
          </table:table-cell>
        </table:table-row>
        <table:table-row table:style-name="ro1">
          <table:table-cell office:value-type="string" calcext:value-type="string">
            <text:p>2018-05-15.12:27:31.582182</text:p>
          </table:table-cell>
          <table:table-cell office:value-type="float" office:value="3156481" calcext:value-type="float">
            <text:p>3156481</text:p>
          </table:table-cell>
          <table:table-cell office:value-type="string" calcext:value-type="string">
            <text:p>2018-05-15.12:28:01.042376</text:p>
          </table:table-cell>
          <table:table-cell office:value-type="float" office:value="3140675" calcext:value-type="float">
            <text:p>3140675</text:p>
          </table:table-cell>
        </table:table-row>
        <table:table-row table:style-name="ro1">
          <table:table-cell office:value-type="string" calcext:value-type="string">
            <text:p>2018-05-15.12:27:34.525448</text:p>
          </table:table-cell>
          <table:table-cell office:value-type="float" office:value="2803497" calcext:value-type="float">
            <text:p>2803497</text:p>
          </table:table-cell>
          <table:table-cell office:value-type="string" calcext:value-type="string">
            <text:p>2018-05-15.12:28:04.218554</text:p>
          </table:table-cell>
          <table:table-cell office:value-type="float" office:value="3019098" calcext:value-type="float">
            <text:p>3019098</text:p>
          </table:table-cell>
        </table:table-row>
        <table:table-row table:style-name="ro1">
          <table:table-cell office:value-type="string" calcext:value-type="string">
            <text:p>2018-05-15.12:27:37.776805</text:p>
          </table:table-cell>
          <table:table-cell office:value-type="float" office:value="3104666" calcext:value-type="float">
            <text:p>3104666</text:p>
          </table:table-cell>
          <table:table-cell office:value-type="string" calcext:value-type="string">
            <text:p>2018-05-15.12:28:07.595494</text:p>
          </table:table-cell>
          <table:table-cell office:value-type="float" office:value="3236800" calcext:value-type="float">
            <text:p>3236800</text:p>
          </table:table-cell>
        </table:table-row>
        <table:table-row table:style-name="ro1">
          <table:table-cell office:value-type="string" calcext:value-type="string">
            <text:p>2018-05-15.12:27:40.994052</text:p>
          </table:table-cell>
          <table:table-cell office:value-type="float" office:value="3070528" calcext:value-type="float">
            <text:p>3070528</text:p>
          </table:table-cell>
          <table:table-cell office:value-type="string" calcext:value-type="string">
            <text:p>2018-05-15.12:28:11.126947</text:p>
          </table:table-cell>
          <table:table-cell office:value-type="float" office:value="3378396" calcext:value-type="float">
            <text:p>3378396</text:p>
          </table:table-cell>
        </table:table-row>
        <table:table-row table:style-name="ro1">
          <table:table-cell office:value-type="string" calcext:value-type="string">
            <text:p>2018-05-15.12:27:44.088183</text:p>
          </table:table-cell>
          <table:table-cell office:value-type="float" office:value="2960832" calcext:value-type="float">
            <text:p>2960832</text:p>
          </table:table-cell>
          <table:table-cell office:value-type="string" calcext:value-type="string">
            <text:p>2018-05-15.12:28:14.159960</text:p>
          </table:table-cell>
          <table:table-cell office:value-type="float" office:value="2889958" calcext:value-type="float">
            <text:p>2889958</text:p>
          </table:table-cell>
        </table:table-row>
        <table:table-row table:style-name="ro1">
          <table:table-cell office:value-type="string" calcext:value-type="string">
            <text:p>2018-05-15.12:27:47.473997</text:p>
          </table:table-cell>
          <table:table-cell office:value-type="float" office:value="3239423" calcext:value-type="float">
            <text:p>3239423</text:p>
          </table:table-cell>
          <table:table-cell office:value-type="string" calcext:value-type="string">
            <text:p>2018-05-15.12:28:17.586239</text:p>
          </table:table-cell>
          <table:table-cell office:value-type="float" office:value="3287320" calcext:value-type="float">
            <text:p>3287320</text:p>
          </table:table-cell>
        </table:table-row>
        <table:table-row table:style-name="ro1">
          <table:table-cell office:value-type="string" calcext:value-type="string">
            <text:p>2018-05-15.12:27:50.404257</text:p>
          </table:table-cell>
          <table:table-cell office:value-type="float" office:value="2797151" calcext:value-type="float">
            <text:p>2797151</text:p>
          </table:table-cell>
          <table:table-cell office:value-type="string" calcext:value-type="string">
            <text:p>2018-05-15.12:28:20.689353</text:p>
          </table:table-cell>
          <table:table-cell office:value-type="float" office:value="2953643" calcext:value-type="float">
            <text:p>2953643</text:p>
          </table:table-cell>
        </table:table-row>
        <table:table-row table:style-name="ro1">
          <table:table-cell office:value-type="string" calcext:value-type="string">
            <text:p>2018-05-15.12:27:53.658056</text:p>
          </table:table-cell>
          <table:table-cell office:value-type="float" office:value="3107094" calcext:value-type="float">
            <text:p>3107094</text:p>
          </table:table-cell>
          <table:table-cell office:value-type="string" calcext:value-type="string">
            <text:p>2018-05-15.12:28:24.116570</text:p>
          </table:table-cell>
          <table:table-cell office:value-type="float" office:value="3290023" calcext:value-type="float">
            <text:p>3290023</text:p>
          </table:table-cell>
        </table:table-row>
        <table:table-row table:style-name="ro1">
          <table:table-cell office:value-type="string" calcext:value-type="string">
            <text:p>2018-05-15.12:27:56.659389</text:p>
          </table:table-cell>
          <table:table-cell office:value-type="float" office:value="2854814" calcext:value-type="float">
            <text:p>2854814</text:p>
          </table:table-cell>
          <table:table-cell office:value-type="string" calcext:value-type="string">
            <text:p>2018-05-15.12:28:27.614823</text:p>
          </table:table-cell>
          <table:table-cell office:value-type="float" office:value="3343542" calcext:value-type="float">
            <text:p>3343542</text:p>
          </table:table-cell>
        </table:table-row>
        <table:table-row table:style-name="ro1">
          <table:table-cell office:value-type="string" calcext:value-type="string">
            <text:p>2018-05-15.12:27:59.958568</text:p>
          </table:table-cell>
          <table:table-cell office:value-type="float" office:value="3166298" calcext:value-type="float">
            <text:p>3166298</text:p>
          </table:table-cell>
          <table:table-cell office:value-type="string" calcext:value-type="string">
            <text:p>2018-05-15.12:28:30.678700</text:p>
          </table:table-cell>
          <table:table-cell office:value-type="float" office:value="2924928" calcext:value-type="float">
            <text:p>2924928</text:p>
          </table:table-cell>
        </table:table-row>
        <table:table-row table:style-name="ro1">
          <table:table-cell office:value-type="string" calcext:value-type="string">
            <text:p>2018-05-15.12:28:03.132230</text:p>
          </table:table-cell>
          <table:table-cell office:value-type="float" office:value="3026054" calcext:value-type="float">
            <text:p>3026054</text:p>
          </table:table-cell>
          <table:table-cell office:value-type="string" calcext:value-type="string">
            <text:p>2018-05-15.12:28:34.024689</text:p>
          </table:table-cell>
          <table:table-cell office:value-type="float" office:value="3193423" calcext:value-type="float">
            <text:p>3193423</text:p>
          </table:table-cell>
        </table:table-row>
        <table:table-row table:style-name="ro1">
          <table:table-cell office:value-type="string" calcext:value-type="string">
            <text:p>2018-05-15.12:28:06.057641</text:p>
          </table:table-cell>
          <table:table-cell office:value-type="float" office:value="2792212" calcext:value-type="float">
            <text:p>2792212</text:p>
          </table:table-cell>
          <table:table-cell office:value-type="string" calcext:value-type="string">
            <text:p>2018-05-15.12:28:37.087499</text:p>
          </table:table-cell>
          <table:table-cell office:value-type="float" office:value="2904416" calcext:value-type="float">
            <text:p>2904416</text:p>
          </table:table-cell>
        </table:table-row>
        <table:table-row table:style-name="ro1">
          <table:table-cell office:value-type="string" calcext:value-type="string">
            <text:p>2018-05-15.12:28:09.274315</text:p>
          </table:table-cell>
          <table:table-cell office:value-type="float" office:value="3086990" calcext:value-type="float">
            <text:p>3086990</text:p>
          </table:table-cell>
          <table:table-cell office:value-type="string" calcext:value-type="string">
            <text:p>2018-05-15.12:28:40.535781</text:p>
          </table:table-cell>
          <table:table-cell office:value-type="float" office:value="3307271" calcext:value-type="float">
            <text:p>3307271</text:p>
          </table:table-cell>
        </table:table-row>
        <table:table-row table:style-name="ro1">
          <table:table-cell office:value-type="string" calcext:value-type="string">
            <text:p>2018-05-15.12:28:12.316250</text:p>
          </table:table-cell>
          <table:table-cell office:value-type="float" office:value="2899589" calcext:value-type="float">
            <text:p>2899589</text:p>
          </table:table-cell>
          <table:table-cell office:value-type="string" calcext:value-type="string">
            <text:p>2018-05-15.12:28:43.742536</text:p>
          </table:table-cell>
          <table:table-cell office:value-type="float" office:value="3056509" calcext:value-type="float">
            <text:p>3056509</text:p>
          </table:table-cell>
        </table:table-row>
        <table:table-row table:style-name="ro1">
          <table:table-cell office:value-type="string" calcext:value-type="string">
            <text:p>2018-05-15.12:28:15.343746</text:p>
          </table:table-cell>
          <table:table-cell office:value-type="float" office:value="2897212" calcext:value-type="float">
            <text:p>2897212</text:p>
          </table:table-cell>
          <table:table-cell office:value-type="string" calcext:value-type="string">
            <text:p>2018-05-15.12:28:47.074194</text:p>
          </table:table-cell>
          <table:table-cell office:value-type="float" office:value="3194412" calcext:value-type="float">
            <text:p>3194412</text:p>
          </table:table-cell>
        </table:table-row>
        <table:table-row table:style-name="ro1">
          <table:table-cell office:value-type="string" calcext:value-type="string">
            <text:p>2018-05-15.12:28:18.590681</text:p>
          </table:table-cell>
          <table:table-cell office:value-type="float" office:value="3104306" calcext:value-type="float">
            <text:p>3104306</text:p>
          </table:table-cell>
          <table:table-cell office:value-type="string" calcext:value-type="string">
            <text:p>2018-05-15.12:28:50.415062</text:p>
          </table:table-cell>
          <table:table-cell office:value-type="float" office:value="3192829" calcext:value-type="float">
            <text:p>3192829</text:p>
          </table:table-cell>
        </table:table-row>
        <table:table-row table:style-name="ro1">
          <table:table-cell office:value-type="string" calcext:value-type="string">
            <text:p>2018-05-15.12:28:21.519316</text:p>
          </table:table-cell>
          <table:table-cell office:value-type="float" office:value="2797628" calcext:value-type="float">
            <text:p>2797628</text:p>
          </table:table-cell>
          <table:table-cell office:value-type="string" calcext:value-type="string">
            <text:p>2018-05-15.12:28:53.449925</text:p>
          </table:table-cell>
          <table:table-cell office:value-type="float" office:value="2893521" calcext:value-type="float">
            <text:p>2893521</text:p>
          </table:table-cell>
        </table:table-row>
        <table:table-row table:style-name="ro1">
          <table:table-cell office:value-type="string" calcext:value-type="string">
            <text:p>2018-05-15.12:28:24.681112</text:p>
          </table:table-cell>
          <table:table-cell office:value-type="float" office:value="3030210" calcext:value-type="float">
            <text:p>3030210</text:p>
          </table:table-cell>
          <table:table-cell office:value-type="string" calcext:value-type="string">
            <text:p>2018-05-15.12:28:56.691293</text:p>
          </table:table-cell>
          <table:table-cell office:value-type="float" office:value="3107056" calcext:value-type="float">
            <text:p>3107056</text:p>
          </table:table-cell>
        </table:table-row>
        <table:table-row table:style-name="ro1">
          <table:table-cell office:value-type="string" calcext:value-type="string">
            <text:p>2018-05-15.12:28:27.780785</text:p>
          </table:table-cell>
          <table:table-cell office:value-type="float" office:value="2955545" calcext:value-type="float">
            <text:p>2955545</text:p>
          </table:table-cell>
          <table:table-cell office:value-type="string" calcext:value-type="string">
            <text:p>2018-05-15.12:28:59.910590</text:p>
          </table:table-cell>
          <table:table-cell office:value-type="float" office:value="3068950" calcext:value-type="float">
            <text:p>3068950</text:p>
          </table:table-cell>
        </table:table-row>
        <table:table-row table:style-name="ro1">
          <table:table-cell office:value-type="string" calcext:value-type="string">
            <text:p>2018-05-15.12:28:30.737626</text:p>
          </table:table-cell>
          <table:table-cell office:value-type="float" office:value="2823075" calcext:value-type="float">
            <text:p>2823075</text:p>
          </table:table-cell>
          <table:table-cell office:value-type="string" calcext:value-type="string">
            <text:p>2018-05-15.12:29:02.974369</text:p>
          </table:table-cell>
          <table:table-cell office:value-type="float" office:value="2930637" calcext:value-type="float">
            <text:p>2930637</text:p>
          </table:table-cell>
        </table:table-row>
        <table:table-row table:style-name="ro1">
          <table:table-cell office:value-type="string" calcext:value-type="string">
            <text:p>2018-05-15.12:28:34.006362</text:p>
          </table:table-cell>
          <table:table-cell office:value-type="float" office:value="3112699" calcext:value-type="float">
            <text:p>3112699</text:p>
          </table:table-cell>
          <table:table-cell office:value-type="string" calcext:value-type="string">
            <text:p>2018-05-15.12:29:06.336335</text:p>
          </table:table-cell>
          <table:table-cell office:value-type="float" office:value="3206449" calcext:value-type="float">
            <text:p>3206449</text:p>
          </table:table-cell>
        </table:table-row>
        <table:table-row table:style-name="ro1">
          <table:table-cell office:value-type="string" calcext:value-type="string">
            <text:p>2018-05-15.12:28:36.981151</text:p>
          </table:table-cell>
          <table:table-cell office:value-type="float" office:value="2823478" calcext:value-type="float">
            <text:p>2823478</text:p>
          </table:table-cell>
          <table:table-cell office:value-type="string" calcext:value-type="string">
            <text:p>2018-05-15.12:29:09.475971</text:p>
          </table:table-cell>
          <table:table-cell office:value-type="float" office:value="2981095" calcext:value-type="float">
            <text:p>2981095</text:p>
          </table:table-cell>
        </table:table-row>
        <table:table-row table:style-name="ro1">
          <table:table-cell office:value-type="string" calcext:value-type="string">
            <text:p>2018-05-15.12:28:40.084942</text:p>
          </table:table-cell>
          <table:table-cell office:value-type="float" office:value="2967011" calcext:value-type="float">
            <text:p>2967011</text:p>
          </table:table-cell>
          <table:table-cell office:value-type="string" calcext:value-type="string">
            <text:p>2018-05-15.12:29:12.730774</text:p>
          </table:table-cell>
          <table:table-cell office:value-type="float" office:value="3115234" calcext:value-type="float">
            <text:p>3115234</text:p>
          </table:table-cell>
        </table:table-row>
        <table:table-row table:style-name="ro1">
          <table:table-cell office:value-type="string" calcext:value-type="string">
            <text:p>2018-05-15.12:28:43.256109</text:p>
          </table:table-cell>
          <table:table-cell office:value-type="float" office:value="3023055" calcext:value-type="float">
            <text:p>3023055</text:p>
          </table:table-cell>
          <table:table-cell office:value-type="string" calcext:value-type="string">
            <text:p>2018-05-15.12:29:15.935663</text:p>
          </table:table-cell>
          <table:table-cell office:value-type="float" office:value="3052304" calcext:value-type="float">
            <text:p>3052304</text:p>
          </table:table-cell>
        </table:table-row>
        <table:table-row table:style-name="ro1">
          <table:table-cell office:value-type="string" calcext:value-type="string">
            <text:p>2018-05-15.12:28:46.190339</text:p>
          </table:table-cell>
          <table:table-cell office:value-type="float" office:value="2799998" calcext:value-type="float">
            <text:p>2799998</text:p>
          </table:table-cell>
          <table:table-cell office:value-type="string" calcext:value-type="string">
            <text:p>2018-05-15.12:29:18.997066</text:p>
          </table:table-cell>
          <table:table-cell office:value-type="float" office:value="2919052" calcext:value-type="float">
            <text:p>2919052</text:p>
          </table:table-cell>
        </table:table-row>
        <table:table-row table:style-name="ro1">
          <table:table-cell office:value-type="string" calcext:value-type="string">
            <text:p>2018-05-15.12:28:49.680859</text:p>
          </table:table-cell>
          <table:table-cell office:value-type="float" office:value="3357123" calcext:value-type="float">
            <text:p>3357123</text:p>
          </table:table-cell>
          <table:table-cell office:value-type="string" calcext:value-type="string">
            <text:p>2018-05-15.12:29:22.351025</text:p>
          </table:table-cell>
          <table:table-cell office:value-type="float" office:value="3198319" calcext:value-type="float">
            <text:p>3198319</text:p>
          </table:table-cell>
        </table:table-row>
        <table:table-row table:style-name="ro1">
          <table:table-cell office:value-type="string" calcext:value-type="string">
            <text:p>2018-05-15.12:28:52.912819</text:p>
          </table:table-cell>
          <table:table-cell office:value-type="float" office:value="3085169" calcext:value-type="float">
            <text:p>3085169</text:p>
          </table:table-cell>
          <table:table-cell office:value-type="string" calcext:value-type="string">
            <text:p>2018-05-15.12:29:25.392113</text:p>
          </table:table-cell>
          <table:table-cell office:value-type="float" office:value="2889954" calcext:value-type="float">
            <text:p>2889954</text:p>
          </table:table-cell>
        </table:table-row>
        <table:table-row table:style-name="ro1">
          <table:table-cell office:value-type="string" calcext:value-type="string">
            <text:p>2018-05-15.12:28:55.996083</text:p>
          </table:table-cell>
          <table:table-cell office:value-type="float" office:value="2949216" calcext:value-type="float">
            <text:p>2949216</text:p>
          </table:table-cell>
          <table:table-cell office:value-type="string" calcext:value-type="string">
            <text:p>2018-05-15.12:29:28.640368</text:p>
          </table:table-cell>
          <table:table-cell office:value-type="float" office:value="3110342" calcext:value-type="float">
            <text:p>3110342</text:p>
          </table:table-cell>
        </table:table-row>
        <table:table-row table:style-name="ro1">
          <table:table-cell office:value-type="string" calcext:value-type="string">
            <text:p>2018-05-15.12:28:59.184298</text:p>
          </table:table-cell>
          <table:table-cell office:value-type="float" office:value="3041545" calcext:value-type="float">
            <text:p>3041545</text:p>
          </table:table-cell>
          <table:table-cell office:value-type="string" calcext:value-type="string">
            <text:p>2018-05-15.12:29:33.059367</text:p>
          </table:table-cell>
          <table:table-cell office:value-type="float" office:value="4266763" calcext:value-type="float">
            <text:p>4266763</text:p>
          </table:table-cell>
        </table:table-row>
        <table:table-row table:style-name="ro1">
          <table:table-cell office:value-type="string" calcext:value-type="string">
            <text:p>2018-05-15.12:29:02.119025</text:p>
          </table:table-cell>
          <table:table-cell office:value-type="float" office:value="2800942" calcext:value-type="float">
            <text:p>2800942</text:p>
          </table:table-cell>
          <table:table-cell office:value-type="string" calcext:value-type="string">
            <text:p>2018-05-15.12:29:36.715096</text:p>
          </table:table-cell>
          <table:table-cell office:value-type="float" office:value="3401527" calcext:value-type="float">
            <text:p>3401527</text:p>
          </table:table-cell>
        </table:table-row>
        <table:table-row table:style-name="ro1">
          <table:table-cell office:value-type="string" calcext:value-type="string">
            <text:p>2018-05-15.12:29:05.345299</text:p>
          </table:table-cell>
          <table:table-cell office:value-type="float" office:value="3092570" calcext:value-type="float">
            <text:p>3092570</text:p>
          </table:table-cell>
          <table:table-cell office:value-type="string" calcext:value-type="string">
            <text:p>2018-05-15.12:29:39.644034</text:p>
          </table:table-cell>
          <table:table-cell office:value-type="float" office:value="2795421" calcext:value-type="float">
            <text:p>2795421</text:p>
          </table:table-cell>
        </table:table-row>
        <table:table-row table:style-name="ro1">
          <table:table-cell office:value-type="string" calcext:value-type="string">
            <text:p>2018-05-15.12:29:08.411187</text:p>
          </table:table-cell>
          <table:table-cell office:value-type="float" office:value="2918960" calcext:value-type="float">
            <text:p>2918960</text:p>
          </table:table-cell>
          <table:table-cell office:value-type="string" calcext:value-type="string">
            <text:p>2018-05-15.12:29:43.176955</text:p>
          </table:table-cell>
          <table:table-cell office:value-type="float" office:value="3392222" calcext:value-type="float">
            <text:p>3392222</text:p>
          </table:table-cell>
        </table:table-row>
        <table:table-row table:style-name="ro1">
          <table:table-cell office:value-type="string" calcext:value-type="string">
            <text:p>2018-05-15.12:29:11.445449</text:p>
          </table:table-cell>
          <table:table-cell office:value-type="float" office:value="2900351" calcext:value-type="float">
            <text:p>2900351</text:p>
          </table:table-cell>
          <table:table-cell office:value-type="string" calcext:value-type="string">
            <text:p>2018-05-15.12:29:47.547075</text:p>
          </table:table-cell>
          <table:table-cell office:value-type="float" office:value="4160844" calcext:value-type="float">
            <text:p>4160844</text:p>
          </table:table-cell>
        </table:table-row>
        <table:table-row table:style-name="ro1">
          <table:table-cell office:value-type="string" calcext:value-type="string">
            <text:p>2018-05-15.12:29:14.682882</text:p>
          </table:table-cell>
          <table:table-cell office:value-type="float" office:value="3090141" calcext:value-type="float">
            <text:p>3090141</text:p>
          </table:table-cell>
          <table:table-cell office:value-type="string" calcext:value-type="string">
            <text:p>2018-05-15.12:29:51.080482</text:p>
          </table:table-cell>
          <table:table-cell office:value-type="float" office:value="3382917" calcext:value-type="float">
            <text:p>3382917</text:p>
          </table:table-cell>
        </table:table-row>
        <table:table-row table:style-name="ro1">
          <table:table-cell office:value-type="string" calcext:value-type="string">
            <text:p>2018-05-15.12:29:17.620374</text:p>
          </table:table-cell>
          <table:table-cell office:value-type="float" office:value="2798170" calcext:value-type="float">
            <text:p>2798170</text:p>
          </table:table-cell>
          <table:table-cell office:value-type="string" calcext:value-type="string">
            <text:p>2018-05-15.12:29:54.104026</text:p>
          </table:table-cell>
          <table:table-cell office:value-type="float" office:value="2883159" calcext:value-type="float">
            <text:p>2883159</text:p>
          </table:table-cell>
        </table:table-row>
        <table:table-row table:style-name="ro1">
          <table:table-cell office:value-type="string" calcext:value-type="string">
            <text:p>2018-05-15.12:29:20.795821</text:p>
          </table:table-cell>
          <table:table-cell office:value-type="float" office:value="3036633" calcext:value-type="float">
            <text:p>3036633</text:p>
          </table:table-cell>
          <table:table-cell office:value-type="string" calcext:value-type="string">
            <text:p>2018-05-15.12:29:57.675460</text:p>
          </table:table-cell>
          <table:table-cell office:value-type="float" office:value="3434774" calcext:value-type="float">
            <text:p>3434774</text:p>
          </table:table-cell>
        </table:table-row>
        <table:table-row table:style-name="ro1">
          <table:table-cell office:value-type="string" calcext:value-type="string">
            <text:p>2018-05-15.12:29:23.898435</text:p>
          </table:table-cell>
          <table:table-cell office:value-type="float" office:value="2951658" calcext:value-type="float">
            <text:p>2951658</text:p>
          </table:table-cell>
          <table:table-cell office:value-type="string" calcext:value-type="string">
            <text:p>2018-05-15.12:30:00.782409</text:p>
          </table:table-cell>
          <table:table-cell office:value-type="float" office:value="2951789" calcext:value-type="float">
            <text:p>2951789</text:p>
          </table:table-cell>
        </table:table-row>
        <table:table-row table:style-name="ro1">
          <table:table-cell office:value-type="string" calcext:value-type="string">
            <text:p>2018-05-15.12:29:26.870710</text:p>
          </table:table-cell>
          <table:table-cell office:value-type="float" office:value="2836167" calcext:value-type="float">
            <text:p>2836167</text:p>
          </table:table-cell>
          <table:table-cell office:value-type="string" calcext:value-type="string">
            <text:p>2018-05-15.12:30:03.951604</text:p>
          </table:table-cell>
          <table:table-cell office:value-type="float" office:value="3026997" calcext:value-type="float">
            <text:p>3026997</text:p>
          </table:table-cell>
        </table:table-row>
        <table:table-row table:style-name="ro1">
          <table:table-cell office:value-type="string" calcext:value-type="string">
            <text:p>2018-05-15.12:29:30.128005</text:p>
          </table:table-cell>
          <table:table-cell office:value-type="float" office:value="3108195" calcext:value-type="float">
            <text:p>3108195</text:p>
          </table:table-cell>
          <table:table-cell office:value-type="string" calcext:value-type="string">
            <text:p>2018-05-15.12:30:07.417646</text:p>
          </table:table-cell>
          <table:table-cell office:value-type="float" office:value="3310795" calcext:value-type="float">
            <text:p>3310795</text:p>
          </table:table-cell>
        </table:table-row>
        <table:table-row table:style-name="ro1">
          <table:table-cell office:value-type="string" calcext:value-type="string">
            <text:p>2018-05-15.12:29:35.054282</text:p>
          </table:table-cell>
          <table:table-cell office:value-type="float" office:value="4777900" calcext:value-type="float">
            <text:p>4777900</text:p>
          </table:table-cell>
          <table:table-cell office:value-type="string" calcext:value-type="string">
            <text:p>2018-05-15.12:30:10.435865</text:p>
          </table:table-cell>
          <table:table-cell office:value-type="float" office:value="2879486" calcext:value-type="float">
            <text:p>2879486</text:p>
          </table:table-cell>
        </table:table-row>
        <table:table-row table:style-name="ro1">
          <table:table-cell office:value-type="string" calcext:value-type="string">
            <text:p>2018-05-15.12:29:37.809640</text:p>
          </table:table-cell>
          <table:table-cell office:value-type="float" office:value="2625825" calcext:value-type="float">
            <text:p>2625825</text:p>
          </table:table-cell>
          <table:table-cell office:value-type="string" calcext:value-type="string">
            <text:p>2018-05-15.12:30:13.787361</text:p>
          </table:table-cell>
          <table:table-cell office:value-type="float" office:value="3207857" calcext:value-type="float">
            <text:p>3207857</text:p>
          </table:table-cell>
        </table:table-row>
        <table:table-row table:style-name="ro1">
          <table:table-cell office:value-type="string" calcext:value-type="string">
            <text:p>2018-05-15.12:29:40.695337</text:p>
          </table:table-cell>
          <table:table-cell office:value-type="float" office:value="2757310" calcext:value-type="float">
            <text:p>2757310</text:p>
          </table:table-cell>
          <table:table-cell office:value-type="string" calcext:value-type="string">
            <text:p>2018-05-15.12:30:18.921568</text:p>
          </table:table-cell>
          <table:table-cell office:value-type="float" office:value="4975789" calcext:value-type="float">
            <text:p>4975789</text:p>
          </table:table-cell>
        </table:table-row>
        <table:table-row table:style-name="ro1">
          <table:table-cell office:value-type="string" calcext:value-type="string">
            <text:p>2018-05-15.12:29:44.272328</text:p>
          </table:table-cell>
          <table:table-cell office:value-type="float" office:value="3441185" calcext:value-type="float">
            <text:p>3441185</text:p>
          </table:table-cell>
          <table:table-cell office:value-type="string" calcext:value-type="string">
            <text:p>2018-05-15.12:30:22.021715</text:p>
          </table:table-cell>
          <table:table-cell office:value-type="float" office:value="2961354" calcext:value-type="float">
            <text:p>2961354</text:p>
          </table:table-cell>
        </table:table-row>
        <table:table-row table:style-name="ro1">
          <table:table-cell office:value-type="string" calcext:value-type="string">
            <text:p>2018-05-15.12:29:48.221244</text:p>
          </table:table-cell>
          <table:table-cell office:value-type="float" office:value="3743878" calcext:value-type="float">
            <text:p>3743878</text:p>
          </table:table-cell>
          <table:table-cell office:value-type="string" calcext:value-type="string">
            <text:p>2018-05-15.12:30:25.060712</text:p>
          </table:table-cell>
          <table:table-cell office:value-type="float" office:value="2904597" calcext:value-type="float">
            <text:p>2904597</text:p>
          </table:table-cell>
        </table:table-row>
        <table:table-row table:style-name="ro1">
          <table:table-cell office:value-type="string" calcext:value-type="string">
            <text:p>2018-05-15.12:29:51.381814</text:p>
          </table:table-cell>
          <table:table-cell office:value-type="float" office:value="3010731" calcext:value-type="float">
            <text:p>3010731</text:p>
          </table:table-cell>
          <table:table-cell office:value-type="string" calcext:value-type="string">
            <text:p>2018-05-15.12:30:28.304278</text:p>
          </table:table-cell>
          <table:table-cell office:value-type="float" office:value="3104099" calcext:value-type="float">
            <text:p>3104099</text:p>
          </table:table-cell>
        </table:table-row>
        <table:table-row table:style-name="ro1">
          <table:table-cell office:value-type="string" calcext:value-type="string">
            <text:p>2018-05-15.12:29:54.334324</text:p>
          </table:table-cell>
          <table:table-cell office:value-type="float" office:value="2815626" calcext:value-type="float">
            <text:p>2815626</text:p>
          </table:table-cell>
          <table:table-cell office:value-type="string" calcext:value-type="string">
            <text:p>2018-05-15.12:30:32.889079</text:p>
          </table:table-cell>
          <table:table-cell office:value-type="float" office:value="4394758" calcext:value-type="float">
            <text:p>4394758</text:p>
          </table:table-cell>
        </table:table-row>
        <table:table-row table:style-name="ro1">
          <table:table-cell office:value-type="string" calcext:value-type="string">
            <text:p>2018-05-15.12:29:57.582905</text:p>
          </table:table-cell>
          <table:table-cell office:value-type="float" office:value="3111046" calcext:value-type="float">
            <text:p>3111046</text:p>
          </table:table-cell>
          <table:table-cell office:value-type="string" calcext:value-type="string">
            <text:p>2018-05-15.12:30:36.550794</text:p>
          </table:table-cell>
          <table:table-cell office:value-type="float" office:value="3475326" calcext:value-type="float">
            <text:p>3475326</text:p>
          </table:table-cell>
        </table:table-row>
        <table:table-row table:style-name="ro1">
          <table:table-cell office:value-type="string" calcext:value-type="string">
            <text:p>2018-05-15.12:30:00.611366</text:p>
          </table:table-cell>
          <table:table-cell office:value-type="float" office:value="2880013" calcext:value-type="float">
            <text:p>2880013</text:p>
          </table:table-cell>
          <table:table-cell office:value-type="string" calcext:value-type="string">
            <text:p>2018-05-15.12:30:39.623137</text:p>
          </table:table-cell>
          <table:table-cell office:value-type="float" office:value="2921239" calcext:value-type="float">
            <text:p>2921239</text:p>
          </table:table-cell>
        </table:table-row>
        <table:table-row table:style-name="ro1">
          <table:table-cell office:value-type="string" calcext:value-type="string">
            <text:p>2018-05-15.12:30:03.651999</text:p>
          </table:table-cell>
          <table:table-cell office:value-type="float" office:value="2906760" calcext:value-type="float">
            <text:p>2906760</text:p>
          </table:table-cell>
          <table:table-cell office:value-type="string" calcext:value-type="string">
            <text:p>2018-05-15.12:30:43.016013</text:p>
          </table:table-cell>
          <table:table-cell office:value-type="float" office:value="3253169" calcext:value-type="float">
            <text:p>3253169</text:p>
          </table:table-cell>
        </table:table-row>
        <table:table-row table:style-name="ro1">
          <table:table-cell office:value-type="string" calcext:value-type="string">
            <text:p>2018-05-15.12:30:06.865738</text:p>
          </table:table-cell>
          <table:table-cell office:value-type="float" office:value="3066686" calcext:value-type="float">
            <text:p>3066686</text:p>
          </table:table-cell>
          <table:table-cell office:value-type="string" calcext:value-type="string">
            <text:p>2018-05-15.12:30:46.239974</text:p>
          </table:table-cell>
          <table:table-cell office:value-type="float" office:value="3071502" calcext:value-type="float">
            <text:p>3071502</text:p>
          </table:table-cell>
        </table:table-row>
        <table:table-row table:style-name="ro1">
          <table:table-cell office:value-type="string" calcext:value-type="string">
            <text:p>2018-05-15.12:30:09.790998</text:p>
          </table:table-cell>
          <table:table-cell office:value-type="float" office:value="2792115" calcext:value-type="float">
            <text:p>2792115</text:p>
          </table:table-cell>
          <table:table-cell office:value-type="string" calcext:value-type="string">
            <text:p>2018-05-15.12:30:49.450194</text:p>
          </table:table-cell>
          <table:table-cell office:value-type="float" office:value="3069048" calcext:value-type="float">
            <text:p>3069048</text:p>
          </table:table-cell>
        </table:table-row>
        <table:table-row table:style-name="ro1">
          <table:table-cell office:value-type="string" calcext:value-type="string">
            <text:p>2018-05-15.12:30:12.966173</text:p>
          </table:table-cell>
          <table:table-cell office:value-type="float" office:value="3040340" calcext:value-type="float">
            <text:p>3040340</text:p>
          </table:table-cell>
          <table:table-cell office:value-type="string" calcext:value-type="string">
            <text:p>2018-05-15.12:30:53.678964</text:p>
          </table:table-cell>
          <table:table-cell office:value-type="float" office:value="4048647" calcext:value-type="float">
            <text:p>4048647</text:p>
          </table:table-cell>
        </table:table-row>
        <table:table-row table:style-name="ro1">
          <table:table-cell office:value-type="string" calcext:value-type="string">
            <text:p>2018-05-15.12:30:17.590516</text:p>
          </table:table-cell>
          <table:table-cell office:value-type="float" office:value="4477994" calcext:value-type="float">
            <text:p>4477994</text:p>
          </table:table-cell>
          <table:table-cell office:value-type="string" calcext:value-type="string">
            <text:p>2018-05-15.12:30:57.128723</text:p>
          </table:table-cell>
          <table:table-cell office:value-type="float" office:value="3269611" calcext:value-type="float">
            <text:p>3269611</text:p>
          </table:table-cell>
        </table:table-row>
        <table:table-row table:style-name="ro1">
          <table:table-cell office:value-type="string" calcext:value-type="string">
            <text:p>2018-05-15.12:30:21.006904</text:p>
          </table:table-cell>
          <table:table-cell office:value-type="float" office:value="3155147" calcext:value-type="float">
            <text:p>3155147</text:p>
          </table:table-cell>
          <table:table-cell office:value-type="string" calcext:value-type="string">
            <text:p>2018-05-15.12:31:00.534479</text:p>
          </table:table-cell>
          <table:table-cell office:value-type="float" office:value="3222871" calcext:value-type="float">
            <text:p>3222871</text:p>
          </table:table-cell>
        </table:table-row>
        <table:table-row table:style-name="ro1">
          <table:table-cell office:value-type="string" calcext:value-type="string">
            <text:p>2018-05-15.12:30:24.222875</text:p>
          </table:table-cell>
          <table:table-cell office:value-type="float" office:value="3082310" calcext:value-type="float">
            <text:p>3082310</text:p>
          </table:table-cell>
          <table:table-cell office:value-type="string" calcext:value-type="string">
            <text:p>2018-05-15.12:31:03.593045</text:p>
          </table:table-cell>
          <table:table-cell office:value-type="float" office:value="2907060" calcext:value-type="float">
            <text:p>2907060</text:p>
          </table:table-cell>
        </table:table-row>
        <table:table-row table:style-name="ro1">
          <table:table-cell office:value-type="string" calcext:value-type="string">
            <text:p>2018-05-15.12:30:27.188935</text:p>
          </table:table-cell>
          <table:table-cell office:value-type="float" office:value="2822777" calcext:value-type="float">
            <text:p>2822777</text:p>
          </table:table-cell>
          <table:table-cell office:value-type="string" calcext:value-type="string">
            <text:p>2018-05-15.12:31:06.781522</text:p>
          </table:table-cell>
          <table:table-cell office:value-type="float" office:value="3051699" calcext:value-type="float">
            <text:p>3051699</text:p>
          </table:table-cell>
        </table:table-row>
        <table:table-row table:style-name="ro1">
          <table:table-cell office:value-type="string" calcext:value-type="string">
            <text:p>2018-05-15.12:30:31.058395</text:p>
          </table:table-cell>
          <table:table-cell office:value-type="float" office:value="3736168" calcext:value-type="float">
            <text:p>3736168</text:p>
          </table:table-cell>
          <table:table-cell office:value-type="string" calcext:value-type="string">
            <text:p>2018-05-15.12:31:10.017926</text:p>
          </table:table-cell>
          <table:table-cell office:value-type="float" office:value="3082568" calcext:value-type="float">
            <text:p>3082568</text:p>
          </table:table-cell>
        </table:table-row>
        <table:table-row table:style-name="ro1">
          <table:table-cell office:value-type="string" calcext:value-type="string">
            <text:p>2018-05-15.12:30:34.922256</text:p>
          </table:table-cell>
          <table:table-cell office:value-type="float" office:value="3662279" calcext:value-type="float">
            <text:p>3662279</text:p>
          </table:table-cell>
          <table:table-cell office:value-type="string" calcext:value-type="string">
            <text:p>2018-05-15.12:31:13.020910</text:p>
          </table:table-cell>
          <table:table-cell office:value-type="float" office:value="2865702" calcext:value-type="float">
            <text:p>2865702</text:p>
          </table:table-cell>
        </table:table-row>
        <table:table-row table:style-name="ro1">
          <table:table-cell office:value-type="string" calcext:value-type="string">
            <text:p>2018-05-15.12:30:38.287888</text:p>
          </table:table-cell>
          <table:table-cell office:value-type="float" office:value="3218412" calcext:value-type="float">
            <text:p>3218412</text:p>
          </table:table-cell>
          <table:table-cell office:value-type="string" calcext:value-type="string">
            <text:p>2018-05-15.12:31:16.373044</text:p>
          </table:table-cell>
          <table:table-cell office:value-type="float" office:value="3197338" calcext:value-type="float">
            <text:p>3197338</text:p>
          </table:table-cell>
        </table:table-row>
        <table:table-row table:style-name="ro1">
          <table:table-cell office:value-type="string" calcext:value-type="string">
            <text:p>2018-05-15.12:30:41.486577</text:p>
          </table:table-cell>
          <table:table-cell office:value-type="float" office:value="3060121" calcext:value-type="float">
            <text:p>3060121</text:p>
          </table:table-cell>
          <table:table-cell office:value-type="string" calcext:value-type="string">
            <text:p>2018-05-15.12:31:19.450559</text:p>
          </table:table-cell>
          <table:table-cell office:value-type="float" office:value="2926760" calcext:value-type="float">
            <text:p>2926760</text:p>
          </table:table-cell>
        </table:table-row>
        <table:table-row table:style-name="ro1">
          <table:table-cell office:value-type="string" calcext:value-type="string">
            <text:p>2018-05-15.12:30:44.737893</text:p>
          </table:table-cell>
          <table:table-cell office:value-type="float" office:value="3103756" calcext:value-type="float">
            <text:p>3103756</text:p>
          </table:table-cell>
          <table:table-cell office:value-type="string" calcext:value-type="string">
            <text:p>2018-05-15.12:31:22.611403</text:p>
          </table:table-cell>
          <table:table-cell office:value-type="float" office:value="3023106" calcext:value-type="float">
            <text:p>3023106</text:p>
          </table:table-cell>
        </table:table-row>
        <table:table-row table:style-name="ro1">
          <table:table-cell office:value-type="string" calcext:value-type="string">
            <text:p>2018-05-15.12:30:47.697107</text:p>
          </table:table-cell>
          <table:table-cell office:value-type="float" office:value="2810994" calcext:value-type="float">
            <text:p>2810994</text:p>
          </table:table-cell>
          <table:table-cell office:value-type="string" calcext:value-type="string">
            <text:p>2018-05-15.12:31:26.099104</text:p>
          </table:table-cell>
          <table:table-cell office:value-type="float" office:value="3339343" calcext:value-type="float">
            <text:p>3339343</text:p>
          </table:table-cell>
        </table:table-row>
        <table:table-row table:style-name="ro1">
          <table:table-cell office:value-type="string" calcext:value-type="string">
            <text:p>2018-05-15.12:30:51.023238</text:p>
          </table:table-cell>
          <table:table-cell office:value-type="float" office:value="3189115" calcext:value-type="float">
            <text:p>3189115</text:p>
          </table:table-cell>
          <table:table-cell office:value-type="string" calcext:value-type="string">
            <text:p>2018-05-15.12:31:29.136974</text:p>
          </table:table-cell>
          <table:table-cell office:value-type="float" office:value="2891322" calcext:value-type="float">
            <text:p>2891322</text:p>
          </table:table-cell>
        </table:table-row>
        <table:table-row table:style-name="ro1">
          <table:table-cell office:value-type="string" calcext:value-type="string">
            <text:p>2018-05-15.12:30:54.482940</text:p>
          </table:table-cell>
          <table:table-cell office:value-type="float" office:value="3286906" calcext:value-type="float">
            <text:p>3286906</text:p>
          </table:table-cell>
          <table:table-cell office:value-type="string" calcext:value-type="string">
            <text:p>2018-05-15.12:31:32.500684</text:p>
          </table:table-cell>
          <table:table-cell office:value-type="float" office:value="3206301" calcext:value-type="float">
            <text:p>3206301</text:p>
          </table:table-cell>
        </table:table-row>
        <table:table-row table:style-name="ro1">
          <table:table-cell office:value-type="string" calcext:value-type="string">
            <text:p>2018-05-15.12:30:57.475733</text:p>
          </table:table-cell>
          <table:table-cell office:value-type="float" office:value="2855579" calcext:value-type="float">
            <text:p>2855579</text:p>
          </table:table-cell>
          <table:table-cell office:value-type="string" calcext:value-type="string">
            <text:p>2018-05-15.12:31:35.570501</text:p>
          </table:table-cell>
          <table:table-cell office:value-type="float" office:value="2916477" calcext:value-type="float">
            <text:p>2916477</text:p>
          </table:table-cell>
        </table:table-row>
        <table:table-row table:style-name="ro1">
          <table:table-cell office:value-type="string" calcext:value-type="string">
            <text:p>2018-05-15.12:31:00.727698</text:p>
          </table:table-cell>
          <table:table-cell office:value-type="float" office:value="3100891" calcext:value-type="float">
            <text:p>3100891</text:p>
          </table:table-cell>
          <table:table-cell office:value-type="string" calcext:value-type="string">
            <text:p>2018-05-15.12:31:38.748945</text:p>
          </table:table-cell>
          <table:table-cell office:value-type="float" office:value="3037617" calcext:value-type="float">
            <text:p>3037617</text:p>
          </table:table-cell>
        </table:table-row>
        <table:table-row table:style-name="ro1">
          <table:table-cell office:value-type="string" calcext:value-type="string">
            <text:p>2018-05-15.12:31:03.909661</text:p>
          </table:table-cell>
          <table:table-cell office:value-type="float" office:value="3030488" calcext:value-type="float">
            <text:p>3030488</text:p>
          </table:table-cell>
          <table:table-cell office:value-type="string" calcext:value-type="string">
            <text:p>2018-05-15.12:31:42.242036</text:p>
          </table:table-cell>
          <table:table-cell office:value-type="float" office:value="3336215" calcext:value-type="float">
            <text:p>3336215</text:p>
          </table:table-cell>
        </table:table-row>
        <table:table-row table:style-name="ro1">
          <table:table-cell office:value-type="string" calcext:value-type="string">
            <text:p>2018-05-15.12:31:07.295855</text:p>
          </table:table-cell>
          <table:table-cell office:value-type="float" office:value="3249360" calcext:value-type="float">
            <text:p>3249360</text:p>
          </table:table-cell>
          <table:table-cell office:value-type="string" calcext:value-type="string">
            <text:p>2018-05-15.12:31:45.293290</text:p>
          </table:table-cell>
          <table:table-cell office:value-type="float" office:value="2912141" calcext:value-type="float">
            <text:p>2912141</text:p>
          </table:table-cell>
        </table:table-row>
        <table:table-row table:style-name="ro1">
          <table:table-cell office:value-type="string" calcext:value-type="string">
            <text:p>2018-05-15.12:31:10.400266</text:p>
          </table:table-cell>
          <table:table-cell office:value-type="float" office:value="2953447" calcext:value-type="float">
            <text:p>2953447</text:p>
          </table:table-cell>
          <table:table-cell office:value-type="string" calcext:value-type="string">
            <text:p>2018-05-15.12:31:48.664314</text:p>
          </table:table-cell>
          <table:table-cell office:value-type="float" office:value="3217446" calcext:value-type="float">
            <text:p>3217446</text:p>
          </table:table-cell>
        </table:table-row>
        <table:table-row table:style-name="ro1">
          <table:table-cell office:value-type="string" calcext:value-type="string">
            <text:p>2018-05-15.12:31:13.368759</text:p>
          </table:table-cell>
          <table:table-cell office:value-type="float" office:value="2832696" calcext:value-type="float">
            <text:p>2832696</text:p>
          </table:table-cell>
          <table:table-cell office:value-type="string" calcext:value-type="string">
            <text:p>2018-05-15.12:31:53.964280</text:p>
          </table:table-cell>
          <table:table-cell office:value-type="float" office:value="5147881" calcext:value-type="float">
            <text:p>5147881</text:p>
          </table:table-cell>
        </table:table-row>
        <table:table-row table:style-name="ro1">
          <table:table-cell office:value-type="string" calcext:value-type="string">
            <text:p>2018-05-15.12:31:16.813345</text:p>
          </table:table-cell>
          <table:table-cell office:value-type="float" office:value="3294572" calcext:value-type="float">
            <text:p>3294572</text:p>
          </table:table-cell>
          <table:table-cell office:value-type="string" calcext:value-type="string">
            <text:p>2018-05-15.12:31:56.819628</text:p>
          </table:table-cell>
          <table:table-cell office:value-type="float" office:value="2721899" calcext:value-type="float">
            <text:p>2721899</text:p>
          </table:table-cell>
        </table:table-row>
        <table:table-row table:style-name="ro1">
          <table:table-cell office:value-type="string" calcext:value-type="string">
            <text:p>2018-05-15.12:31:19.766044</text:p>
          </table:table-cell>
          <table:table-cell office:value-type="float" office:value="2802908" calcext:value-type="float">
            <text:p>2802908</text:p>
          </table:table-cell>
          <table:table-cell office:value-type="string" calcext:value-type="string">
            <text:p>2018-05-15.12:31:59.822924</text:p>
          </table:table-cell>
          <table:table-cell office:value-type="float" office:value="2867945" calcext:value-type="float">
            <text:p>2867945</text:p>
          </table:table-cell>
        </table:table-row>
        <table:table-row table:style-name="ro1">
          <table:table-cell office:value-type="string" calcext:value-type="string">
            <text:p>2018-05-15.12:31:22.882755</text:p>
          </table:table-cell>
          <table:table-cell office:value-type="float" office:value="2981499" calcext:value-type="float">
            <text:p>2981499</text:p>
          </table:table-cell>
          <table:table-cell office:value-type="string" calcext:value-type="string">
            <text:p>2018-05-15.12:32:03.874183</text:p>
          </table:table-cell>
          <table:table-cell office:value-type="float" office:value="3906052" calcext:value-type="float">
            <text:p>3906052</text:p>
          </table:table-cell>
        </table:table-row>
        <table:table-row table:style-name="ro1">
          <table:table-cell office:value-type="string" calcext:value-type="string">
            <text:p>2018-05-15.12:31:26.025126</text:p>
          </table:table-cell>
          <table:table-cell office:value-type="float" office:value="2991112" calcext:value-type="float">
            <text:p>2991112</text:p>
          </table:table-cell>
          <table:table-cell office:value-type="string" calcext:value-type="string">
            <text:p>2018-05-15.12:32:07.601211</text:p>
          </table:table-cell>
          <table:table-cell office:value-type="float" office:value="3514437" calcext:value-type="float">
            <text:p>3514437</text:p>
          </table:table-cell>
        </table:table-row>
        <table:table-row table:style-name="ro1">
          <table:table-cell office:value-type="string" calcext:value-type="string">
            <text:p>2018-05-15.12:31:28.952601</text:p>
          </table:table-cell>
          <table:table-cell office:value-type="float" office:value="2791977" calcext:value-type="float">
            <text:p>2791977</text:p>
          </table:table-cell>
          <table:table-cell office:value-type="string" calcext:value-type="string">
            <text:p>2018-05-15.12:32:10.765841</text:p>
          </table:table-cell>
          <table:table-cell office:value-type="float" office:value="3012530" calcext:value-type="float">
            <text:p>3012530</text:p>
          </table:table-cell>
        </table:table-row>
        <table:table-row table:style-name="ro1">
          <table:table-cell office:value-type="string" calcext:value-type="string">
            <text:p>2018-05-15.12:31:32.200359</text:p>
          </table:table-cell>
          <table:table-cell office:value-type="float" office:value="3108342" calcext:value-type="float">
            <text:p>3108342</text:p>
          </table:table-cell>
          <table:table-cell office:value-type="string" calcext:value-type="string">
            <text:p>2018-05-15.12:32:14.088660</text:p>
          </table:table-cell>
          <table:table-cell office:value-type="float" office:value="3181717" calcext:value-type="float">
            <text:p>3181717</text:p>
          </table:table-cell>
        </table:table-row>
        <table:table-row table:style-name="ro1">
          <table:table-cell office:value-type="string" calcext:value-type="string">
            <text:p>2018-05-15.12:31:35.213397</text:p>
          </table:table-cell>
          <table:table-cell office:value-type="float" office:value="2866545" calcext:value-type="float">
            <text:p>2866545</text:p>
          </table:table-cell>
          <table:table-cell office:value-type="string" calcext:value-type="string">
            <text:p>2018-05-15.12:32:17.521482</text:p>
          </table:table-cell>
          <table:table-cell office:value-type="float" office:value="3281331" calcext:value-type="float">
            <text:p>3281331</text:p>
          </table:table-cell>
        </table:table-row>
        <table:table-row table:style-name="ro1">
          <table:table-cell office:value-type="string" calcext:value-type="string">
            <text:p>2018-05-15.12:31:38.262011</text:p>
          </table:table-cell>
          <table:table-cell office:value-type="float" office:value="2915023" calcext:value-type="float">
            <text:p>2915023</text:p>
          </table:table-cell>
          <table:table-cell office:value-type="string" calcext:value-type="string">
            <text:p>2018-05-15.12:32:20.775030</text:p>
          </table:table-cell>
          <table:table-cell office:value-type="float" office:value="3112002" calcext:value-type="float">
            <text:p>3112002</text:p>
          </table:table-cell>
        </table:table-row>
        <table:table-row table:style-name="ro1">
          <table:table-cell office:value-type="string" calcext:value-type="string">
            <text:p>2018-05-15.12:31:41.467141</text:p>
          </table:table-cell>
          <table:table-cell office:value-type="float" office:value="3058413" calcext:value-type="float">
            <text:p>3058413</text:p>
          </table:table-cell>
          <table:table-cell office:value-type="string" calcext:value-type="string">
            <text:p>2018-05-15.12:32:24.106503</text:p>
          </table:table-cell>
          <table:table-cell office:value-type="float" office:value="3194426" calcext:value-type="float">
            <text:p>3194426</text:p>
          </table:table-cell>
        </table:table-row>
        <table:table-row table:style-name="ro1">
          <table:table-cell office:value-type="string" calcext:value-type="string">
            <text:p>2018-05-15.12:31:44.623010</text:p>
          </table:table-cell>
          <table:table-cell office:value-type="float" office:value="3022654" calcext:value-type="float">
            <text:p>3022654</text:p>
          </table:table-cell>
          <table:table-cell office:value-type="string" calcext:value-type="string">
            <text:p>2018-05-15.12:32:27.226807</text:p>
          </table:table-cell>
          <table:table-cell office:value-type="float" office:value="2969730" calcext:value-type="float">
            <text:p>2969730</text:p>
          </table:table-cell>
        </table:table-row>
        <table:table-row table:style-name="ro1">
          <table:table-cell office:value-type="string" calcext:value-type="string">
            <text:p>2018-05-15.12:31:47.827279</text:p>
          </table:table-cell>
          <table:table-cell office:value-type="float" office:value="3071002" calcext:value-type="float">
            <text:p>3071002</text:p>
          </table:table-cell>
          <table:table-cell office:value-type="string" calcext:value-type="string">
            <text:p>2018-05-15.12:32:30.645726</text:p>
          </table:table-cell>
          <table:table-cell office:value-type="float" office:value="3283408" calcext:value-type="float">
            <text:p>3283408</text:p>
          </table:table-cell>
        </table:table-row>
        <table:table-row table:style-name="ro1">
          <table:table-cell office:value-type="string" calcext:value-type="string">
            <text:p>2018-05-15.12:31:52.532563</text:p>
          </table:table-cell>
          <table:table-cell office:value-type="float" office:value="4558035" calcext:value-type="float">
            <text:p>4558035</text:p>
          </table:table-cell>
          <table:table-cell office:value-type="string" calcext:value-type="string">
            <text:p>2018-05-15.12:32:33.918905</text:p>
          </table:table-cell>
          <table:table-cell office:value-type="float" office:value="3120951" calcext:value-type="float">
            <text:p>3120951</text:p>
          </table:table-cell>
        </table:table-row>
        <table:table-row table:style-name="ro1">
          <table:table-cell office:value-type="string" calcext:value-type="string">
            <text:p>2018-05-15.12:31:55.623144</text:p>
          </table:table-cell>
          <table:table-cell office:value-type="float" office:value="2849782" calcext:value-type="float">
            <text:p>2849782</text:p>
          </table:table-cell>
          <table:table-cell office:value-type="string" calcext:value-type="string">
            <text:p>2018-05-15.12:32:36.934478</text:p>
          </table:table-cell>
          <table:table-cell office:value-type="float" office:value="2879223" calcext:value-type="float">
            <text:p>2879223</text:p>
          </table:table-cell>
        </table:table-row>
        <table:table-row table:style-name="ro1">
          <table:table-cell office:value-type="string" calcext:value-type="string">
            <text:p>2018-05-15.12:31:58.461137</text:p>
          </table:table-cell>
          <table:table-cell office:value-type="float" office:value="2706444" calcext:value-type="float">
            <text:p>2706444</text:p>
          </table:table-cell>
          <table:table-cell office:value-type="string" calcext:value-type="string">
            <text:p>2018-05-15.12:32:40.452899</text:p>
          </table:table-cell>
          <table:table-cell office:value-type="float" office:value="3382774" calcext:value-type="float">
            <text:p>3382774</text:p>
          </table:table-cell>
        </table:table-row>
        <table:table-row table:style-name="ro1">
          <table:table-cell office:value-type="string" calcext:value-type="string">
            <text:p>2018-05-15.12:32:01.600530</text:p>
          </table:table-cell>
          <table:table-cell office:value-type="float" office:value="3001781" calcext:value-type="float">
            <text:p>3001781</text:p>
          </table:table-cell>
          <table:table-cell office:value-type="string" calcext:value-type="string">
            <text:p>2018-05-15.12:32:45.750210</text:p>
          </table:table-cell>
          <table:table-cell office:value-type="float" office:value="5146670" calcext:value-type="float">
            <text:p>5146670</text:p>
          </table:table-cell>
        </table:table-row>
        <table:table-row table:style-name="ro1">
          <table:table-cell office:value-type="string" calcext:value-type="string">
            <text:p>2018-05-15.12:32:05.917191</text:p>
          </table:table-cell>
          <table:table-cell office:value-type="float" office:value="4108687" calcext:value-type="float">
            <text:p>4108687</text:p>
          </table:table-cell>
          <table:table-cell office:value-type="string" calcext:value-type="string">
            <text:p>2018-05-15.12:32:49.188095</text:p>
          </table:table-cell>
          <table:table-cell office:value-type="float" office:value="3279322" calcext:value-type="float">
            <text:p>3279322</text:p>
          </table:table-cell>
        </table:table-row>
        <table:table-row table:style-name="ro1">
          <table:table-cell office:value-type="string" calcext:value-type="string">
            <text:p>2018-05-15.12:32:09.165398</text:p>
          </table:table-cell>
          <table:table-cell office:value-type="float" office:value="3098250" calcext:value-type="float">
            <text:p>3098250</text:p>
          </table:table-cell>
          <table:table-cell office:value-type="string" calcext:value-type="string">
            <text:p>2018-05-15.12:32:52.204024</text:p>
          </table:table-cell>
          <table:table-cell office:value-type="float" office:value="2876820" calcext:value-type="float">
            <text:p>2876820</text:p>
          </table:table-cell>
        </table:table-row>
        <table:table-row table:style-name="ro1">
          <table:table-cell office:value-type="string" calcext:value-type="string">
            <text:p>2018-05-15.12:32:12.324735</text:p>
          </table:table-cell>
          <table:table-cell office:value-type="float" office:value="3022590" calcext:value-type="float">
            <text:p>3022590</text:p>
          </table:table-cell>
          <table:table-cell office:value-type="string" calcext:value-type="string">
            <text:p>2018-05-15.12:32:56.850078</text:p>
          </table:table-cell>
          <table:table-cell office:value-type="float" office:value="4504712" calcext:value-type="float">
            <text:p>4504712</text:p>
          </table:table-cell>
        </table:table-row>
        <table:table-row table:style-name="ro1">
          <table:table-cell office:value-type="string" calcext:value-type="string">
            <text:p>2018-05-15.12:32:15.742091</text:p>
          </table:table-cell>
          <table:table-cell office:value-type="float" office:value="3282878" calcext:value-type="float">
            <text:p>3282878</text:p>
          </table:table-cell>
          <table:table-cell office:value-type="string" calcext:value-type="string">
            <text:p>2018-05-15.12:33:00.292106</text:p>
          </table:table-cell>
          <table:table-cell office:value-type="float" office:value="3228071" calcext:value-type="float">
            <text:p>3228071</text:p>
          </table:table-cell>
        </table:table-row>
        <table:table-row table:style-name="ro1">
          <table:table-cell office:value-type="string" calcext:value-type="string">
            <text:p>2018-05-15.12:32:18.831857</text:p>
          </table:table-cell>
          <table:table-cell office:value-type="float" office:value="2940111" calcext:value-type="float">
            <text:p>2940111</text:p>
          </table:table-cell>
          <table:table-cell office:value-type="string" calcext:value-type="string">
            <text:p>2018-05-15.12:33:03.387162</text:p>
          </table:table-cell>
          <table:table-cell office:value-type="float" office:value="2938902" calcext:value-type="float">
            <text:p>2938902</text:p>
          </table:table-cell>
        </table:table-row>
        <table:table-row table:style-name="ro1">
          <table:table-cell office:value-type="string" calcext:value-type="string">
            <text:p>2018-05-15.12:32:21.839590</text:p>
          </table:table-cell>
          <table:table-cell office:value-type="float" office:value="2872070" calcext:value-type="float">
            <text:p>2872070</text:p>
          </table:table-cell>
          <table:table-cell office:value-type="string" calcext:value-type="string">
            <text:p>2018-05-15.12:33:06.800089</text:p>
          </table:table-cell>
          <table:table-cell office:value-type="float" office:value="3272543" calcext:value-type="float">
            <text:p>3272543</text:p>
          </table:table-cell>
        </table:table-row>
        <table:table-row table:style-name="ro1">
          <table:table-cell office:value-type="string" calcext:value-type="string">
            <text:p>2018-05-15.12:32:25.319419</text:p>
          </table:table-cell>
          <table:table-cell office:value-type="float" office:value="3330295" calcext:value-type="float">
            <text:p>3330295</text:p>
          </table:table-cell>
          <table:table-cell office:value-type="string" calcext:value-type="string">
            <text:p>2018-05-15.12:33:10.090449</text:p>
          </table:table-cell>
          <table:table-cell office:value-type="float" office:value="3134384" calcext:value-type="float">
            <text:p>3134384</text:p>
          </table:table-cell>
        </table:table-row>
        <table:table-row table:style-name="ro1">
          <table:table-cell office:value-type="string" calcext:value-type="string">
            <text:p>2018-05-15.12:32:28.250708</text:p>
          </table:table-cell>
          <table:table-cell office:value-type="float" office:value="2795767" calcext:value-type="float">
            <text:p>2795767</text:p>
          </table:table-cell>
          <table:table-cell office:value-type="string" calcext:value-type="string">
            <text:p>2018-05-15.12:33:13.369656</text:p>
          </table:table-cell>
          <table:table-cell office:value-type="float" office:value="3138137" calcext:value-type="float">
            <text:p>3138137</text:p>
          </table:table-cell>
        </table:table-row>
        <table:table-row table:style-name="ro1">
          <table:table-cell office:value-type="string" calcext:value-type="string">
            <text:p>2018-05-15.12:32:31.411265</text:p>
          </table:table-cell>
          <table:table-cell office:value-type="float" office:value="3024237" calcext:value-type="float">
            <text:p>3024237</text:p>
          </table:table-cell>
          <table:table-cell office:value-type="string" calcext:value-type="string">
            <text:p>2018-05-15.12:33:16.742542</text:p>
          </table:table-cell>
          <table:table-cell office:value-type="float" office:value="3219960" calcext:value-type="float">
            <text:p>3219960</text:p>
          </table:table-cell>
        </table:table-row>
        <table:table-row table:style-name="ro1">
          <table:table-cell office:value-type="string" calcext:value-type="string">
            <text:p>2018-05-15.12:32:34.511816</text:p>
          </table:table-cell>
          <table:table-cell office:value-type="float" office:value="2950790" calcext:value-type="float">
            <text:p>2950790</text:p>
          </table:table-cell>
          <table:table-cell office:value-type="string" calcext:value-type="string">
            <text:p>2018-05-15.12:33:19.786147</text:p>
          </table:table-cell>
          <table:table-cell office:value-type="float" office:value="2890342" calcext:value-type="float">
            <text:p>2890342</text:p>
          </table:table-cell>
        </table:table-row>
        <table:table-row table:style-name="ro1">
          <table:table-cell office:value-type="string" calcext:value-type="string">
            <text:p>2018-05-15.12:32:37.476197</text:p>
          </table:table-cell>
          <table:table-cell office:value-type="float" office:value="2827451" calcext:value-type="float">
            <text:p>2827451</text:p>
          </table:table-cell>
          <table:table-cell office:value-type="string" calcext:value-type="string">
            <text:p>2018-05-15.12:33:23.262546</text:p>
          </table:table-cell>
          <table:table-cell office:value-type="float" office:value="3334898" calcext:value-type="float">
            <text:p>3334898</text:p>
          </table:table-cell>
        </table:table-row>
        <table:table-row table:style-name="ro1">
          <table:table-cell office:value-type="string" calcext:value-type="string">
            <text:p>2018-05-15.12:32:40.727964</text:p>
          </table:table-cell>
          <table:table-cell office:value-type="float" office:value="3101861" calcext:value-type="float">
            <text:p>3101861</text:p>
          </table:table-cell>
          <table:table-cell office:value-type="string" calcext:value-type="string">
            <text:p>2018-05-15.12:33:26.477874</text:p>
          </table:table-cell>
          <table:table-cell office:value-type="float" office:value="3061543" calcext:value-type="float">
            <text:p>3061543</text:p>
          </table:table-cell>
        </table:table-row>
        <table:table-row table:style-name="ro1">
          <table:table-cell office:value-type="string" calcext:value-type="string">
            <text:p>2018-05-15.12:32:45.673040</text:p>
          </table:table-cell>
          <table:table-cell office:value-type="float" office:value="4795792" calcext:value-type="float">
            <text:p>4795792</text:p>
          </table:table-cell>
          <table:table-cell office:value-type="string" calcext:value-type="string">
            <text:p>2018-05-15.12:33:29.550964</text:p>
          </table:table-cell>
          <table:table-cell office:value-type="float" office:value="2931902" calcext:value-type="float">
            <text:p>2931902</text:p>
          </table:table-cell>
        </table:table-row>
        <table:table-row table:style-name="ro1">
          <table:table-cell office:value-type="string" calcext:value-type="string">
            <text:p>2018-05-15.12:32:48.812715</text:p>
          </table:table-cell>
          <table:table-cell office:value-type="float" office:value="2990893" calcext:value-type="float">
            <text:p>2990893</text:p>
          </table:table-cell>
          <table:table-cell office:value-type="string" calcext:value-type="string">
            <text:p>2018-05-15.12:33:32.920743</text:p>
          </table:table-cell>
          <table:table-cell office:value-type="float" office:value="3214239" calcext:value-type="float">
            <text:p>3214239</text:p>
          </table:table-cell>
        </table:table-row>
        <table:table-row table:style-name="ro1">
          <table:table-cell office:value-type="string" calcext:value-type="string">
            <text:p>2018-05-15.12:32:51.727147</text:p>
          </table:table-cell>
          <table:table-cell office:value-type="float" office:value="2786803" calcext:value-type="float">
            <text:p>2786803</text:p>
          </table:table-cell>
          <table:table-cell office:value-type="string" calcext:value-type="string">
            <text:p>2018-05-15.12:33:36.223569</text:p>
          </table:table-cell>
          <table:table-cell office:value-type="float" office:value="3148720" calcext:value-type="float">
            <text:p>3148720</text:p>
          </table:table-cell>
        </table:table-row>
        <table:table-row table:style-name="ro1">
          <table:table-cell office:value-type="string" calcext:value-type="string">
            <text:p>2018-05-15.12:32:55.577221</text:p>
          </table:table-cell>
          <table:table-cell office:value-type="float" office:value="3714406" calcext:value-type="float">
            <text:p>3714406</text:p>
          </table:table-cell>
          <table:table-cell office:value-type="string" calcext:value-type="string">
            <text:p>2018-05-15.12:33:39.706050</text:p>
          </table:table-cell>
          <table:table-cell office:value-type="float" office:value="3338662" calcext:value-type="float">
            <text:p>3338662</text:p>
          </table:table-cell>
        </table:table-row>
        <table:table-row table:style-name="ro1">
          <table:table-cell office:value-type="string" calcext:value-type="string">
            <text:p>2018-05-15.12:32:59.304895</text:p>
          </table:table-cell>
          <table:table-cell office:value-type="float" office:value="3525206" calcext:value-type="float">
            <text:p>3525206</text:p>
          </table:table-cell>
          <table:table-cell office:value-type="string" calcext:value-type="string">
            <text:p>2018-05-15.12:33:42.880733</text:p>
          </table:table-cell>
          <table:table-cell office:value-type="float" office:value="3018484" calcext:value-type="float">
            <text:p>3018484</text:p>
          </table:table-cell>
        </table:table-row>
        <table:table-row table:style-name="ro1">
          <table:table-cell office:value-type="string" calcext:value-type="string">
            <text:p>2018-05-15.12:33:02.651796</text:p>
          </table:table-cell>
          <table:table-cell office:value-type="float" office:value="3199837" calcext:value-type="float">
            <text:p>3199837</text:p>
          </table:table-cell>
          <table:table-cell office:value-type="string" calcext:value-type="string">
            <text:p>2018-05-15.12:33:45.986751</text:p>
          </table:table-cell>
          <table:table-cell office:value-type="float" office:value="2966269" calcext:value-type="float">
            <text:p>2966269</text:p>
          </table:table-cell>
        </table:table-row>
        <table:table-row table:style-name="ro1">
          <table:table-cell office:value-type="string" calcext:value-type="string">
            <text:p>2018-05-15.12:33:05.631347</text:p>
          </table:table-cell>
          <table:table-cell office:value-type="float" office:value="2845446" calcext:value-type="float">
            <text:p>2845446</text:p>
          </table:table-cell>
          <table:table-cell office:value-type="string" calcext:value-type="string">
            <text:p>2018-05-15.12:33:49.568306</text:p>
          </table:table-cell>
          <table:table-cell office:value-type="float" office:value="3432636" calcext:value-type="float">
            <text:p>3432636</text:p>
          </table:table-cell>
        </table:table-row>
        <table:table-row table:style-name="ro1">
          <table:table-cell office:value-type="string" calcext:value-type="string">
            <text:p>2018-05-15.12:33:09.138383</text:p>
          </table:table-cell>
          <table:table-cell office:value-type="float" office:value="3360224" calcext:value-type="float">
            <text:p>3360224</text:p>
          </table:table-cell>
          <table:table-cell office:value-type="string" calcext:value-type="string">
            <text:p>2018-05-15.12:33:52.596840</text:p>
          </table:table-cell>
          <table:table-cell office:value-type="float" office:value="2888289" calcext:value-type="float">
            <text:p>2888289</text:p>
          </table:table-cell>
        </table:table-row>
        <table:table-row table:style-name="ro1">
          <table:table-cell office:value-type="string" calcext:value-type="string">
            <text:p>2018-05-15.12:33:12.067294</text:p>
          </table:table-cell>
          <table:table-cell office:value-type="float" office:value="2794314" calcext:value-type="float">
            <text:p>2794314</text:p>
          </table:table-cell>
          <table:table-cell office:value-type="string" calcext:value-type="string">
            <text:p>2018-05-15.12:33:56.141131</text:p>
          </table:table-cell>
          <table:table-cell office:value-type="float" office:value="3405947" calcext:value-type="float">
            <text:p>3405947</text:p>
          </table:table-cell>
        </table:table-row>
        <table:table-row table:style-name="ro1">
          <table:table-cell office:value-type="string" calcext:value-type="string">
            <text:p>2018-05-15.12:33:15.462598</text:p>
          </table:table-cell>
          <table:table-cell office:value-type="float" office:value="3255747" calcext:value-type="float">
            <text:p>3255747</text:p>
          </table:table-cell>
          <table:table-cell office:value-type="string" calcext:value-type="string">
            <text:p>2018-05-15.12:33:59.269456</text:p>
          </table:table-cell>
          <table:table-cell office:value-type="float" office:value="2977586" calcext:value-type="float">
            <text:p>2977586</text:p>
          </table:table-cell>
        </table:table-row>
        <table:table-row table:style-name="ro1">
          <table:table-cell office:value-type="string" calcext:value-type="string">
            <text:p>2018-05-15.12:33:18.562935</text:p>
          </table:table-cell>
          <table:table-cell office:value-type="float" office:value="2953217" calcext:value-type="float">
            <text:p>2953217</text:p>
          </table:table-cell>
          <table:table-cell office:value-type="string" calcext:value-type="string">
            <text:p>2018-05-15.12:34:02.412138</text:p>
          </table:table-cell>
          <table:table-cell office:value-type="float" office:value="3006188" calcext:value-type="float">
            <text:p>3006188</text:p>
          </table:table-cell>
        </table:table-row>
        <table:table-row table:style-name="ro1">
          <table:table-cell office:value-type="string" calcext:value-type="string">
            <text:p>2018-05-15.12:33:21.533083</text:p>
          </table:table-cell>
          <table:table-cell office:value-type="float" office:value="2833535" calcext:value-type="float">
            <text:p>2833535</text:p>
          </table:table-cell>
          <table:table-cell office:value-type="string" calcext:value-type="string">
            <text:p>2018-05-15.12:34:05.700777</text:p>
          </table:table-cell>
          <table:table-cell office:value-type="float" office:value="3138082" calcext:value-type="float">
            <text:p>3138082</text:p>
          </table:table-cell>
        </table:table-row>
        <table:table-row table:style-name="ro1">
          <table:table-cell office:value-type="string" calcext:value-type="string">
            <text:p>2018-05-15.12:33:24.974082</text:p>
          </table:table-cell>
          <table:table-cell office:value-type="float" office:value="3292387" calcext:value-type="float">
            <text:p>3292387</text:p>
          </table:table-cell>
          <table:table-cell office:value-type="string" calcext:value-type="string">
            <text:p>2018-05-15.12:34:08.725030</text:p>
          </table:table-cell>
          <table:table-cell office:value-type="float" office:value="2885198" calcext:value-type="float">
            <text:p>2885198</text:p>
          </table:table-cell>
        </table:table-row>
        <table:table-row table:style-name="ro1">
          <table:table-cell office:value-type="string" calcext:value-type="string">
            <text:p>2018-05-15.12:33:28.138479</text:p>
          </table:table-cell>
          <table:table-cell office:value-type="float" office:value="3014890" calcext:value-type="float">
            <text:p>3014890</text:p>
          </table:table-cell>
          <table:table-cell office:value-type="string" calcext:value-type="string">
            <text:p>2018-05-15.12:34:12.270381</text:p>
          </table:table-cell>
          <table:table-cell office:value-type="float" office:value="3406156" calcext:value-type="float">
            <text:p>3406156</text:p>
          </table:table-cell>
        </table:table-row>
        <table:table-row table:style-name="ro1">
          <table:table-cell office:value-type="string" calcext:value-type="string">
            <text:p>2018-05-15.12:33:31.275223</text:p>
          </table:table-cell>
          <table:table-cell office:value-type="float" office:value="2999223" calcext:value-type="float">
            <text:p>2999223</text:p>
          </table:table-cell>
          <table:table-cell office:value-type="string" calcext:value-type="string">
            <text:p>2018-05-15.12:34:15.397625</text:p>
          </table:table-cell>
          <table:table-cell office:value-type="float" office:value="2972113" calcext:value-type="float">
            <text:p>2972113</text:p>
          </table:table-cell>
        </table:table-row>
        <table:table-row table:style-name="ro1">
          <table:table-cell office:value-type="string" calcext:value-type="string">
            <text:p>2018-05-15.12:33:34.395964</text:p>
          </table:table-cell>
          <table:table-cell office:value-type="float" office:value="2971419" calcext:value-type="float">
            <text:p>2971419</text:p>
          </table:table-cell>
          <table:table-cell office:value-type="string" calcext:value-type="string">
            <text:p>2018-05-15.12:34:18.682688</text:p>
          </table:table-cell>
          <table:table-cell office:value-type="float" office:value="3137234" calcext:value-type="float">
            <text:p>3137234</text:p>
          </table:table-cell>
        </table:table-row>
        <table:table-row table:style-name="ro1">
          <table:table-cell office:value-type="string" calcext:value-type="string">
            <text:p>2018-05-15.12:33:37.587404</text:p>
          </table:table-cell>
          <table:table-cell office:value-type="float" office:value="3055784" calcext:value-type="float">
            <text:p>3055784</text:p>
          </table:table-cell>
          <table:table-cell office:value-type="string" calcext:value-type="string">
            <text:p>2018-05-15.12:34:21.964287</text:p>
          </table:table-cell>
          <table:table-cell office:value-type="float" office:value="3126806" calcext:value-type="float">
            <text:p>3126806</text:p>
          </table:table-cell>
        </table:table-row>
        <table:table-row table:style-name="ro1">
          <table:table-cell office:value-type="string" calcext:value-type="string">
            <text:p>2018-05-15.12:33:40.841891</text:p>
          </table:table-cell>
          <table:table-cell office:value-type="float" office:value="3104716" calcext:value-type="float">
            <text:p>3104716</text:p>
          </table:table-cell>
          <table:table-cell office:value-type="string" calcext:value-type="string">
            <text:p>2018-05-15.12:34:24.981454</text:p>
          </table:table-cell>
          <table:table-cell office:value-type="float" office:value="2876649" calcext:value-type="float">
            <text:p>2876649</text:p>
          </table:table-cell>
        </table:table-row>
        <table:table-row table:style-name="ro1">
          <table:table-cell office:value-type="string" calcext:value-type="string">
            <text:p>2018-05-15.12:33:43.801324</text:p>
          </table:table-cell>
          <table:table-cell office:value-type="float" office:value="2810536" calcext:value-type="float">
            <text:p>2810536</text:p>
          </table:table-cell>
          <table:table-cell office:value-type="string" calcext:value-type="string">
            <text:p>2018-05-15.12:34:28.319350</text:p>
          </table:table-cell>
          <table:table-cell office:value-type="float" office:value="3197220" calcext:value-type="float">
            <text:p>3197220</text:p>
          </table:table-cell>
        </table:table-row>
        <table:table-row table:style-name="ro1">
          <table:table-cell office:value-type="string" calcext:value-type="string">
            <text:p>2018-05-15.12:33:46.903834</text:p>
          </table:table-cell>
          <table:table-cell office:value-type="float" office:value="2966072" calcext:value-type="float">
            <text:p>2966072</text:p>
          </table:table-cell>
          <table:table-cell office:value-type="string" calcext:value-type="string">
            <text:p>2018-05-15.12:34:31.442739</text:p>
          </table:table-cell>
          <table:table-cell office:value-type="float" office:value="2969977" calcext:value-type="float">
            <text:p>2969977</text:p>
          </table:table-cell>
        </table:table-row>
        <table:table-row table:style-name="ro1">
          <table:table-cell office:value-type="string" calcext:value-type="string">
            <text:p>2018-05-15.12:33:50.279037</text:p>
          </table:table-cell>
          <table:table-cell office:value-type="float" office:value="3226143" calcext:value-type="float">
            <text:p>3226143</text:p>
          </table:table-cell>
          <table:table-cell office:value-type="string" calcext:value-type="string">
            <text:p>2018-05-15.12:34:34.792617</text:p>
          </table:table-cell>
          <table:table-cell office:value-type="float" office:value="3211901" calcext:value-type="float">
            <text:p>3211901</text:p>
          </table:table-cell>
        </table:table-row>
        <table:table-row table:style-name="ro1">
          <table:table-cell office:value-type="string" calcext:value-type="string">
            <text:p>2018-05-15.12:33:53.225108</text:p>
          </table:table-cell>
          <table:table-cell office:value-type="float" office:value="2809310" calcext:value-type="float">
            <text:p>2809310</text:p>
          </table:table-cell>
          <table:table-cell office:value-type="string" calcext:value-type="string">
            <text:p>2018-05-15.12:34:38.081215</text:p>
          </table:table-cell>
          <table:table-cell office:value-type="float" office:value="3132362" calcext:value-type="float">
            <text:p>3132362</text:p>
          </table:table-cell>
        </table:table-row>
        <table:table-row table:style-name="ro1">
          <table:table-cell office:value-type="string" calcext:value-type="string">
            <text:p>2018-05-15.12:33:56.470667</text:p>
          </table:table-cell>
          <table:table-cell office:value-type="float" office:value="3096530" calcext:value-type="float">
            <text:p>3096530</text:p>
          </table:table-cell>
          <table:table-cell office:value-type="string" calcext:value-type="string">
            <text:p>2018-05-15.12:34:41.100658</text:p>
          </table:table-cell>
          <table:table-cell office:value-type="float" office:value="2877362" calcext:value-type="float">
            <text:p>2877362</text:p>
          </table:table-cell>
        </table:table-row>
        <table:table-row table:style-name="ro1">
          <table:table-cell office:value-type="string" calcext:value-type="string">
            <text:p>2018-05-15.12:33:59.464307</text:p>
          </table:table-cell>
          <table:table-cell office:value-type="float" office:value="2844792" calcext:value-type="float">
            <text:p>2844792</text:p>
          </table:table-cell>
          <table:table-cell office:value-type="string" calcext:value-type="string">
            <text:p>2018-05-15.12:34:44.462435</text:p>
          </table:table-cell>
          <table:table-cell office:value-type="float" office:value="3217901" calcext:value-type="float">
            <text:p>3217901</text:p>
          </table:table-cell>
        </table:table-row>
        <table:table-row table:style-name="ro1">
          <table:table-cell office:value-type="string" calcext:value-type="string">
            <text:p>2018-05-15.12:34:02.517603</text:p>
          </table:table-cell>
          <table:table-cell office:value-type="float" office:value="2915129" calcext:value-type="float">
            <text:p>2915129</text:p>
          </table:table-cell>
          <table:table-cell office:value-type="string" calcext:value-type="string">
            <text:p>2018-05-15.12:34:49.607936</text:p>
          </table:table-cell>
          <table:table-cell office:value-type="float" office:value="4988984" calcext:value-type="float">
            <text:p>4988984</text:p>
          </table:table-cell>
        </table:table-row>
        <table:table-row table:style-name="ro1">
          <table:table-cell office:value-type="string" calcext:value-type="string">
            <text:p>2018-05-15.12:34:05.880737</text:p>
          </table:table-cell>
          <table:table-cell office:value-type="float" office:value="3209592" calcext:value-type="float">
            <text:p>3209592</text:p>
          </table:table-cell>
          <table:table-cell office:value-type="string" calcext:value-type="string">
            <text:p>2018-05-15.12:34:54.079507</text:p>
          </table:table-cell>
          <table:table-cell office:value-type="float" office:value="4260598" calcext:value-type="float">
            <text:p>4260598</text:p>
          </table:table-cell>
        </table:table-row>
        <table:table-row table:style-name="ro1">
          <table:table-cell office:value-type="string" calcext:value-type="string">
            <text:p>2018-05-15.12:34:08.802441</text:p>
          </table:table-cell>
          <table:table-cell office:value-type="float" office:value="2783760" calcext:value-type="float">
            <text:p>2783760</text:p>
          </table:table-cell>
          <table:table-cell office:value-type="string" calcext:value-type="string">
            <text:p>2018-05-15.12:34:57.653381</text:p>
          </table:table-cell>
          <table:table-cell office:value-type="float" office:value="3420454" calcext:value-type="float">
            <text:p>3420454</text:p>
          </table:table-cell>
        </table:table-row>
        <table:table-row table:style-name="ro1">
          <table:table-cell office:value-type="string" calcext:value-type="string">
            <text:p>2018-05-15.12:34:12.009813</text:p>
          </table:table-cell>
          <table:table-cell office:value-type="float" office:value="3066504" calcext:value-type="float">
            <text:p>3066504</text:p>
          </table:table-cell>
          <table:table-cell office:value-type="string" calcext:value-type="string">
            <text:p>2018-05-15.12:35:00.927963</text:p>
          </table:table-cell>
          <table:table-cell office:value-type="float" office:value="3136357" calcext:value-type="float">
            <text:p>3136357</text:p>
          </table:table-cell>
        </table:table-row>
        <table:table-row table:style-name="ro1">
          <table:table-cell office:value-type="string" calcext:value-type="string">
            <text:p>2018-05-15.12:34:15.049263</text:p>
          </table:table-cell>
          <table:table-cell office:value-type="float" office:value="2893065" calcext:value-type="float">
            <text:p>2893065</text:p>
          </table:table-cell>
          <table:table-cell office:value-type="string" calcext:value-type="string">
            <text:p>2018-05-15.12:35:04.264790</text:p>
          </table:table-cell>
          <table:table-cell office:value-type="float" office:value="3194461" calcext:value-type="float">
            <text:p>3194461</text:p>
          </table:table-cell>
        </table:table-row>
        <table:table-row table:style-name="ro1">
          <table:table-cell office:value-type="string" calcext:value-type="string">
            <text:p>2018-05-15.12:34:18.108424</text:p>
          </table:table-cell>
          <table:table-cell office:value-type="float" office:value="2925557" calcext:value-type="float">
            <text:p>2925557</text:p>
          </table:table-cell>
          <table:table-cell office:value-type="string" calcext:value-type="string">
            <text:p>2018-05-15.12:35:07.618941</text:p>
          </table:table-cell>
          <table:table-cell office:value-type="float" office:value="3197099" calcext:value-type="float">
            <text:p>3197099</text:p>
          </table:table-cell>
        </table:table-row>
        <table:table-row table:style-name="ro1">
          <table:table-cell office:value-type="string" calcext:value-type="string">
            <text:p>2018-05-15.12:34:21.355353</text:p>
          </table:table-cell>
          <table:table-cell office:value-type="float" office:value="3099827" calcext:value-type="float">
            <text:p>3099827</text:p>
          </table:table-cell>
          <table:table-cell office:value-type="string" calcext:value-type="string">
            <text:p>2018-05-15.12:35:10.796931</text:p>
          </table:table-cell>
          <table:table-cell office:value-type="float" office:value="3040694" calcext:value-type="float">
            <text:p>3040694</text:p>
          </table:table-cell>
        </table:table-row>
        <table:table-row table:style-name="ro1">
          <table:table-cell office:value-type="string" calcext:value-type="string">
            <text:p>2018-05-15.12:34:24.290469</text:p>
          </table:table-cell>
          <table:table-cell office:value-type="float" office:value="2801904" calcext:value-type="float">
            <text:p>2801904</text:p>
          </table:table-cell>
          <table:table-cell office:value-type="string" calcext:value-type="string">
            <text:p>2018-05-15.12:35:14.058234</text:p>
          </table:table-cell>
          <table:table-cell office:value-type="float" office:value="3108575" calcext:value-type="float">
            <text:p>3108575</text:p>
          </table:table-cell>
        </table:table-row>
        <table:table-row table:style-name="ro1">
          <table:table-cell office:value-type="string" calcext:value-type="string">
            <text:p>2018-05-15.12:34:27.697898</text:p>
          </table:table-cell>
          <table:table-cell office:value-type="float" office:value="3273462" calcext:value-type="float">
            <text:p>3273462</text:p>
          </table:table-cell>
          <table:table-cell office:value-type="string" calcext:value-type="string">
            <text:p>2018-05-15.12:35:17.256076</text:p>
          </table:table-cell>
          <table:table-cell office:value-type="float" office:value="3061839" calcext:value-type="float">
            <text:p>3061839</text:p>
          </table:table-cell>
        </table:table-row>
        <table:table-row table:style-name="ro1">
          <table:table-cell office:value-type="string" calcext:value-type="string">
            <text:p>2018-05-15.12:34:30.784653</text:p>
          </table:table-cell>
          <table:table-cell office:value-type="float" office:value="2939594" calcext:value-type="float">
            <text:p>2939594</text:p>
          </table:table-cell>
          <table:table-cell office:value-type="string" calcext:value-type="string">
            <text:p>2018-05-15.12:35:20.602723</text:p>
          </table:table-cell>
          <table:table-cell office:value-type="float" office:value="3197133" calcext:value-type="float">
            <text:p>3197133</text:p>
          </table:table-cell>
        </table:table-row>
        <table:table-row table:style-name="ro1">
          <table:table-cell office:value-type="string" calcext:value-type="string">
            <text:p>2018-05-15.12:34:33.767960</text:p>
          </table:table-cell>
          <table:table-cell office:value-type="float" office:value="2847911" calcext:value-type="float">
            <text:p>2847911</text:p>
          </table:table-cell>
          <table:table-cell office:value-type="string" calcext:value-type="string">
            <text:p>2018-05-15.12:35:23.689700</text:p>
          </table:table-cell>
          <table:table-cell office:value-type="float" office:value="2929515" calcext:value-type="float">
            <text:p>2929515</text:p>
          </table:table-cell>
        </table:table-row>
        <table:table-row table:style-name="ro1">
          <table:table-cell office:value-type="string" calcext:value-type="string">
            <text:p>2018-05-15.12:34:37.026439</text:p>
          </table:table-cell>
          <table:table-cell office:value-type="float" office:value="3110993" calcext:value-type="float">
            <text:p>3110993</text:p>
          </table:table-cell>
          <table:table-cell office:value-type="string" calcext:value-type="string">
            <text:p>2018-05-15.12:35:26.883684</text:p>
          </table:table-cell>
          <table:table-cell office:value-type="float" office:value="3053858" calcext:value-type="float">
            <text:p>3053858</text:p>
          </table:table-cell>
        </table:table-row>
        <table:table-row table:style-name="ro1">
          <table:table-cell office:value-type="string" calcext:value-type="string">
            <text:p>2018-05-15.12:34:40.193843</text:p>
          </table:table-cell>
          <table:table-cell office:value-type="float" office:value="3020256" calcext:value-type="float">
            <text:p>3020256</text:p>
          </table:table-cell>
          <table:table-cell office:value-type="string" calcext:value-type="string">
            <text:p>2018-05-15.12:35:30.139605</text:p>
          </table:table-cell>
          <table:table-cell office:value-type="float" office:value="3103222" calcext:value-type="float">
            <text:p>3103222</text:p>
          </table:table-cell>
        </table:table-row>
        <table:table-row table:style-name="ro1">
          <table:table-cell office:value-type="string" calcext:value-type="string">
            <text:p>2018-05-15.12:34:43.575561</text:p>
          </table:table-cell>
          <table:table-cell office:value-type="float" office:value="3247833" calcext:value-type="float">
            <text:p>3247833</text:p>
          </table:table-cell>
          <table:table-cell office:value-type="string" calcext:value-type="string">
            <text:p>2018-05-15.12:35:33.342733</text:p>
          </table:table-cell>
          <table:table-cell office:value-type="float" office:value="3058886" calcext:value-type="float">
            <text:p>3058886</text:p>
          </table:table-cell>
        </table:table-row>
        <table:table-row table:style-name="ro1">
          <table:table-cell office:value-type="string" calcext:value-type="string">
            <text:p>2018-05-15.12:34:47.944453</text:p>
          </table:table-cell>
          <table:table-cell office:value-type="float" office:value="4221713" calcext:value-type="float">
            <text:p>4221713</text:p>
          </table:table-cell>
          <table:table-cell office:value-type="string" calcext:value-type="string">
            <text:p>2018-05-15.12:35:36.976551</text:p>
          </table:table-cell>
          <table:table-cell office:value-type="float" office:value="3479228" calcext:value-type="float">
            <text:p>3479228</text:p>
          </table:table-cell>
        </table:table-row>
        <table:table-row table:style-name="ro1">
          <table:table-cell office:value-type="string" calcext:value-type="string">
            <text:p>2018-05-15.12:34:52.802686</text:p>
          </table:table-cell>
          <table:table-cell office:value-type="float" office:value="4618976" calcext:value-type="float">
            <text:p>4618976</text:p>
          </table:table-cell>
          <table:table-cell office:value-type="string" calcext:value-type="string">
            <text:p>2018-05-15.12:35:42.055447</text:p>
          </table:table-cell>
          <table:table-cell office:value-type="float" office:value="4924862" calcext:value-type="float">
            <text:p>4924862</text:p>
          </table:table-cell>
        </table:table-row>
        <table:table-row table:style-name="ro1">
          <table:table-cell office:value-type="string" calcext:value-type="string">
            <text:p>2018-05-15.12:34:56.184321</text:p>
          </table:table-cell>
          <table:table-cell office:value-type="float" office:value="3179787" calcext:value-type="float">
            <text:p>3179787</text:p>
          </table:table-cell>
          <table:table-cell office:value-type="string" calcext:value-type="string">
            <text:p>2018-05-15.12:35:44.912762</text:p>
          </table:table-cell>
          <table:table-cell office:value-type="float" office:value="2708046" calcext:value-type="float">
            <text:p>2708046</text:p>
          </table:table-cell>
        </table:table-row>
        <table:table-row table:style-name="ro1">
          <table:table-cell office:value-type="string" calcext:value-type="string">
            <text:p>2018-05-15.12:34:59.215063</text:p>
          </table:table-cell>
          <table:table-cell office:value-type="float" office:value="2882055" calcext:value-type="float">
            <text:p>2882055</text:p>
          </table:table-cell>
          <table:table-cell office:value-type="string" calcext:value-type="string">
            <text:p>2018-05-15.12:35:47.929977</text:p>
          </table:table-cell>
          <table:table-cell office:value-type="float" office:value="2884338" calcext:value-type="float">
            <text:p>2884338</text:p>
          </table:table-cell>
        </table:table-row>
        <table:table-row table:style-name="ro1">
          <table:table-cell office:value-type="string" calcext:value-type="string">
            <text:p>2018-05-15.12:35:02.242871</text:p>
          </table:table-cell>
          <table:table-cell office:value-type="float" office:value="2892494" calcext:value-type="float">
            <text:p>2892494</text:p>
          </table:table-cell>
          <table:table-cell office:value-type="string" calcext:value-type="string">
            <text:p>2018-05-15.12:35:51.974447</text:p>
          </table:table-cell>
          <table:table-cell office:value-type="float" office:value="3900586" calcext:value-type="float">
            <text:p>3900586</text:p>
          </table:table-cell>
        </table:table-row>
        <table:table-row table:style-name="ro1">
          <table:table-cell office:value-type="string" calcext:value-type="string">
            <text:p>2018-05-15.12:35:05.472123</text:p>
          </table:table-cell>
          <table:table-cell office:value-type="float" office:value="3080422" calcext:value-type="float">
            <text:p>3080422</text:p>
          </table:table-cell>
          <table:table-cell office:value-type="string" calcext:value-type="string">
            <text:p>2018-05-15.12:35:55.757956</text:p>
          </table:table-cell>
          <table:table-cell office:value-type="float" office:value="3569091" calcext:value-type="float">
            <text:p>3569091</text:p>
          </table:table-cell>
        </table:table-row>
        <table:table-row table:style-name="ro1">
          <table:table-cell office:value-type="string" calcext:value-type="string">
            <text:p>2018-05-15.12:35:08.403405</text:p>
          </table:table-cell>
          <table:table-cell office:value-type="float" office:value="2795366" calcext:value-type="float">
            <text:p>2795366</text:p>
          </table:table-cell>
          <table:table-cell office:value-type="string" calcext:value-type="string">
            <text:p>2018-05-15.12:35:58.979837</text:p>
          </table:table-cell>
          <table:table-cell office:value-type="float" office:value="3053374" calcext:value-type="float">
            <text:p>3053374</text:p>
          </table:table-cell>
        </table:table-row>
        <table:table-row table:style-name="ro1">
          <table:table-cell office:value-type="string" calcext:value-type="string">
            <text:p>2018-05-15.12:35:11.561312</text:p>
          </table:table-cell>
          <table:table-cell office:value-type="float" office:value="3021605" calcext:value-type="float">
            <text:p>3021605</text:p>
          </table:table-cell>
          <table:table-cell office:value-type="string" calcext:value-type="string">
            <text:p>2018-05-15.12:36:02.143177</text:p>
          </table:table-cell>
          <table:table-cell office:value-type="float" office:value="3020592" calcext:value-type="float">
            <text:p>3020592</text:p>
          </table:table-cell>
        </table:table-row>
        <table:table-row table:style-name="ro1">
          <table:table-cell office:value-type="string" calcext:value-type="string">
            <text:p>2018-05-15.12:35:14.664449</text:p>
          </table:table-cell>
          <table:table-cell office:value-type="float" office:value="2952733" calcext:value-type="float">
            <text:p>2952733</text:p>
          </table:table-cell>
          <table:table-cell office:value-type="string" calcext:value-type="string">
            <text:p>2018-05-15.12:36:05.532968</text:p>
          </table:table-cell>
          <table:table-cell office:value-type="float" office:value="3230798" calcext:value-type="float">
            <text:p>3230798</text:p>
          </table:table-cell>
        </table:table-row>
        <table:table-row table:style-name="ro1">
          <table:table-cell office:value-type="string" calcext:value-type="string">
            <text:p>2018-05-15.12:35:17.628428</text:p>
          </table:table-cell>
          <table:table-cell office:value-type="float" office:value="2827355" calcext:value-type="float">
            <text:p>2827355</text:p>
          </table:table-cell>
          <table:table-cell office:value-type="string" calcext:value-type="string">
            <text:p>2018-05-15.12:36:08.839235</text:p>
          </table:table-cell>
          <table:table-cell office:value-type="float" office:value="3161782" calcext:value-type="float">
            <text:p>3161782</text:p>
          </table:table-cell>
        </table:table-row>
        <table:table-row table:style-name="ro1">
          <table:table-cell office:value-type="string" calcext:value-type="string">
            <text:p>2018-05-15.12:35:20.881402</text:p>
          </table:table-cell>
          <table:table-cell office:value-type="float" office:value="3102946" calcext:value-type="float">
            <text:p>3102946</text:p>
          </table:table-cell>
          <table:table-cell office:value-type="string" calcext:value-type="string">
            <text:p>2018-05-15.12:36:12.165184</text:p>
          </table:table-cell>
          <table:table-cell office:value-type="float" office:value="3183466" calcext:value-type="float">
            <text:p>3183466</text:p>
          </table:table-cell>
        </table:table-row>
        <table:table-row table:style-name="ro1">
          <table:table-cell office:value-type="string" calcext:value-type="string">
            <text:p>2018-05-15.12:35:23.844239</text:p>
          </table:table-cell>
          <table:table-cell office:value-type="float" office:value="2813185" calcext:value-type="float">
            <text:p>2813185</text:p>
          </table:table-cell>
          <table:table-cell office:value-type="string" calcext:value-type="string">
            <text:p>2018-05-15.12:36:15.333519</text:p>
          </table:table-cell>
          <table:table-cell office:value-type="float" office:value="3012158" calcext:value-type="float">
            <text:p>3012158</text:p>
          </table:table-cell>
        </table:table-row>
        <table:table-row table:style-name="ro1">
          <table:table-cell office:value-type="string" calcext:value-type="string">
            <text:p>2018-05-15.12:35:26.933363</text:p>
          </table:table-cell>
          <table:table-cell office:value-type="float" office:value="2949931" calcext:value-type="float">
            <text:p>2949931</text:p>
          </table:table-cell>
          <table:table-cell office:value-type="string" calcext:value-type="string">
            <text:p>2018-05-15.12:36:18.630767</text:p>
          </table:table-cell>
          <table:table-cell office:value-type="float" office:value="3135945" calcext:value-type="float">
            <text:p>3135945</text:p>
          </table:table-cell>
        </table:table-row>
        <table:table-row table:style-name="ro1">
          <table:table-cell office:value-type="string" calcext:value-type="string">
            <text:p>2018-05-15.12:35:30.098601</text:p>
          </table:table-cell>
          <table:table-cell office:value-type="float" office:value="3011688" calcext:value-type="float">
            <text:p>3011688</text:p>
          </table:table-cell>
          <table:table-cell office:value-type="string" calcext:value-type="string">
            <text:p>2018-05-15.12:36:21.931942</text:p>
          </table:table-cell>
          <table:table-cell office:value-type="float" office:value="3149899" calcext:value-type="float">
            <text:p>3149899</text:p>
          </table:table-cell>
        </table:table-row>
        <table:table-row table:style-name="ro1">
          <table:table-cell office:value-type="string" calcext:value-type="string">
            <text:p>2018-05-15.12:35:33.030814</text:p>
          </table:table-cell>
          <table:table-cell office:value-type="float" office:value="2796670" calcext:value-type="float">
            <text:p>2796670</text:p>
          </table:table-cell>
          <table:table-cell office:value-type="string" calcext:value-type="string">
            <text:p>2018-05-15.12:36:24.956622</text:p>
          </table:table-cell>
          <table:table-cell office:value-type="float" office:value="2885221" calcext:value-type="float">
            <text:p>2885221</text:p>
          </table:table-cell>
        </table:table-row>
        <table:table-row table:style-name="ro1">
          <table:table-cell office:value-type="string" calcext:value-type="string">
            <text:p>2018-05-15.12:35:36.512240</text:p>
          </table:table-cell>
          <table:table-cell office:value-type="float" office:value="3347637" calcext:value-type="float">
            <text:p>3347637</text:p>
          </table:table-cell>
          <table:table-cell office:value-type="string" calcext:value-type="string">
            <text:p>2018-05-15.12:36:28.266533</text:p>
          </table:table-cell>
          <table:table-cell office:value-type="float" office:value="3171284" calcext:value-type="float">
            <text:p>3171284</text:p>
          </table:table-cell>
        </table:table-row>
        <table:table-row table:style-name="ro1">
          <table:table-cell office:value-type="string" calcext:value-type="string">
            <text:p>2018-05-15.12:35:41.453319</text:p>
          </table:table-cell>
          <table:table-cell office:value-type="float" office:value="4794270" calcext:value-type="float">
            <text:p>4794270</text:p>
          </table:table-cell>
          <table:table-cell office:value-type="string" calcext:value-type="string">
            <text:p>2018-05-15.12:36:31.388435</text:p>
          </table:table-cell>
          <table:table-cell office:value-type="float" office:value="2965463" calcext:value-type="float">
            <text:p>2965463</text:p>
          </table:table-cell>
        </table:table-row>
        <table:table-row table:style-name="ro1">
          <table:table-cell office:value-type="string" calcext:value-type="string">
            <text:p>2018-05-15.12:35:44.302287</text:p>
          </table:table-cell>
          <table:table-cell office:value-type="float" office:value="2702594" calcext:value-type="float">
            <text:p>2702594</text:p>
          </table:table-cell>
          <table:table-cell office:value-type="string" calcext:value-type="string">
            <text:p>2018-05-15.12:36:34.770041</text:p>
          </table:table-cell>
          <table:table-cell office:value-type="float" office:value="3240036" calcext:value-type="float">
            <text:p>3240036</text:p>
          </table:table-cell>
        </table:table-row>
        <table:table-row table:style-name="ro1">
          <table:table-cell office:value-type="string" calcext:value-type="string">
            <text:p>2018-05-15.12:35:47.167576</text:p>
          </table:table-cell>
          <table:table-cell office:value-type="float" office:value="2739186" calcext:value-type="float">
            <text:p>2739186</text:p>
          </table:table-cell>
          <table:table-cell office:value-type="string" calcext:value-type="string">
            <text:p>2018-05-15.12:36:38.050780</text:p>
          </table:table-cell>
          <table:table-cell office:value-type="float" office:value="3130271" calcext:value-type="float">
            <text:p>3130271</text:p>
          </table:table-cell>
        </table:table-row>
        <table:table-row table:style-name="ro1">
          <table:table-cell office:value-type="string" calcext:value-type="string">
            <text:p>2018-05-15.12:35:50.893815</text:p>
          </table:table-cell>
          <table:table-cell office:value-type="float" office:value="3592218" calcext:value-type="float">
            <text:p>3592218</text:p>
          </table:table-cell>
          <table:table-cell office:value-type="string" calcext:value-type="string">
            <text:p>2018-05-15.12:36:41.058310</text:p>
          </table:table-cell>
          <table:table-cell office:value-type="float" office:value="2867982" calcext:value-type="float">
            <text:p>2867982</text:p>
          </table:table-cell>
        </table:table-row>
        <table:table-row table:style-name="ro1">
          <table:table-cell office:value-type="string" calcext:value-type="string">
            <text:p>2018-05-15.12:35:54.885404</text:p>
          </table:table-cell>
          <table:table-cell office:value-type="float" office:value="3789558" calcext:value-type="float">
            <text:p>3789558</text:p>
          </table:table-cell>
          <table:table-cell office:value-type="string" calcext:value-type="string">
            <text:p>2018-05-15.12:36:44.372251</text:p>
          </table:table-cell>
          <table:table-cell office:value-type="float" office:value="3175866" calcext:value-type="float">
            <text:p>3175866</text:p>
          </table:table-cell>
        </table:table-row>
        <table:table-row table:style-name="ro1">
          <table:table-cell office:value-type="string" calcext:value-type="string">
            <text:p>2018-05-15.12:35:58.088692</text:p>
          </table:table-cell>
          <table:table-cell office:value-type="float" office:value="3057208" calcext:value-type="float">
            <text:p>3057208</text:p>
          </table:table-cell>
          <table:table-cell office:value-type="string" calcext:value-type="string">
            <text:p>2018-05-15.12:36:47.482446</text:p>
          </table:table-cell>
          <table:table-cell office:value-type="float" office:value="2959933" calcext:value-type="float">
            <text:p>2959933</text:p>
          </table:table-cell>
        </table:table-row>
        <table:table-row table:style-name="ro1">
          <table:table-cell office:value-type="string" calcext:value-type="string">
            <text:p>2018-05-15.12:36:01.335423</text:p>
          </table:table-cell>
          <table:table-cell office:value-type="float" office:value="3104972" calcext:value-type="float">
            <text:p>3104972</text:p>
          </table:table-cell>
          <table:table-cell office:value-type="string" calcext:value-type="string">
            <text:p>2018-05-15.12:36:50.875175</text:p>
          </table:table-cell>
          <table:table-cell office:value-type="float" office:value="3252559" calcext:value-type="float">
            <text:p>3252559</text:p>
          </table:table-cell>
        </table:table-row>
        <table:table-row table:style-name="ro1">
          <table:table-cell office:value-type="string" calcext:value-type="string">
            <text:p>2018-05-15.12:36:04.754580</text:p>
          </table:table-cell>
          <table:table-cell office:value-type="float" office:value="3261554" calcext:value-type="float">
            <text:p>3261554</text:p>
          </table:table-cell>
          <table:table-cell office:value-type="string" calcext:value-type="string">
            <text:p>2018-05-15.12:36:54.126546</text:p>
          </table:table-cell>
          <table:table-cell office:value-type="float" office:value="3101567" calcext:value-type="float">
            <text:p>3101567</text:p>
          </table:table-cell>
        </table:table-row>
        <table:table-row table:style-name="ro1">
          <table:table-cell office:value-type="string" calcext:value-type="string">
            <text:p>2018-05-15.12:36:07.888994</text:p>
          </table:table-cell>
          <table:table-cell office:value-type="float" office:value="2977650" calcext:value-type="float">
            <text:p>2977650</text:p>
          </table:table-cell>
          <table:table-cell office:value-type="string" calcext:value-type="string">
            <text:p>2018-05-15.12:36:57.114391</text:p>
          </table:table-cell>
          <table:table-cell office:value-type="float" office:value="2852603" calcext:value-type="float">
            <text:p>2852603</text:p>
          </table:table-cell>
        </table:table-row>
        <table:table-row table:style-name="ro1">
          <table:table-cell office:value-type="string" calcext:value-type="string">
            <text:p>2018-05-15.12:36:10.978517</text:p>
          </table:table-cell>
          <table:table-cell office:value-type="float" office:value="2954850" calcext:value-type="float">
            <text:p>2954850</text:p>
          </table:table-cell>
          <table:table-cell office:value-type="string" calcext:value-type="string">
            <text:p>2018-05-15.12:37:00.430482</text:p>
          </table:table-cell>
          <table:table-cell office:value-type="float" office:value="3176207" calcext:value-type="float">
            <text:p>3176207</text:p>
          </table:table-cell>
        </table:table-row>
        <table:table-row table:style-name="ro1">
          <table:table-cell office:value-type="string" calcext:value-type="string">
            <text:p>2018-05-15.12:36:14.142270</text:p>
          </table:table-cell>
          <table:table-cell office:value-type="float" office:value="3016950" calcext:value-type="float">
            <text:p>3016950</text:p>
          </table:table-cell>
          <table:table-cell office:value-type="string" calcext:value-type="string">
            <text:p>2018-05-15.12:37:03.516845</text:p>
          </table:table-cell>
          <table:table-cell office:value-type="float" office:value="2936598" calcext:value-type="float">
            <text:p>2936598</text:p>
          </table:table-cell>
        </table:table-row>
        <table:table-row table:style-name="ro1">
          <table:table-cell office:value-type="string" calcext:value-type="string">
            <text:p>2018-05-15.12:36:17.073593</text:p>
          </table:table-cell>
          <table:table-cell office:value-type="float" office:value="2798100" calcext:value-type="float">
            <text:p>2798100</text:p>
          </table:table-cell>
          <table:table-cell office:value-type="string" calcext:value-type="string">
            <text:p>2018-05-15.12:37:06.630563</text:p>
          </table:table-cell>
          <table:table-cell office:value-type="float" office:value="2978175" calcext:value-type="float">
            <text:p>2978175</text:p>
          </table:table-cell>
        </table:table-row>
        <table:table-row table:style-name="ro1">
          <table:table-cell office:value-type="string" calcext:value-type="string">
            <text:p>2018-05-15.12:36:20.371924</text:p>
          </table:table-cell>
          <table:table-cell office:value-type="float" office:value="3162673" calcext:value-type="float">
            <text:p>3162673</text:p>
          </table:table-cell>
          <table:table-cell office:value-type="string" calcext:value-type="string">
            <text:p>2018-05-15.12:37:09.912435</text:p>
          </table:table-cell>
          <table:table-cell office:value-type="float" office:value="3133387" calcext:value-type="float">
            <text:p>3133387</text:p>
          </table:table-cell>
        </table:table-row>
        <table:table-row table:style-name="ro1">
          <table:table-cell office:value-type="string" calcext:value-type="string">
            <text:p>2018-05-15.12:36:23.400696</text:p>
          </table:table-cell>
          <table:table-cell office:value-type="float" office:value="2879714" calcext:value-type="float">
            <text:p>2879714</text:p>
          </table:table-cell>
          <table:table-cell office:value-type="string" calcext:value-type="string">
            <text:p>2018-05-15.12:37:12.907147</text:p>
          </table:table-cell>
          <table:table-cell office:value-type="float" office:value="2860075" calcext:value-type="float">
            <text:p>2860075</text:p>
          </table:table-cell>
        </table:table-row>
        <table:table-row table:style-name="ro1">
          <table:table-cell office:value-type="string" calcext:value-type="string">
            <text:p>2018-05-15.12:36:26.445447</text:p>
          </table:table-cell>
          <table:table-cell office:value-type="float" office:value="2907606" calcext:value-type="float">
            <text:p>2907606</text:p>
          </table:table-cell>
          <table:table-cell office:value-type="string" calcext:value-type="string">
            <text:p>2018-05-15.12:37:16.400006</text:p>
          </table:table-cell>
          <table:table-cell office:value-type="float" office:value="3355796" calcext:value-type="float">
            <text:p>3355796</text:p>
          </table:table-cell>
        </table:table-row>
        <table:table-row table:style-name="ro1">
          <table:table-cell office:value-type="string" calcext:value-type="string">
            <text:p>2018-05-15.12:36:29.668332</text:p>
          </table:table-cell>
          <table:table-cell office:value-type="float" office:value="3072916" calcext:value-type="float">
            <text:p>3072916</text:p>
          </table:table-cell>
          <table:table-cell office:value-type="string" calcext:value-type="string">
            <text:p>2018-05-15.12:37:19.722343</text:p>
          </table:table-cell>
          <table:table-cell office:value-type="float" office:value="3169333" calcext:value-type="float">
            <text:p>3169333</text:p>
          </table:table-cell>
        </table:table-row>
        <table:table-row table:style-name="ro1">
          <table:table-cell office:value-type="string" calcext:value-type="string">
            <text:p>2018-05-15.12:36:32.599885</text:p>
          </table:table-cell>
          <table:table-cell office:value-type="float" office:value="2795699" calcext:value-type="float">
            <text:p>2795699</text:p>
          </table:table-cell>
          <table:table-cell office:value-type="string" calcext:value-type="string">
            <text:p>2018-05-15.12:37:22.882376</text:p>
          </table:table-cell>
          <table:table-cell office:value-type="float" office:value="3019392" calcext:value-type="float">
            <text:p>3019392</text:p>
          </table:table-cell>
        </table:table-row>
        <table:table-row table:style-name="ro1">
          <table:table-cell office:value-type="string" calcext:value-type="string">
            <text:p>2018-05-15.12:36:35.783147</text:p>
          </table:table-cell>
          <table:table-cell office:value-type="float" office:value="3047106" calcext:value-type="float">
            <text:p>3047106</text:p>
          </table:table-cell>
          <table:table-cell office:value-type="string" calcext:value-type="string">
            <text:p>2018-05-15.12:37:26.372771</text:p>
          </table:table-cell>
          <table:table-cell office:value-type="float" office:value="3335213" calcext:value-type="float">
            <text:p>3335213</text:p>
          </table:table-cell>
        </table:table-row>
        <table:table-row table:style-name="ro1">
          <table:table-cell office:value-type="string" calcext:value-type="string">
            <text:p>2018-05-15.12:36:38.869655</text:p>
          </table:table-cell>
          <table:table-cell office:value-type="float" office:value="2937399" calcext:value-type="float">
            <text:p>2937399</text:p>
          </table:table-cell>
          <table:table-cell office:value-type="string" calcext:value-type="string">
            <text:p>2018-05-15.12:37:29.650503</text:p>
          </table:table-cell>
          <table:table-cell office:value-type="float" office:value="3132626" calcext:value-type="float">
            <text:p>3132626</text:p>
          </table:table-cell>
        </table:table-row>
        <table:table-row table:style-name="ro1">
          <table:table-cell office:value-type="string" calcext:value-type="string">
            <text:p>2018-05-15.12:36:41.866652</text:p>
          </table:table-cell>
          <table:table-cell office:value-type="float" office:value="2858163" calcext:value-type="float">
            <text:p>2858163</text:p>
          </table:table-cell>
          <table:table-cell office:value-type="string" calcext:value-type="string">
            <text:p>2018-05-15.12:37:32.988831</text:p>
          </table:table-cell>
          <table:table-cell office:value-type="float" office:value="3185893" calcext:value-type="float">
            <text:p>3185893</text:p>
          </table:table-cell>
        </table:table-row>
        <table:table-row table:style-name="ro1">
          <table:table-cell office:value-type="string" calcext:value-type="string">
            <text:p>2018-05-15.12:36:45.312121</text:p>
          </table:table-cell>
          <table:table-cell office:value-type="float" office:value="3294231" calcext:value-type="float">
            <text:p>3294231</text:p>
          </table:table-cell>
          <table:table-cell office:value-type="string" calcext:value-type="string">
            <text:p>2018-05-15.12:37:36.038276</text:p>
          </table:table-cell>
          <table:table-cell office:value-type="float" office:value="2894423" calcext:value-type="float">
            <text:p>2894423</text:p>
          </table:table-cell>
        </table:table-row>
        <table:table-row table:style-name="ro1">
          <table:table-cell office:value-type="string" calcext:value-type="string">
            <text:p>2018-05-15.12:36:48.480850</text:p>
          </table:table-cell>
          <table:table-cell office:value-type="float" office:value="3027869" calcext:value-type="float">
            <text:p>3027869</text:p>
          </table:table-cell>
          <table:table-cell office:value-type="string" calcext:value-type="string">
            <text:p>2018-05-15.12:37:39.250659</text:p>
          </table:table-cell>
          <table:table-cell office:value-type="float" office:value="3053176" calcext:value-type="float">
            <text:p>3053176</text:p>
          </table:table-cell>
        </table:table-row>
        <table:table-row table:style-name="ro1">
          <table:table-cell office:value-type="string" calcext:value-type="string">
            <text:p>2018-05-15.12:36:51.891881</text:p>
          </table:table-cell>
          <table:table-cell office:value-type="float" office:value="3274230" calcext:value-type="float">
            <text:p>3274230</text:p>
          </table:table-cell>
          <table:table-cell office:value-type="string" calcext:value-type="string">
            <text:p>2018-05-15.12:37:42.499250</text:p>
          </table:table-cell>
          <table:table-cell office:value-type="float" office:value="3095327" calcext:value-type="float">
            <text:p>3095327</text:p>
          </table:table-cell>
        </table:table-row>
        <table:table-row table:style-name="ro1">
          <table:table-cell office:value-type="string" calcext:value-type="string">
            <text:p>2018-05-15.12:36:54.975676</text:p>
          </table:table-cell>
          <table:table-cell office:value-type="float" office:value="2933186" calcext:value-type="float">
            <text:p>2933186</text:p>
          </table:table-cell>
          <table:table-cell office:value-type="string" calcext:value-type="string">
            <text:p>2018-05-15.12:37:45.760567</text:p>
          </table:table-cell>
          <table:table-cell office:value-type="float" office:value="3124142" calcext:value-type="float">
            <text:p>3124142</text:p>
          </table:table-cell>
        </table:table-row>
        <table:table-row table:style-name="ro1">
          <table:table-cell office:value-type="string" calcext:value-type="string">
            <text:p>2018-05-15.12:36:58.157887</text:p>
          </table:table-cell>
          <table:table-cell office:value-type="float" office:value="3044041" calcext:value-type="float">
            <text:p>3044041</text:p>
          </table:table-cell>
          <table:table-cell office:value-type="string" calcext:value-type="string">
            <text:p>2018-05-15.12:37:49.099321</text:p>
          </table:table-cell>
          <table:table-cell office:value-type="float" office:value="3181038" calcext:value-type="float">
            <text:p>3181038</text:p>
          </table:table-cell>
        </table:table-row>
        <table:table-row table:style-name="ro1">
          <table:table-cell office:value-type="string" calcext:value-type="string">
            <text:p>2018-05-15.12:37:01.415921</text:p>
          </table:table-cell>
          <table:table-cell office:value-type="float" office:value="3108439" calcext:value-type="float">
            <text:p>3108439</text:p>
          </table:table-cell>
          <table:table-cell office:value-type="string" calcext:value-type="string">
            <text:p>2018-05-15.12:37:52.133919</text:p>
          </table:table-cell>
          <table:table-cell office:value-type="float" office:value="2881627" calcext:value-type="float">
            <text:p>2881627</text:p>
          </table:table-cell>
        </table:table-row>
        <table:table-row table:style-name="ro1">
          <table:table-cell office:value-type="string" calcext:value-type="string">
            <text:p>2018-05-15.12:37:04.349476</text:p>
          </table:table-cell>
          <table:table-cell office:value-type="float" office:value="2796141" calcext:value-type="float">
            <text:p>2796141</text:p>
          </table:table-cell>
          <table:table-cell office:value-type="string" calcext:value-type="string">
            <text:p>2018-05-15.12:37:55.602027</text:p>
          </table:table-cell>
          <table:table-cell office:value-type="float" office:value="3327724" calcext:value-type="float">
            <text:p>3327724</text:p>
          </table:table-cell>
        </table:table-row>
        <table:table-row table:style-name="ro1">
          <table:table-cell office:value-type="string" calcext:value-type="string">
            <text:p>2018-05-15.12:37:07.502003</text:p>
          </table:table-cell>
          <table:table-cell office:value-type="float" office:value="3015167" calcext:value-type="float">
            <text:p>3015167</text:p>
          </table:table-cell>
          <table:table-cell office:value-type="string" calcext:value-type="string">
            <text:p>2018-05-15.12:37:58.795403</text:p>
          </table:table-cell>
          <table:table-cell office:value-type="float" office:value="3040057" calcext:value-type="float">
            <text:p>3040057</text:p>
          </table:table-cell>
        </table:table-row>
        <table:table-row table:style-name="ro1">
          <table:table-cell office:value-type="string" calcext:value-type="string">
            <text:p>2018-05-15.12:37:10.624795</text:p>
          </table:table-cell>
          <table:table-cell office:value-type="float" office:value="2972653" calcext:value-type="float">
            <text:p>2972653</text:p>
          </table:table-cell>
          <table:table-cell office:value-type="string" calcext:value-type="string">
            <text:p>2018-05-15.12:38:01.839844</text:p>
          </table:table-cell>
          <table:table-cell office:value-type="float" office:value="2904835" calcext:value-type="float">
            <text:p>2904835</text:p>
          </table:table-cell>
        </table:table-row>
        <table:table-row table:style-name="ro1">
          <table:table-cell office:value-type="string" calcext:value-type="string">
            <text:p>2018-05-15.12:37:13.579088</text:p>
          </table:table-cell>
          <table:table-cell office:value-type="float" office:value="2817189" calcext:value-type="float">
            <text:p>2817189</text:p>
          </table:table-cell>
          <table:table-cell office:value-type="string" calcext:value-type="string">
            <text:p>2018-05-15.12:38:05.177509</text:p>
          </table:table-cell>
          <table:table-cell office:value-type="float" office:value="3182550" calcext:value-type="float">
            <text:p>3182550</text:p>
          </table:table-cell>
        </table:table-row>
        <table:table-row table:style-name="ro1">
          <table:table-cell office:value-type="string" calcext:value-type="string">
            <text:p>2018-05-15.12:37:16.836175</text:p>
          </table:table-cell>
          <table:table-cell office:value-type="float" office:value="3107136" calcext:value-type="float">
            <text:p>3107136</text:p>
          </table:table-cell>
          <table:table-cell office:value-type="string" calcext:value-type="string">
            <text:p>2018-05-15.12:38:08.426084</text:p>
          </table:table-cell>
          <table:table-cell office:value-type="float" office:value="3095745" calcext:value-type="float">
            <text:p>3095745</text:p>
          </table:table-cell>
        </table:table-row>
        <table:table-row table:style-name="ro1">
          <table:table-cell office:value-type="string" calcext:value-type="string">
            <text:p>2018-05-15.12:37:19.819538</text:p>
          </table:table-cell>
          <table:table-cell office:value-type="float" office:value="2833243" calcext:value-type="float">
            <text:p>2833243</text:p>
          </table:table-cell>
          <table:table-cell office:value-type="string" calcext:value-type="string">
            <text:p>2018-05-15.12:38:11.656385</text:p>
          </table:table-cell>
          <table:table-cell office:value-type="float" office:value="3090344" calcext:value-type="float">
            <text:p>3090344</text:p>
          </table:table-cell>
        </table:table-row>
        <table:table-row table:style-name="ro1">
          <table:table-cell office:value-type="string" calcext:value-type="string">
            <text:p>2018-05-15.12:37:22.894892</text:p>
          </table:table-cell>
          <table:table-cell office:value-type="float" office:value="2933191" calcext:value-type="float">
            <text:p>2933191</text:p>
          </table:table-cell>
          <table:table-cell office:value-type="string" calcext:value-type="string">
            <text:p>2018-05-15.12:38:14.846105</text:p>
          </table:table-cell>
          <table:table-cell office:value-type="float" office:value="3038330" calcext:value-type="float">
            <text:p>3038330</text:p>
          </table:table-cell>
        </table:table-row>
        <table:table-row table:style-name="ro1">
          <table:table-cell office:value-type="string" calcext:value-type="string">
            <text:p>2018-05-15.12:37:26.245174</text:p>
          </table:table-cell>
          <table:table-cell office:value-type="float" office:value="3198788" calcext:value-type="float">
            <text:p>3198788</text:p>
          </table:table-cell>
          <table:table-cell office:value-type="string" calcext:value-type="string">
            <text:p>2018-05-15.12:38:18.013575</text:p>
          </table:table-cell>
          <table:table-cell office:value-type="float" office:value="3027206" calcext:value-type="float">
            <text:p>3027206</text:p>
          </table:table-cell>
        </table:table-row>
        <table:table-row table:style-name="ro1">
          <table:table-cell office:value-type="string" calcext:value-type="string">
            <text:p>2018-05-15.12:37:29.172870</text:p>
          </table:table-cell>
          <table:table-cell office:value-type="float" office:value="2793770" calcext:value-type="float">
            <text:p>2793770</text:p>
          </table:table-cell>
          <table:table-cell office:value-type="string" calcext:value-type="string">
            <text:p>2018-05-15.12:38:21.352660</text:p>
          </table:table-cell>
          <table:table-cell office:value-type="float" office:value="3186508" calcext:value-type="float">
            <text:p>3186508</text:p>
          </table:table-cell>
        </table:table-row>
        <table:table-row table:style-name="ro1">
          <table:table-cell office:value-type="string" calcext:value-type="string">
            <text:p>2018-05-15.12:37:32.401911</text:p>
          </table:table-cell>
          <table:table-cell office:value-type="float" office:value="3095795" calcext:value-type="float">
            <text:p>3095795</text:p>
          </table:table-cell>
          <table:table-cell office:value-type="string" calcext:value-type="string">
            <text:p>2018-05-15.12:38:24.380618</text:p>
          </table:table-cell>
          <table:table-cell office:value-type="float" office:value="2880018" calcext:value-type="float">
            <text:p>2880018</text:p>
          </table:table-cell>
        </table:table-row>
        <table:table-row table:style-name="ro1">
          <table:table-cell office:value-type="string" calcext:value-type="string">
            <text:p>2018-05-15.12:37:35.428820</text:p>
          </table:table-cell>
          <table:table-cell office:value-type="float" office:value="2880096" calcext:value-type="float">
            <text:p>2880096</text:p>
          </table:table-cell>
          <table:table-cell office:value-type="string" calcext:value-type="string">
            <text:p>2018-05-15.12:38:27.609494</text:p>
          </table:table-cell>
          <table:table-cell office:value-type="float" office:value="3088703" calcext:value-type="float">
            <text:p>3088703</text:p>
          </table:table-cell>
        </table:table-row>
        <table:table-row table:style-name="ro1">
          <table:table-cell office:value-type="string" calcext:value-type="string">
            <text:p>2018-05-15.12:37:38.465959</text:p>
          </table:table-cell>
          <table:table-cell office:value-type="float" office:value="2903184" calcext:value-type="float">
            <text:p>2903184</text:p>
          </table:table-cell>
          <table:table-cell office:value-type="string" calcext:value-type="string">
            <text:p>2018-05-15.12:38:30.816035</text:p>
          </table:table-cell>
          <table:table-cell office:value-type="float" office:value="3053026" calcext:value-type="float">
            <text:p>3053026</text:p>
          </table:table-cell>
        </table:table-row>
        <table:table-row table:style-name="ro1">
          <table:table-cell office:value-type="string" calcext:value-type="string">
            <text:p>2018-05-15.12:37:41.690123</text:p>
          </table:table-cell>
          <table:table-cell office:value-type="float" office:value="3076987" calcext:value-type="float">
            <text:p>3076987</text:p>
          </table:table-cell>
          <table:table-cell office:value-type="string" calcext:value-type="string">
            <text:p>2018-05-15.12:38:33.865052</text:p>
          </table:table-cell>
          <table:table-cell office:value-type="float" office:value="2904350" calcext:value-type="float">
            <text:p>2904350</text:p>
          </table:table-cell>
        </table:table-row>
        <table:table-row table:style-name="ro1">
          <table:table-cell office:value-type="string" calcext:value-type="string">
            <text:p>2018-05-15.12:37:44.634169</text:p>
          </table:table-cell>
          <table:table-cell office:value-type="float" office:value="2809683" calcext:value-type="float">
            <text:p>2809683</text:p>
          </table:table-cell>
          <table:table-cell office:value-type="string" calcext:value-type="string">
            <text:p>2018-05-15.12:38:37.210876</text:p>
          </table:table-cell>
          <table:table-cell office:value-type="float" office:value="3194134" calcext:value-type="float">
            <text:p>3194134</text:p>
          </table:table-cell>
        </table:table-row>
        <table:table-row table:style-name="ro1">
          <table:table-cell office:value-type="string" calcext:value-type="string">
            <text:p>2018-05-15.12:37:47.806549</text:p>
          </table:table-cell>
          <table:table-cell office:value-type="float" office:value="3038451" calcext:value-type="float">
            <text:p>3038451</text:p>
          </table:table-cell>
          <table:table-cell office:value-type="string" calcext:value-type="string">
            <text:p>2018-05-15.12:38:40.246457</text:p>
          </table:table-cell>
          <table:table-cell office:value-type="float" office:value="2879074" calcext:value-type="float">
            <text:p>2879074</text:p>
          </table:table-cell>
        </table:table-row>
        <table:table-row table:style-name="ro1">
          <table:table-cell office:value-type="string" calcext:value-type="string">
            <text:p>2018-05-15.12:37:51.119809</text:p>
          </table:table-cell>
          <table:table-cell office:value-type="float" office:value="3166482" calcext:value-type="float">
            <text:p>3166482</text:p>
          </table:table-cell>
          <table:table-cell office:value-type="string" calcext:value-type="string">
            <text:p>2018-05-15.12:38:43.447492</text:p>
          </table:table-cell>
          <table:table-cell office:value-type="float" office:value="3059731" calcext:value-type="float">
            <text:p>3059731</text:p>
          </table:table-cell>
        </table:table-row>
        <table:table-row table:style-name="ro1">
          <table:table-cell office:value-type="string" calcext:value-type="string">
            <text:p>2018-05-15.12:37:54.116624</text:p>
          </table:table-cell>
          <table:table-cell office:value-type="float" office:value="2863742" calcext:value-type="float">
            <text:p>2863742</text:p>
          </table:table-cell>
          <table:table-cell office:value-type="string" calcext:value-type="string">
            <text:p>2018-05-15.12:38:46.656068</text:p>
          </table:table-cell>
          <table:table-cell office:value-type="float" office:value="3054617" calcext:value-type="float">
            <text:p>3054617</text:p>
          </table:table-cell>
        </table:table-row>
        <table:table-row table:style-name="ro1">
          <table:table-cell office:value-type="string" calcext:value-type="string">
            <text:p>2018-05-15.12:37:57.371666</text:p>
          </table:table-cell>
          <table:table-cell office:value-type="float" office:value="3105097" calcext:value-type="float">
            <text:p>3105097</text:p>
          </table:table-cell>
          <table:table-cell office:value-type="string" calcext:value-type="string">
            <text:p>2018-05-15.12:38:49.960138</text:p>
          </table:table-cell>
          <table:table-cell office:value-type="float" office:value="3166267" calcext:value-type="float">
            <text:p>3166267</text:p>
          </table:table-cell>
        </table:table-row>
        <table:table-row table:style-name="ro1">
          <table:table-cell office:value-type="string" calcext:value-type="string">
            <text:p>2018-05-15.12:38:00.320379</text:p>
          </table:table-cell>
          <table:table-cell office:value-type="float" office:value="2807519" calcext:value-type="float">
            <text:p>2807519</text:p>
          </table:table-cell>
          <table:table-cell office:value-type="string" calcext:value-type="string">
            <text:p>2018-05-15.12:38:53.300917</text:p>
          </table:table-cell>
          <table:table-cell office:value-type="float" office:value="3190246" calcext:value-type="float">
            <text:p>3190246</text:p>
          </table:table-cell>
        </table:table-row>
        <table:table-row table:style-name="ro1">
          <table:table-cell office:value-type="string" calcext:value-type="string">
            <text:p>2018-05-15.12:38:03.457745</text:p>
          </table:table-cell>
          <table:table-cell office:value-type="float" office:value="3000896" calcext:value-type="float">
            <text:p>3000896</text:p>
          </table:table-cell>
          <table:table-cell office:value-type="string" calcext:value-type="string">
            <text:p>2018-05-15.12:38:56.327800</text:p>
          </table:table-cell>
          <table:table-cell office:value-type="float" office:value="2877611" calcext:value-type="float">
            <text:p>2877611</text:p>
          </table:table-cell>
        </table:table-row>
        <table:table-row table:style-name="ro1">
          <table:table-cell office:value-type="string" calcext:value-type="string">
            <text:p>2018-05-15.12:38:06.596610</text:p>
          </table:table-cell>
          <table:table-cell office:value-type="float" office:value="2987911" calcext:value-type="float">
            <text:p>2987911</text:p>
          </table:table-cell>
          <table:table-cell office:value-type="string" calcext:value-type="string">
            <text:p>2018-05-15.12:38:59.531709</text:p>
          </table:table-cell>
          <table:table-cell office:value-type="float" office:value="3068020" calcext:value-type="float">
            <text:p>3068020</text:p>
          </table:table-cell>
        </table:table-row>
        <table:table-row table:style-name="ro1">
          <table:table-cell office:value-type="string" calcext:value-type="string">
            <text:p>2018-05-15.12:38:09.785283</text:p>
          </table:table-cell>
          <table:table-cell office:value-type="float" office:value="3053076" calcext:value-type="float">
            <text:p>3053076</text:p>
          </table:table-cell>
          <table:table-cell office:value-type="string" calcext:value-type="string">
            <text:p>2018-05-15.12:39:03.842745</text:p>
          </table:table-cell>
          <table:table-cell office:value-type="float" office:value="4162467" calcext:value-type="float">
            <text:p>4162467</text:p>
          </table:table-cell>
        </table:table-row>
        <table:table-row table:style-name="ro1">
          <table:table-cell office:value-type="string" calcext:value-type="string">
            <text:p>2018-05-15.12:38:13.238968</text:p>
          </table:table-cell>
          <table:table-cell office:value-type="float" office:value="3303187" calcext:value-type="float">
            <text:p>3303187</text:p>
          </table:table-cell>
          <table:table-cell office:value-type="string" calcext:value-type="string">
            <text:p>2018-05-15.12:39:07.520639</text:p>
          </table:table-cell>
          <table:table-cell office:value-type="float" office:value="3430654" calcext:value-type="float">
            <text:p>3430654</text:p>
          </table:table-cell>
        </table:table-row>
        <table:table-row table:style-name="ro1">
          <table:table-cell office:value-type="string" calcext:value-type="string">
            <text:p>2018-05-15.12:38:16.422585</text:p>
          </table:table-cell>
          <table:table-cell office:value-type="float" office:value="3033678" calcext:value-type="float">
            <text:p>3033678</text:p>
          </table:table-cell>
          <table:table-cell office:value-type="string" calcext:value-type="string">
            <text:p>2018-05-15.12:39:10.623581</text:p>
          </table:table-cell>
          <table:table-cell office:value-type="float" office:value="2974702" calcext:value-type="float">
            <text:p>2974702</text:p>
          </table:table-cell>
        </table:table-row>
        <table:table-row table:style-name="ro1">
          <table:table-cell office:value-type="string" calcext:value-type="string">
            <text:p>2018-05-15.12:38:19.816950</text:p>
          </table:table-cell>
          <table:table-cell office:value-type="float" office:value="3257663" calcext:value-type="float">
            <text:p>3257663</text:p>
          </table:table-cell>
          <table:table-cell office:value-type="string" calcext:value-type="string">
            <text:p>2018-05-15.12:39:13.613223</text:p>
          </table:table-cell>
          <table:table-cell office:value-type="float" office:value="2852237" calcext:value-type="float">
            <text:p>2852237</text:p>
          </table:table-cell>
        </table:table-row>
        <table:table-row table:style-name="ro1">
          <table:table-cell office:value-type="string" calcext:value-type="string">
            <text:p>2018-05-15.12:38:22.914245</text:p>
          </table:table-cell>
          <table:table-cell office:value-type="float" office:value="2948207" calcext:value-type="float">
            <text:p>2948207</text:p>
          </table:table-cell>
          <table:table-cell office:value-type="string" calcext:value-type="string">
            <text:p>2018-05-15.12:39:16.426862</text:p>
          </table:table-cell>
          <table:table-cell office:value-type="float" office:value="2684292" calcext:value-type="float">
            <text:p>2684292</text:p>
          </table:table-cell>
        </table:table-row>
        <table:table-row table:style-name="ro1">
          <table:table-cell office:value-type="string" calcext:value-type="string">
            <text:p>2018-05-15.12:38:25.885095</text:p>
          </table:table-cell>
          <table:table-cell office:value-type="float" office:value="2834393" calcext:value-type="float">
            <text:p>2834393</text:p>
          </table:table-cell>
          <table:table-cell office:value-type="string" calcext:value-type="string">
            <text:p>2018-05-15.12:39:19.353855</text:p>
          </table:table-cell>
          <table:table-cell office:value-type="float" office:value="2797005" calcext:value-type="float">
            <text:p>2797005</text:p>
          </table:table-cell>
        </table:table-row>
        <table:table-row table:style-name="ro1">
          <table:table-cell office:value-type="string" calcext:value-type="string">
            <text:p>2018-05-15.12:38:29.140967</text:p>
          </table:table-cell>
          <table:table-cell office:value-type="float" office:value="3105980" calcext:value-type="float">
            <text:p>3105980</text:p>
          </table:table-cell>
          <table:table-cell office:value-type="string" calcext:value-type="string">
            <text:p>2018-05-15.12:39:23.113360</text:p>
          </table:table-cell>
          <table:table-cell office:value-type="float" office:value="3619797" calcext:value-type="float">
            <text:p>3619797</text:p>
          </table:table-cell>
        </table:table-row>
        <table:table-row table:style-name="ro1">
          <table:table-cell office:value-type="string" calcext:value-type="string">
            <text:p>2018-05-15.12:38:32.105019</text:p>
          </table:table-cell>
          <table:table-cell office:value-type="float" office:value="2814548" calcext:value-type="float">
            <text:p>2814548</text:p>
          </table:table-cell>
          <table:table-cell office:value-type="string" calcext:value-type="string">
            <text:p>2018-05-15.12:39:27.213239</text:p>
          </table:table-cell>
          <table:table-cell office:value-type="float" office:value="3890957" calcext:value-type="float">
            <text:p>3890957</text:p>
          </table:table-cell>
        </table:table-row>
        <table:table-row table:style-name="ro1">
          <table:table-cell office:value-type="string" calcext:value-type="string">
            <text:p>2018-05-15.12:38:35.456117</text:p>
          </table:table-cell>
          <table:table-cell office:value-type="float" office:value="3213995" calcext:value-type="float">
            <text:p>3213995</text:p>
          </table:table-cell>
          <table:table-cell office:value-type="string" calcext:value-type="string">
            <text:p>2018-05-15.12:39:30.476685</text:p>
          </table:table-cell>
          <table:table-cell office:value-type="float" office:value="3115011" calcext:value-type="float">
            <text:p>3115011</text:p>
          </table:table-cell>
        </table:table-row>
        <table:table-row table:style-name="ro1">
          <table:table-cell office:value-type="string" calcext:value-type="string">
            <text:p>2018-05-15.12:38:38.592166</text:p>
          </table:table-cell>
          <table:table-cell office:value-type="float" office:value="2986058" calcext:value-type="float">
            <text:p>2986058</text:p>
          </table:table-cell>
          <table:table-cell office:value-type="string" calcext:value-type="string">
            <text:p>2018-05-15.12:39:33.504102</text:p>
          </table:table-cell>
          <table:table-cell office:value-type="float" office:value="2887311" calcext:value-type="float">
            <text:p>2887311</text:p>
          </table:table-cell>
        </table:table-row>
        <table:table-row table:style-name="ro1">
          <table:table-cell office:value-type="string" calcext:value-type="string">
            <text:p>2018-05-15.12:38:41.529114</text:p>
          </table:table-cell>
          <table:table-cell office:value-type="float" office:value="2800274" calcext:value-type="float">
            <text:p>2800274</text:p>
          </table:table-cell>
          <table:table-cell office:value-type="string" calcext:value-type="string">
            <text:p>2018-05-15.12:39:36.395889</text:p>
          </table:table-cell>
          <table:table-cell office:value-type="float" office:value="2760180" calcext:value-type="float">
            <text:p>2760180</text:p>
          </table:table-cell>
        </table:table-row>
        <table:table-row table:style-name="ro1">
          <table:table-cell office:value-type="string" calcext:value-type="string">
            <text:p>2018-05-15.12:38:44.784936</text:p>
          </table:table-cell>
          <table:table-cell office:value-type="float" office:value="3105863" calcext:value-type="float">
            <text:p>3105863</text:p>
          </table:table-cell>
          <table:table-cell office:value-type="string" calcext:value-type="string">
            <text:p>2018-05-15.12:39:39.340355</text:p>
          </table:table-cell>
          <table:table-cell office:value-type="float" office:value="2811714" calcext:value-type="float">
            <text:p>2811714</text:p>
          </table:table-cell>
        </table:table-row>
        <table:table-row table:style-name="ro1">
          <table:table-cell office:value-type="string" calcext:value-type="string">
            <text:p>2018-05-15.12:38:47.785585</text:p>
          </table:table-cell>
          <table:table-cell office:value-type="float" office:value="2851374" calcext:value-type="float">
            <text:p>2851374</text:p>
          </table:table-cell>
          <table:table-cell office:value-type="string" calcext:value-type="string">
            <text:p>2018-05-15.12:39:42.933940</text:p>
          </table:table-cell>
          <table:table-cell office:value-type="float" office:value="3455816" calcext:value-type="float">
            <text:p>3455816</text:p>
          </table:table-cell>
        </table:table-row>
        <table:table-row table:style-name="ro1">
          <table:table-cell office:value-type="string" calcext:value-type="string">
            <text:p>2018-05-15.12:38:50.855693</text:p>
          </table:table-cell>
          <table:table-cell office:value-type="float" office:value="2932895" calcext:value-type="float">
            <text:p>2932895</text:p>
          </table:table-cell>
          <table:table-cell office:value-type="string" calcext:value-type="string">
            <text:p>2018-05-15.12:39:47.159435</text:p>
          </table:table-cell>
          <table:table-cell office:value-type="float" office:value="4000398" calcext:value-type="float">
            <text:p>4000398</text:p>
          </table:table-cell>
        </table:table-row>
        <table:table-row table:style-name="ro1">
          <table:table-cell office:value-type="string" calcext:value-type="string">
            <text:p>2018-05-15.12:38:54.265585</text:p>
          </table:table-cell>
          <table:table-cell office:value-type="float" office:value="3260576" calcext:value-type="float">
            <text:p>3260576</text:p>
          </table:table-cell>
          <table:table-cell office:value-type="string" calcext:value-type="string">
            <text:p>2018-05-15.12:39:50.450241</text:p>
          </table:table-cell>
          <table:table-cell office:value-type="float" office:value="3135012" calcext:value-type="float">
            <text:p>3135012</text:p>
          </table:table-cell>
        </table:table-row>
        <table:table-row table:style-name="ro1">
          <table:table-cell office:value-type="string" calcext:value-type="string">
            <text:p>2018-05-15.12:38:57.201178</text:p>
          </table:table-cell>
          <table:table-cell office:value-type="float" office:value="2799806" calcext:value-type="float">
            <text:p>2799806</text:p>
          </table:table-cell>
          <table:table-cell office:value-type="string" calcext:value-type="string">
            <text:p>2018-05-15.12:39:53.470189</text:p>
          </table:table-cell>
          <table:table-cell office:value-type="float" office:value="2881445" calcext:value-type="float">
            <text:p>2881445</text:p>
          </table:table-cell>
        </table:table-row>
        <table:table-row table:style-name="ro1">
          <table:table-cell office:value-type="string" calcext:value-type="string">
            <text:p>2018-05-15.12:39:00.432405</text:p>
          </table:table-cell>
          <table:table-cell office:value-type="float" office:value="3094414" calcext:value-type="float">
            <text:p>3094414</text:p>
          </table:table-cell>
          <table:table-cell office:value-type="string" calcext:value-type="string">
            <text:p>2018-05-15.12:39:56.844324</text:p>
          </table:table-cell>
          <table:table-cell office:value-type="float" office:value="3228514" calcext:value-type="float">
            <text:p>3228514</text:p>
          </table:table-cell>
        </table:table-row>
        <table:table-row table:style-name="ro1">
          <table:table-cell office:value-type="string" calcext:value-type="string">
            <text:p>2018-05-15.12:39:05.257839</text:p>
          </table:table-cell>
          <table:table-cell office:value-type="float" office:value="4675189" calcext:value-type="float">
            <text:p>4675189</text:p>
          </table:table-cell>
          <table:table-cell office:value-type="string" calcext:value-type="string">
            <text:p>2018-05-15.12:39:59.954208</text:p>
          </table:table-cell>
          <table:table-cell office:value-type="float" office:value="2953036" calcext:value-type="float">
            <text:p>2953036</text:p>
          </table:table-cell>
        </table:table-row>
        <table:table-row table:style-name="ro1">
          <table:table-cell office:value-type="string" calcext:value-type="string">
            <text:p>2018-05-15.12:39:08.141666</text:p>
          </table:table-cell>
          <table:table-cell office:value-type="float" office:value="2640330" calcext:value-type="float">
            <text:p>2640330</text:p>
          </table:table-cell>
          <table:table-cell office:value-type="string" calcext:value-type="string">
            <text:p>2018-05-15.12:40:03.166563</text:p>
          </table:table-cell>
          <table:table-cell office:value-type="float" office:value="3065089" calcext:value-type="float">
            <text:p>3065089</text:p>
          </table:table-cell>
        </table:table-row>
        <table:table-row table:style-name="ro1">
          <table:table-cell office:value-type="string" calcext:value-type="string">
            <text:p>2018-05-15.12:39:10.982863</text:p>
          </table:table-cell>
          <table:table-cell office:value-type="float" office:value="2711398" calcext:value-type="float">
            <text:p>2711398</text:p>
          </table:table-cell>
          <table:table-cell office:value-type="string" calcext:value-type="string">
            <text:p>2018-05-15.12:40:06.431565</text:p>
          </table:table-cell>
          <table:table-cell office:value-type="float" office:value="3110177" calcext:value-type="float">
            <text:p>3110177</text:p>
          </table:table-cell>
        </table:table-row>
        <table:table-row table:style-name="ro1">
          <table:table-cell office:value-type="string" calcext:value-type="string">
            <text:p>2018-05-15.12:39:13.891820</text:p>
          </table:table-cell>
          <table:table-cell office:value-type="float" office:value="2771434" calcext:value-type="float">
            <text:p>2771434</text:p>
          </table:table-cell>
          <table:table-cell office:value-type="string" calcext:value-type="string">
            <text:p>2018-05-15.12:40:09.694289</text:p>
          </table:table-cell>
          <table:table-cell office:value-type="float" office:value="3122459" calcext:value-type="float">
            <text:p>3122459</text:p>
          </table:table-cell>
        </table:table-row>
        <table:table-row table:style-name="ro1">
          <table:table-cell office:value-type="string" calcext:value-type="string">
            <text:p>2018-05-15.12:39:16.846242</text:p>
          </table:table-cell>
          <table:table-cell office:value-type="float" office:value="2823239" calcext:value-type="float">
            <text:p>2823239</text:p>
          </table:table-cell>
          <table:table-cell office:value-type="string" calcext:value-type="string">
            <text:p>2018-05-15.12:40:13.256239</text:p>
          </table:table-cell>
          <table:table-cell office:value-type="float" office:value="3401498" calcext:value-type="float">
            <text:p>3401498</text:p>
          </table:table-cell>
        </table:table-row>
        <table:table-row table:style-name="ro1">
          <table:table-cell office:value-type="string" calcext:value-type="string">
            <text:p>2018-05-15.12:39:19.959953</text:p>
          </table:table-cell>
          <table:table-cell office:value-type="float" office:value="2983609" calcext:value-type="float">
            <text:p>2983609</text:p>
          </table:table-cell>
          <table:table-cell office:value-type="string" calcext:value-type="string">
            <text:p>2018-05-15.12:40:16.452084</text:p>
          </table:table-cell>
          <table:table-cell office:value-type="float" office:value="3043246" calcext:value-type="float">
            <text:p>3043246</text:p>
          </table:table-cell>
        </table:table-row>
        <table:table-row table:style-name="ro1">
          <table:table-cell office:value-type="string" calcext:value-type="string">
            <text:p>2018-05-15.12:39:23.703261</text:p>
          </table:table-cell>
          <table:table-cell office:value-type="float" office:value="3605468" calcext:value-type="float">
            <text:p>3605468</text:p>
          </table:table-cell>
          <table:table-cell office:value-type="string" calcext:value-type="string">
            <text:p>2018-05-15.12:40:19.686629</text:p>
          </table:table-cell>
          <table:table-cell office:value-type="float" office:value="3097597" calcext:value-type="float">
            <text:p>3097597</text:p>
          </table:table-cell>
        </table:table-row>
        <table:table-row table:style-name="ro1">
          <table:table-cell office:value-type="string" calcext:value-type="string">
            <text:p>2018-05-15.12:39:27.515522</text:p>
          </table:table-cell>
          <table:table-cell office:value-type="float" office:value="3606727" calcext:value-type="float">
            <text:p>3606727</text:p>
          </table:table-cell>
          <table:table-cell office:value-type="string" calcext:value-type="string">
            <text:p>2018-05-15.12:40:22.915219</text:p>
          </table:table-cell>
          <table:table-cell office:value-type="float" office:value="3070234" calcext:value-type="float">
            <text:p>3070234</text:p>
          </table:table-cell>
        </table:table-row>
        <table:table-row table:style-name="ro1">
          <table:table-cell office:value-type="string" calcext:value-type="string">
            <text:p>2018-05-15.12:39:30.872424</text:p>
          </table:table-cell>
          <table:table-cell office:value-type="float" office:value="3207821" calcext:value-type="float">
            <text:p>3207821</text:p>
          </table:table-cell>
          <table:table-cell office:value-type="string" calcext:value-type="string">
            <text:p>2018-05-15.12:40:25.983915</text:p>
          </table:table-cell>
          <table:table-cell office:value-type="float" office:value="2926968" calcext:value-type="float">
            <text:p>2926968</text:p>
          </table:table-cell>
        </table:table-row>
        <table:table-row table:style-name="ro1">
          <table:table-cell office:value-type="string" calcext:value-type="string">
            <text:p>2018-05-15.12:39:33.786960</text:p>
          </table:table-cell>
          <table:table-cell office:value-type="float" office:value="2774769" calcext:value-type="float">
            <text:p>2774769</text:p>
          </table:table-cell>
          <table:table-cell office:value-type="string" calcext:value-type="string">
            <text:p>2018-05-15.12:40:29.376456</text:p>
          </table:table-cell>
          <table:table-cell office:value-type="float" office:value="3237850" calcext:value-type="float">
            <text:p>3237850</text:p>
          </table:table-cell>
        </table:table-row>
        <table:table-row table:style-name="ro1">
          <table:table-cell office:value-type="string" calcext:value-type="string">
            <text:p>2018-05-15.12:39:36.533218</text:p>
          </table:table-cell>
          <table:table-cell office:value-type="float" office:value="2617796" calcext:value-type="float">
            <text:p>2617796</text:p>
          </table:table-cell>
          <table:table-cell office:value-type="string" calcext:value-type="string">
            <text:p>2018-05-15.12:40:32.428261</text:p>
          </table:table-cell>
          <table:table-cell office:value-type="float" office:value="2897121" calcext:value-type="float">
            <text:p>2897121</text:p>
          </table:table-cell>
        </table:table-row>
        <table:table-row table:style-name="ro1">
          <table:table-cell office:value-type="string" calcext:value-type="string">
            <text:p>2018-05-15.12:39:39.396860</text:p>
          </table:table-cell>
          <table:table-cell office:value-type="float" office:value="2728636" calcext:value-type="float">
            <text:p>2728636</text:p>
          </table:table-cell>
          <table:table-cell office:value-type="string" calcext:value-type="string">
            <text:p>2018-05-15.12:40:35.663070</text:p>
          </table:table-cell>
          <table:table-cell office:value-type="float" office:value="3092611" calcext:value-type="float">
            <text:p>3092611</text:p>
          </table:table-cell>
        </table:table-row>
        <table:table-row table:style-name="ro1">
          <table:table-cell office:value-type="string" calcext:value-type="string">
            <text:p>2018-05-15.12:39:42.808274</text:p>
          </table:table-cell>
          <table:table-cell office:value-type="float" office:value="3270415" calcext:value-type="float">
            <text:p>3270415</text:p>
          </table:table-cell>
          <table:table-cell office:value-type="string" calcext:value-type="string">
            <text:p>2018-05-15.12:40:38.899475</text:p>
          </table:table-cell>
          <table:table-cell office:value-type="float" office:value="3081550" calcext:value-type="float">
            <text:p>3081550</text:p>
          </table:table-cell>
        </table:table-row>
        <table:table-row table:style-name="ro1">
          <table:table-cell office:value-type="string" calcext:value-type="string">
            <text:p>2018-05-15.12:39:46.950163</text:p>
          </table:table-cell>
          <table:table-cell office:value-type="float" office:value="3937716" calcext:value-type="float">
            <text:p>3937716</text:p>
          </table:table-cell>
          <table:table-cell office:value-type="string" calcext:value-type="string">
            <text:p>2018-05-15.12:40:42.195595</text:p>
          </table:table-cell>
          <table:table-cell office:value-type="float" office:value="3155699" calcext:value-type="float">
            <text:p>3155699</text:p>
          </table:table-cell>
        </table:table-row>
        <table:table-row table:style-name="ro1">
          <table:table-cell office:value-type="string" calcext:value-type="string">
            <text:p>2018-05-15.12:39:50.132085</text:p>
          </table:table-cell>
          <table:table-cell office:value-type="float" office:value="3035326" calcext:value-type="float">
            <text:p>3035326</text:p>
          </table:table-cell>
          <table:table-cell office:value-type="string" calcext:value-type="string">
            <text:p>2018-05-15.12:40:45.805530</text:p>
          </table:table-cell>
          <table:table-cell office:value-type="float" office:value="3451543" calcext:value-type="float">
            <text:p>3451543</text:p>
          </table:table-cell>
        </table:table-row>
        <table:table-row table:style-name="ro1">
          <table:table-cell office:value-type="string" calcext:value-type="string">
            <text:p>2018-05-15.12:39:53.057250</text:p>
          </table:table-cell>
          <table:table-cell office:value-type="float" office:value="2791466" calcext:value-type="float">
            <text:p>2791466</text:p>
          </table:table-cell>
          <table:table-cell office:value-type="string" calcext:value-type="string">
            <text:p>2018-05-15.12:40:49.051162</text:p>
          </table:table-cell>
          <table:table-cell office:value-type="float" office:value="3104501" calcext:value-type="float">
            <text:p>3104501</text:p>
          </table:table-cell>
        </table:table-row>
        <table:table-row table:style-name="ro1">
          <table:table-cell office:value-type="string" calcext:value-type="string">
            <text:p>2018-05-15.12:39:56.262949</text:p>
          </table:table-cell>
          <table:table-cell office:value-type="float" office:value="3071150" calcext:value-type="float">
            <text:p>3071150</text:p>
          </table:table-cell>
          <table:table-cell office:value-type="string" calcext:value-type="string">
            <text:p>2018-05-15.12:40:52.625801</text:p>
          </table:table-cell>
          <table:table-cell office:value-type="float" office:value="3433312" calcext:value-type="float">
            <text:p>3433312</text:p>
          </table:table-cell>
        </table:table-row>
        <table:table-row table:style-name="ro1">
          <table:table-cell office:value-type="string" calcext:value-type="string">
            <text:p>2018-05-15.12:39:59.329472</text:p>
          </table:table-cell>
          <table:table-cell office:value-type="float" office:value="2918949" calcext:value-type="float">
            <text:p>2918949</text:p>
          </table:table-cell>
          <table:table-cell office:value-type="string" calcext:value-type="string">
            <text:p>2018-05-15.12:40:55.995329</text:p>
          </table:table-cell>
          <table:table-cell office:value-type="float" office:value="3219065" calcext:value-type="float">
            <text:p>3219065</text:p>
          </table:table-cell>
        </table:table-row>
        <table:table-row table:style-name="ro1">
          <table:table-cell office:value-type="string" calcext:value-type="string">
            <text:p>2018-05-15.12:40:02.521013</text:p>
          </table:table-cell>
          <table:table-cell office:value-type="float" office:value="3057134" calcext:value-type="float">
            <text:p>3057134</text:p>
          </table:table-cell>
          <table:table-cell office:value-type="string" calcext:value-type="string">
            <text:p>2018-05-15.12:40:59.179282</text:p>
          </table:table-cell>
          <table:table-cell office:value-type="float" office:value="3047448" calcext:value-type="float">
            <text:p>3047448</text:p>
          </table:table-cell>
        </table:table-row>
        <table:table-row table:style-name="ro1">
          <table:table-cell office:value-type="string" calcext:value-type="string">
            <text:p>2018-05-15.12:40:05.755667</text:p>
          </table:table-cell>
          <table:table-cell office:value-type="float" office:value="3087960" calcext:value-type="float">
            <text:p>3087960</text:p>
          </table:table-cell>
          <table:table-cell office:value-type="string" calcext:value-type="string">
            <text:p>2018-05-15.12:41:02.711561</text:p>
          </table:table-cell>
          <table:table-cell office:value-type="float" office:value="3374994" calcext:value-type="float">
            <text:p>3374994</text:p>
          </table:table-cell>
        </table:table-row>
        <table:table-row table:style-name="ro1">
          <table:table-cell office:value-type="string" calcext:value-type="string">
            <text:p>2018-05-15.12:40:08.897975</text:p>
          </table:table-cell>
          <table:table-cell office:value-type="float" office:value="3008400" calcext:value-type="float">
            <text:p>3008400</text:p>
          </table:table-cell>
          <table:table-cell office:value-type="string" calcext:value-type="string">
            <text:p>2018-05-15.12:41:05.775610</text:p>
          </table:table-cell>
          <table:table-cell office:value-type="float" office:value="2926836" calcext:value-type="float">
            <text:p>2926836</text:p>
          </table:table-cell>
        </table:table-row>
        <table:table-row table:style-name="ro1">
          <table:table-cell office:value-type="string" calcext:value-type="string">
            <text:p>2018-05-15.12:40:12.082342</text:p>
          </table:table-cell>
          <table:table-cell office:value-type="float" office:value="3050633" calcext:value-type="float">
            <text:p>3050633</text:p>
          </table:table-cell>
          <table:table-cell office:value-type="string" calcext:value-type="string">
            <text:p>2018-05-15.12:41:09.144211</text:p>
          </table:table-cell>
          <table:table-cell office:value-type="float" office:value="3209604" calcext:value-type="float">
            <text:p>3209604</text:p>
          </table:table-cell>
        </table:table-row>
        <table:table-row table:style-name="ro1">
          <table:table-cell office:value-type="string" calcext:value-type="string">
            <text:p>2018-05-15.12:40:15.160669</text:p>
          </table:table-cell>
          <table:table-cell office:value-type="float" office:value="2931536" calcext:value-type="float">
            <text:p>2931536</text:p>
          </table:table-cell>
          <table:table-cell office:value-type="string" calcext:value-type="string">
            <text:p>2018-05-15.12:41:12.268760</text:p>
          </table:table-cell>
          <table:table-cell office:value-type="float" office:value="2967559" calcext:value-type="float">
            <text:p>2967559</text:p>
          </table:table-cell>
        </table:table-row>
        <table:table-row table:style-name="ro1">
          <table:table-cell office:value-type="string" calcext:value-type="string">
            <text:p>2018-05-15.12:40:18.441643</text:p>
          </table:table-cell>
          <table:table-cell office:value-type="float" office:value="3142091" calcext:value-type="float">
            <text:p>3142091</text:p>
          </table:table-cell>
          <table:table-cell office:value-type="string" calcext:value-type="string">
            <text:p>2018-05-15.12:41:15.130947</text:p>
          </table:table-cell>
          <table:table-cell office:value-type="float" office:value="2720692" calcext:value-type="float">
            <text:p>2720692</text:p>
          </table:table-cell>
        </table:table-row>
        <table:table-row table:style-name="ro1">
          <table:table-cell office:value-type="string" calcext:value-type="string">
            <text:p>2018-05-15.12:40:21.916759</text:p>
          </table:table-cell>
          <table:table-cell office:value-type="float" office:value="3327966" calcext:value-type="float">
            <text:p>3327966</text:p>
          </table:table-cell>
          <table:table-cell office:value-type="string" calcext:value-type="string">
            <text:p>2018-05-15.12:41:17.872824</text:p>
          </table:table-cell>
          <table:table-cell office:value-type="float" office:value="2614596" calcext:value-type="float">
            <text:p>2614596</text:p>
          </table:table-cell>
        </table:table-row>
        <table:table-row table:style-name="ro1">
          <table:table-cell office:value-type="string" calcext:value-type="string">
            <text:p>2018-05-15.12:40:25.075245</text:p>
          </table:table-cell>
          <table:table-cell office:value-type="float" office:value="3020517" calcext:value-type="float">
            <text:p>3020517</text:p>
          </table:table-cell>
          <table:table-cell office:value-type="string" calcext:value-type="string">
            <text:p>2018-05-15.12:41:20.815740</text:p>
          </table:table-cell>
          <table:table-cell office:value-type="float" office:value="2814015" calcext:value-type="float">
            <text:p>2814015</text:p>
          </table:table-cell>
        </table:table-row>
        <table:table-row table:style-name="ro1">
          <table:table-cell office:value-type="string" calcext:value-type="string">
            <text:p>2018-05-15.12:40:28.530165</text:p>
          </table:table-cell>
          <table:table-cell office:value-type="float" office:value="3320682" calcext:value-type="float">
            <text:p>3320682</text:p>
          </table:table-cell>
          <table:table-cell office:value-type="string" calcext:value-type="string">
            <text:p>2018-05-15.12:41:23.527962</text:p>
          </table:table-cell>
          <table:table-cell office:value-type="float" office:value="2588202" calcext:value-type="float">
            <text:p>2588202</text:p>
          </table:table-cell>
        </table:table-row>
        <table:table-row table:style-name="ro1">
          <table:table-cell office:value-type="string" calcext:value-type="string">
            <text:p>2018-05-15.12:40:31.568010</text:p>
          </table:table-cell>
          <table:table-cell office:value-type="float" office:value="2891598" calcext:value-type="float">
            <text:p>2891598</text:p>
          </table:table-cell>
          <table:table-cell office:value-type="string" calcext:value-type="string">
            <text:p>2018-05-15.12:41:26.244507</text:p>
          </table:table-cell>
          <table:table-cell office:value-type="float" office:value="2595858" calcext:value-type="float">
            <text:p>2595858</text:p>
          </table:table-cell>
        </table:table-row>
        <table:table-row table:style-name="ro1">
          <table:table-cell office:value-type="string" calcext:value-type="string">
            <text:p>2018-05-15.12:40:34.842501</text:p>
          </table:table-cell>
          <table:table-cell office:value-type="float" office:value="3139672" calcext:value-type="float">
            <text:p>3139672</text:p>
          </table:table-cell>
          <table:table-cell office:value-type="string" calcext:value-type="string">
            <text:p>2018-05-15.12:41:29.199763</text:p>
          </table:table-cell>
          <table:table-cell office:value-type="float" office:value="2829343" calcext:value-type="float">
            <text:p>2829343</text:p>
          </table:table-cell>
        </table:table-row>
        <table:table-row table:style-name="ro1">
          <table:table-cell office:value-type="string" calcext:value-type="string">
            <text:p>2018-05-15.12:40:38.047197</text:p>
          </table:table-cell>
          <table:table-cell office:value-type="float" office:value="3057862" calcext:value-type="float">
            <text:p>3057862</text:p>
          </table:table-cell>
          <table:table-cell office:value-type="string" calcext:value-type="string">
            <text:p>2018-05-15.12:41:32.246014</text:p>
          </table:table-cell>
          <table:table-cell office:value-type="float" office:value="2911468" calcext:value-type="float">
            <text:p>2911468</text:p>
          </table:table-cell>
        </table:table-row>
        <table:table-row table:style-name="ro1">
          <table:table-cell office:value-type="string" calcext:value-type="string">
            <text:p>2018-05-15.12:40:40.981870</text:p>
          </table:table-cell>
          <table:table-cell office:value-type="float" office:value="2800436" calcext:value-type="float">
            <text:p>2800436</text:p>
          </table:table-cell>
          <table:table-cell office:value-type="string" calcext:value-type="string">
            <text:p>2018-05-15.12:41:34.908362</text:p>
          </table:table-cell>
          <table:table-cell office:value-type="float" office:value="2539734" calcext:value-type="float">
            <text:p>2539734</text:p>
          </table:table-cell>
        </table:table-row>
        <table:table-row table:style-name="ro1">
          <table:table-cell office:value-type="string" calcext:value-type="string">
            <text:p>2018-05-15.12:40:44.173462</text:p>
          </table:table-cell>
          <table:table-cell office:value-type="float" office:value="3056613" calcext:value-type="float">
            <text:p>3056613</text:p>
          </table:table-cell>
          <table:table-cell office:value-type="string" calcext:value-type="string">
            <text:p>2018-05-15.12:41:37.591916</text:p>
          </table:table-cell>
          <table:table-cell office:value-type="float" office:value="2558964" calcext:value-type="float">
            <text:p>2558964</text:p>
          </table:table-cell>
        </table:table-row>
        <table:table-row table:style-name="ro1">
          <table:table-cell office:value-type="string" calcext:value-type="string">
            <text:p>2018-05-15.12:40:47.463604</text:p>
          </table:table-cell>
          <table:table-cell office:value-type="float" office:value="3142739" calcext:value-type="float">
            <text:p>3142739</text:p>
          </table:table-cell>
          <table:table-cell office:value-type="string" calcext:value-type="string">
            <text:p>2018-05-15.12:41:40.263126</text:p>
          </table:table-cell>
          <table:table-cell office:value-type="float" office:value="2550931" calcext:value-type="float">
            <text:p>2550931</text:p>
          </table:table-cell>
        </table:table-row>
        <table:table-row table:style-name="ro1">
          <table:table-cell office:value-type="string" calcext:value-type="string">
            <text:p>2018-05-15.12:40:50.475268</text:p>
          </table:table-cell>
          <table:table-cell office:value-type="float" office:value="2876254" calcext:value-type="float">
            <text:p>2876254</text:p>
          </table:table-cell>
          <table:table-cell office:value-type="string" calcext:value-type="string">
            <text:p>2018-05-15.12:41:42.964279</text:p>
          </table:table-cell>
          <table:table-cell office:value-type="float" office:value="2576360" calcext:value-type="float">
            <text:p>2576360</text:p>
          </table:table-cell>
        </table:table-row>
        <table:table-row table:style-name="ro1">
          <table:table-cell office:value-type="string" calcext:value-type="string">
            <text:p>2018-05-15.12:40:53.717531</text:p>
          </table:table-cell>
          <table:table-cell office:value-type="float" office:value="3093609" calcext:value-type="float">
            <text:p>3093609</text:p>
          </table:table-cell>
          <table:table-cell office:value-type="string" calcext:value-type="string">
            <text:p>2018-05-15.12:41:45.630619</text:p>
          </table:table-cell>
          <table:table-cell office:value-type="float" office:value="2545046" calcext:value-type="float">
            <text:p>2545046</text:p>
          </table:table-cell>
        </table:table-row>
        <table:table-row table:style-name="ro1">
          <table:table-cell office:value-type="string" calcext:value-type="string">
            <text:p>2018-05-15.12:40:56.645443</text:p>
          </table:table-cell>
          <table:table-cell office:value-type="float" office:value="2791796" calcext:value-type="float">
            <text:p>2791796</text:p>
          </table:table-cell>
          <table:table-cell office:value-type="string" calcext:value-type="string">
            <text:p>2018-05-15.12:41:48.310447</text:p>
          </table:table-cell>
          <table:table-cell office:value-type="float" office:value="2559428" calcext:value-type="float">
            <text:p>2559428</text:p>
          </table:table-cell>
        </table:table-row>
        <table:table-row table:style-name="ro1">
          <table:table-cell office:value-type="string" calcext:value-type="string">
            <text:p>2018-05-15.12:40:59.799206</text:p>
          </table:table-cell>
          <table:table-cell office:value-type="float" office:value="3017434" calcext:value-type="float">
            <text:p>3017434</text:p>
          </table:table-cell>
          <table:table-cell office:value-type="string" calcext:value-type="string">
            <text:p>2018-05-15.12:41:51.188242</text:p>
          </table:table-cell>
          <table:table-cell office:value-type="float" office:value="2752693" calcext:value-type="float">
            <text:p>2752693</text:p>
          </table:table-cell>
        </table:table-row>
        <table:table-row table:style-name="ro1">
          <table:table-cell office:value-type="string" calcext:value-type="string">
            <text:p>2018-05-15.12:41:02.908255</text:p>
          </table:table-cell>
          <table:table-cell office:value-type="float" office:value="2958989" calcext:value-type="float">
            <text:p>2958989</text:p>
          </table:table-cell>
          <table:table-cell office:value-type="string" calcext:value-type="string">
            <text:p>2018-05-15.12:41:53.863901</text:p>
          </table:table-cell>
          <table:table-cell office:value-type="float" office:value="2549753" calcext:value-type="float">
            <text:p>2549753</text:p>
          </table:table-cell>
        </table:table-row>
        <table:table-row table:style-name="ro1">
          <table:table-cell office:value-type="string" calcext:value-type="string">
            <text:p>2018-05-15.12:41:05.855937</text:p>
          </table:table-cell>
          <table:table-cell office:value-type="float" office:value="2810342" calcext:value-type="float">
            <text:p>2810342</text:p>
          </table:table-cell>
          <table:table-cell office:value-type="string" calcext:value-type="string">
            <text:p>2018-05-15.12:41:56.727488</text:p>
          </table:table-cell>
          <table:table-cell office:value-type="float" office:value="2741495" calcext:value-type="float">
            <text:p>2741495</text:p>
          </table:table-cell>
        </table:table-row>
        <table:table-row table:style-name="ro1">
          <table:table-cell office:value-type="string" calcext:value-type="string">
            <text:p>2018-05-15.12:41:09.152572</text:p>
          </table:table-cell>
          <table:table-cell office:value-type="float" office:value="3141940" calcext:value-type="float">
            <text:p>3141940</text:p>
          </table:table-cell>
          <table:table-cell office:value-type="string" calcext:value-type="string">
            <text:p>2018-05-15.12:41:59.410006</text:p>
          </table:table-cell>
          <table:table-cell office:value-type="float" office:value="2560270" calcext:value-type="float">
            <text:p>2560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42:32.472966849</meta:creation-date>
    <dc:date>2018-05-15T14:44:52.291857180</dc:date>
    <meta:editing-duration>PT2M20S</meta:editing-duration>
    <meta:editing-cycles>1</meta:editing-cycles>
    <meta:document-statistic meta:table-count="1" meta:cell-count="2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41cm" svg:height="8.995cm" xlink:href=".." xlink:type="simple" chart:class="chart:line" chart:style-name="ch1">
        <chart:legend chart:legend-position="end" svg:x="31.278cm" svg:y="4.198cm" style:legend-expansion="high" chart:style-name="ch2"/>
        <chart:plot-area chart:style-name="ch3" table:cell-range-address="Sheet1.B1:Sheet1.B500" svg:x="0.67cm" svg:y="0.179cm" svg:width="29.938cm" svg:height="8.637cm">
          <chartooo:coordinate-region svg:x="2.217cm" svg:y="0.3cm" svg:width="28.391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8257">
                <text:p>2648257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4333">
                <text:p>2784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7416">
                <text:p>285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46522">
                <text:p>2846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0757">
                <text:p>267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6124">
                <text:p>2646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2907">
                <text:p>2852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5033">
                <text:p>2645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4916">
                <text:p>2664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6556">
                <text:p>2856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5550">
                <text:p>2635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6416">
                <text:p>2686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69874">
                <text:p>2669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4530">
                <text:p>2734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8625">
                <text:p>2638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0483">
                <text:p>2640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8984">
                <text:p>2668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5225">
                <text:p>279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3946">
                <text:p>2653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45683">
                <text:p>2745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0565">
                <text:p>2760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2453">
                <text:p>2612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43334">
                <text:p>274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4524">
                <text:p>2734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8688">
                <text:p>2828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4781">
                <text:p>2844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95038">
                <text:p>2795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9550">
                <text:p>26295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3873">
                <text:p>2703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7849">
                <text:p>3297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52903">
                <text:p>405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94493">
                <text:p>3094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8141">
                <text:p>2798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6670">
                <text:p>28366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28458">
                <text:p>2628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60345">
                <text:p>276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62639">
                <text:p>2762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3181">
                <text:p>2833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5531">
                <text:p>3015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3164">
                <text:p>44031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65454">
                <text:p>3165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6075">
                <text:p>2886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5981">
                <text:p>2765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22466">
                <text:p>2822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2647">
                <text:p>2792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84731">
                <text:p>4184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00980">
                <text:p>31009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9938">
                <text:p>2859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29945">
                <text:p>2729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35588">
                <text:p>2835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6646">
                <text:p>3036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10937">
                <text:p>28109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4961">
                <text:p>4004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93088">
                <text:p>3293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10191">
                <text:p>2910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478">
                <text:p>2750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3167">
                <text:p>2843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83940">
                <text:p>27839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43102">
                <text:p>3643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1327">
                <text:p>3581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4971">
                <text:p>29949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9795">
                <text:p>2989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22186">
                <text:p>2622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2787">
                <text:p>29727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97691">
                <text:p>3397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70431">
                <text:p>3770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22950">
                <text:p>30229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95267">
                <text:p>27952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88874">
                <text:p>30888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95452">
                <text:p>2895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30811">
                <text:p>2930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73922">
                <text:p>3273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95876">
                <text:p>2795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46885">
                <text:p>3046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53673">
                <text:p>3153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76344">
                <text:p>2876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05165">
                <text:p>3105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23214">
                <text:p>30232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1639">
                <text:p>30516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83940">
                <text:p>29839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64275">
                <text:p>2964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71104">
                <text:p>3071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24971">
                <text:p>2924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69989">
                <text:p>2869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38201">
                <text:p>3338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97662">
                <text:p>27976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86022">
                <text:p>3286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9657">
                <text:p>2929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5920">
                <text:p>3115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16362">
                <text:p>31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16061">
                <text:p>30160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47376">
                <text:p>3047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38746">
                <text:p>2938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24051">
                <text:p>31240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04256">
                <text:p>3104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97864">
                <text:p>2797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13486">
                <text:p>30134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71020">
                <text:p>29710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68211">
                <text:p>3068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05412">
                <text:p>3305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99758">
                <text:p>27997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3155">
                <text:p>30031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90332">
                <text:p>2990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51504">
                <text:p>30515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15007">
                <text:p>31150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56017">
                <text:p>2856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63590">
                <text:p>29635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14290">
                <text:p>30142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95148">
                <text:p>2795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33764">
                <text:p>3133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3228">
                <text:p>28732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3191">
                <text:p>29031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73067">
                <text:p>3073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02712">
                <text:p>2802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42754">
                <text:p>31427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26554">
                <text:p>29265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99909">
                <text:p>2799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92207">
                <text:p>3092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14058">
                <text:p>2914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1016">
                <text:p>2901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85104">
                <text:p>3085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01562">
                <text:p>28015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34457">
                <text:p>3034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94253">
                <text:p>319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70021">
                <text:p>287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26899">
                <text:p>31268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13840">
                <text:p>28138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45233">
                <text:p>32452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2551">
                <text:p>29925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31524">
                <text:p>28315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02916">
                <text:p>31029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10539">
                <text:p>2810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59375">
                <text:p>295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16624">
                <text:p>30166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95158">
                <text:p>2795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98336">
                <text:p>30983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26779">
                <text:p>31267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28540">
                <text:p>29285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52096">
                <text:p>3052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1869">
                <text:p>2801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22214">
                <text:p>33222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97659">
                <text:p>28976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2134">
                <text:p>2902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90481">
                <text:p>30904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02414">
                <text:p>2802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31292">
                <text:p>3031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03490">
                <text:p>32034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76756">
                <text:p>2876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19965">
                <text:p>3119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22991">
                <text:p>2822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1930">
                <text:p>30019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84053">
                <text:p>29840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12105">
                <text:p>2812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14605">
                <text:p>3114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70905">
                <text:p>30709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6027">
                <text:p>29660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32962">
                <text:p>3032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99053">
                <text:p>2799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95846">
                <text:p>30958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50545">
                <text:p>47505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33056">
                <text:p>2833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2657">
                <text:p>2742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6362">
                <text:p>32463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13727">
                <text:p>3913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58404">
                <text:p>3058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3548">
                <text:p>28035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71292">
                <text:p>30712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24955">
                <text:p>2924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72714">
                <text:p>2872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09144">
                <text:p>3109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35835">
                <text:p>30358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47256">
                <text:p>30472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60488">
                <text:p>29604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95615">
                <text:p>30956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17440">
                <text:p>31174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19640">
                <text:p>30196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49708">
                <text:p>32497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74812">
                <text:p>31748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48655">
                <text:p>3148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82362">
                <text:p>3082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97769">
                <text:p>27977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08454">
                <text:p>3308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14717">
                <text:p>29147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76363">
                <text:p>28763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04481">
                <text:p>31044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23980">
                <text:p>28239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10863">
                <text:p>30108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70531">
                <text:p>29705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12273">
                <text:p>28122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01615">
                <text:p>31016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43411">
                <text:p>28434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24695">
                <text:p>30246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07172">
                <text:p>31071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52394">
                <text:p>28523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26022">
                <text:p>29260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58358">
                <text:p>30583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94344">
                <text:p>27943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65766">
                <text:p>3065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23717">
                <text:p>2923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77411">
                <text:p>28774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11056">
                <text:p>31110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00663">
                <text:p>28006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13895">
                <text:p>30138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06361">
                <text:p>30063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22285">
                <text:p>28222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70822">
                <text:p>33708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19062">
                <text:p>28190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78919">
                <text:p>29789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14904">
                <text:p>30149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94443">
                <text:p>27944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12435">
                <text:p>31124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78700">
                <text:p>28787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14213">
                <text:p>29142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66667">
                <text:p>30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92675">
                <text:p>27926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55805">
                <text:p>3055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5353">
                <text:p>43853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96863">
                <text:p>4596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26069">
                <text:p>26260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33827">
                <text:p>29338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52249">
                <text:p>3252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43807">
                <text:p>39438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69598">
                <text:p>30695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23166">
                <text:p>30231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38938">
                <text:p>33389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72955">
                <text:p>2872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13450">
                <text:p>29134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62570">
                <text:p>30625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97668">
                <text:p>27976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46605">
                <text:p>30466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35947">
                <text:p>29359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12803">
                <text:p>31128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81096">
                <text:p>32810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23099">
                <text:p>30230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87806">
                <text:p>30878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33038">
                <text:p>2933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70932">
                <text:p>28709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19778">
                <text:p>3119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95443">
                <text:p>27954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6430">
                <text:p>30064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77116">
                <text:p>29771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06962">
                <text:p>28069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98243">
                <text:p>3098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55184">
                <text:p>3055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02498">
                <text:p>32024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56481">
                <text:p>31564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03497">
                <text:p>28034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04666">
                <text:p>31046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70528">
                <text:p>3070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0832">
                <text:p>29608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39423">
                <text:p>32394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97151">
                <text:p>27971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07094">
                <text:p>3107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54814">
                <text:p>28548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66298">
                <text:p>3166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26054">
                <text:p>30260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92212">
                <text:p>27922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86990">
                <text:p>308699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99589">
                <text:p>28995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97212">
                <text:p>28972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04306">
                <text:p>31043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97628">
                <text:p>27976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30210">
                <text:p>30302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55545">
                <text:p>29555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23075">
                <text:p>28230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12699">
                <text:p>31126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23478">
                <text:p>28234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67011">
                <text:p>29670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23055">
                <text:p>30230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9998">
                <text:p>2799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57123">
                <text:p>3357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85169">
                <text:p>30851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9216">
                <text:p>29492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41545">
                <text:p>3041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0942">
                <text:p>28009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92570">
                <text:p>30925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18960">
                <text:p>29189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00351">
                <text:p>2900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90141">
                <text:p>30901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8170">
                <text:p>27981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36633">
                <text:p>30366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51658">
                <text:p>29516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6167">
                <text:p>2836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08195">
                <text:p>31081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77900">
                <text:p>47779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25825">
                <text:p>26258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57310">
                <text:p>27573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41185">
                <text:p>34411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43878">
                <text:p>37438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10731">
                <text:p>30107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15626">
                <text:p>28156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11046">
                <text:p>3111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80013">
                <text:p>28800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06760">
                <text:p>29067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66686">
                <text:p>30666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92115">
                <text:p>27921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40340">
                <text:p>30403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77994">
                <text:p>4477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55147">
                <text:p>3155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82310">
                <text:p>30823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22777">
                <text:p>28227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36168">
                <text:p>37361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62279">
                <text:p>36622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18412">
                <text:p>32184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0121">
                <text:p>3060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03756">
                <text:p>31037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10994">
                <text:p>28109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89115">
                <text:p>31891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86906">
                <text:p>32869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55579">
                <text:p>28555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891">
                <text:p>31008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30488">
                <text:p>30304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49360">
                <text:p>32493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53447">
                <text:p>29534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32696">
                <text:p>28326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94572">
                <text:p>32945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02908">
                <text:p>28029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81499">
                <text:p>29814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91112">
                <text:p>2991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91977">
                <text:p>27919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08342">
                <text:p>31083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66545">
                <text:p>2866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15023">
                <text:p>29150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58413">
                <text:p>3058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22654">
                <text:p>30226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71002">
                <text:p>30710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58035">
                <text:p>4558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49782">
                <text:p>28497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06444">
                <text:p>27064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01781">
                <text:p>30017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08687">
                <text:p>41086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98250">
                <text:p>30982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2590">
                <text:p>30225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82878">
                <text:p>32828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40111">
                <text:p>2940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72070">
                <text:p>287207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30295">
                <text:p>33302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95767">
                <text:p>27957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24237">
                <text:p>30242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50790">
                <text:p>29507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27451">
                <text:p>28274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01861">
                <text:p>31018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95792">
                <text:p>47957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90893">
                <text:p>29908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86803">
                <text:p>27868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14406">
                <text:p>37144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25206">
                <text:p>35252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99837">
                <text:p>31998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45446">
                <text:p>28454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60224">
                <text:p>33602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94314">
                <text:p>27943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55747">
                <text:p>32557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53217">
                <text:p>2953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3535">
                <text:p>28335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92387">
                <text:p>32923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14890">
                <text:p>30148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99223">
                <text:p>29992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71419">
                <text:p>29714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55784">
                <text:p>30557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04716">
                <text:p>31047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10536">
                <text:p>28105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6072">
                <text:p>29660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6143">
                <text:p>32261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09310">
                <text:p>28093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96530">
                <text:p>309653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44792">
                <text:p>28447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15129">
                <text:p>29151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09592">
                <text:p>32095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83760">
                <text:p>27837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66504">
                <text:p>30665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93065">
                <text:p>2893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25557">
                <text:p>29255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99827">
                <text:p>30998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01904">
                <text:p>28019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73462">
                <text:p>32734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39594">
                <text:p>29395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47911">
                <text:p>28479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10993">
                <text:p>31109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20256">
                <text:p>30202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47833">
                <text:p>32478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21713">
                <text:p>42217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618976">
                <text:p>46189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79787">
                <text:p>31797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82055">
                <text:p>2882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92494">
                <text:p>28924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080422">
                <text:p>30804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95366">
                <text:p>27953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21605">
                <text:p>30216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52733">
                <text:p>29527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27355">
                <text:p>28273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02946">
                <text:p>31029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13185">
                <text:p>28131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49931">
                <text:p>29499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11688">
                <text:p>30116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96670">
                <text:p>27966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47637">
                <text:p>33476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94270">
                <text:p>47942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02594">
                <text:p>27025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39186">
                <text:p>27391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2218">
                <text:p>35922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89558">
                <text:p>37895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57208">
                <text:p>30572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04972">
                <text:p>31049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61554">
                <text:p>32615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77650">
                <text:p>29776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54850">
                <text:p>29548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6950">
                <text:p>30169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98100">
                <text:p>2798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62673">
                <text:p>31626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79714">
                <text:p>28797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07606">
                <text:p>29076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72916">
                <text:p>30729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95699">
                <text:p>27956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47106">
                <text:p>30471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37399">
                <text:p>29373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58163">
                <text:p>28581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94231">
                <text:p>3294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27869">
                <text:p>30278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274230">
                <text:p>32742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33186">
                <text:p>29331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44041">
                <text:p>30440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08439">
                <text:p>31084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96141">
                <text:p>27961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15167">
                <text:p>30151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72653">
                <text:p>29726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17189">
                <text:p>28171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07136">
                <text:p>31071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33243">
                <text:p>28332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33191">
                <text:p>29331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98788">
                <text:p>31987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93770">
                <text:p>27937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95795">
                <text:p>30957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80096">
                <text:p>28800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03184">
                <text:p>29031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76987">
                <text:p>30769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09683">
                <text:p>28096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38451">
                <text:p>30384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66482">
                <text:p>31664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3742">
                <text:p>28637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05097">
                <text:p>31050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07519">
                <text:p>2807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00896">
                <text:p>30008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87911">
                <text:p>29879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53076">
                <text:p>30530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303187">
                <text:p>33031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033678">
                <text:p>30336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57663">
                <text:p>3257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948207">
                <text:p>29482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34393">
                <text:p>28343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05980">
                <text:p>31059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14548">
                <text:p>28145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13995">
                <text:p>32139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86058">
                <text:p>29860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00274">
                <text:p>28002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05863">
                <text:p>31058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51374">
                <text:p>28513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32895">
                <text:p>29328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60576">
                <text:p>32605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99806">
                <text:p>27998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94414">
                <text:p>30944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75189">
                <text:p>46751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40330">
                <text:p>26403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11398">
                <text:p>2711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71434">
                <text:p>27714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23239">
                <text:p>28232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83609">
                <text:p>29836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05468">
                <text:p>36054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06727">
                <text:p>36067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207821">
                <text:p>32078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74769">
                <text:p>27747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17796">
                <text:p>26177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28636">
                <text:p>27286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70415">
                <text:p>32704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37716">
                <text:p>39377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35326">
                <text:p>3035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91466">
                <text:p>2791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71150">
                <text:p>30711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18949">
                <text:p>29189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57134">
                <text:p>30571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87960">
                <text:p>30879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08400">
                <text:p>30084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50633">
                <text:p>30506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31536">
                <text:p>29315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42091">
                <text:p>31420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7966">
                <text:p>33279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20517">
                <text:p>30205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20682">
                <text:p>33206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91598">
                <text:p>28915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39672">
                <text:p>31396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57862">
                <text:p>30578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00436">
                <text:p>28004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56613">
                <text:p>30566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42739">
                <text:p>31427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76254">
                <text:p>28762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93609">
                <text:p>30936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91796">
                <text:p>27917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17434">
                <text:p>30174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58989">
                <text:p>29589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10342">
                <text:p>28103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141940">
                <text:p>31419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77cm" svg:height="8.994cm" xlink:href=".." xlink:type="simple" chart:class="chart:line" chart:style-name="ch1">
        <chart:legend chart:legend-position="end" svg:x="31.314cm" svg:y="4.198cm" style:legend-expansion="high" chart:style-name="ch2"/>
        <chart:plot-area chart:style-name="ch3" table:cell-range-address="Sheet1.D1:Sheet1.D500" svg:x="0.671cm" svg:y="0.179cm" svg:width="29.972cm" svg:height="8.636cm">
          <chartooo:coordinate-region svg:x="2.218cm" svg:y="0.3cm" svg:width="28.42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9423">
                <text:p>2559423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9191">
                <text:p>301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67120">
                <text:p>2867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5568">
                <text:p>305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3806">
                <text:p>2783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4476">
                <text:p>2844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7177">
                <text:p>3337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1589">
                <text:p>3331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72660">
                <text:p>3172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21084">
                <text:p>2921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0670">
                <text:p>31206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8377">
                <text:p>3278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91447">
                <text:p>3191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3211">
                <text:p>2803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1109">
                <text:p>3001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1516">
                <text:p>2851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1659">
                <text:p>297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7778">
                <text:p>30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0283">
                <text:p>2860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4603">
                <text:p>2704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6524">
                <text:p>3066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78345">
                <text:p>2778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4404">
                <text:p>2724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65321">
                <text:p>3165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0790">
                <text:p>28607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8107">
                <text:p>2708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52124">
                <text:p>2852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9592">
                <text:p>3639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38536">
                <text:p>3738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53999">
                <text:p>3053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22887">
                <text:p>3122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41604">
                <text:p>3041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39379">
                <text:p>2739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3027">
                <text:p>3073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7041">
                <text:p>2897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51940">
                <text:p>30519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60940">
                <text:p>37609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6569">
                <text:p>3696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49435">
                <text:p>3049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6597">
                <text:p>3096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13258">
                <text:p>27132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2340">
                <text:p>30623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9921">
                <text:p>3779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51081">
                <text:p>3651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5579">
                <text:p>2945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2513">
                <text:p>3002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1098">
                <text:p>2701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34946">
                <text:p>2934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29824">
                <text:p>2829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4219">
                <text:p>40942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1576">
                <text:p>3501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13864">
                <text:p>2913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63113">
                <text:p>2763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0439">
                <text:p>2640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1241">
                <text:p>2821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31016">
                <text:p>3831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5887">
                <text:p>3495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86209">
                <text:p>3086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80523">
                <text:p>2980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45175">
                <text:p>2645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01131">
                <text:p>2801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35326">
                <text:p>39353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8320">
                <text:p>3558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8852">
                <text:p>2978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25132">
                <text:p>2925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45436">
                <text:p>31454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55326">
                <text:p>2855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85942">
                <text:p>3385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7234">
                <text:p>306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2601">
                <text:p>3072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2012">
                <text:p>3142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8332">
                <text:p>2848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97103">
                <text:p>3097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4133">
                <text:p>2994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57433">
                <text:p>2857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30948">
                <text:p>3130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5785">
                <text:p>2975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24973">
                <text:p>2924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26681">
                <text:p>32266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0836">
                <text:p>28708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87664">
                <text:p>3087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54638">
                <text:p>3054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28780">
                <text:p>29287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05946">
                <text:p>32059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0146">
                <text:p>2870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2124">
                <text:p>3092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38430">
                <text:p>31384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08383">
                <text:p>290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83403">
                <text:p>31834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0516">
                <text:p>2890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66775">
                <text:p>3066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60107">
                <text:p>3060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2227">
                <text:p>31322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84951">
                <text:p>31849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93858">
                <text:p>2893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5183">
                <text:p>3105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5946">
                <text:p>3375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36704">
                <text:p>29367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4232">
                <text:p>3194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58655">
                <text:p>30586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42582">
                <text:p>3142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07713">
                <text:p>32077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5297">
                <text:p>29652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52629">
                <text:p>31526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82139">
                <text:p>3082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41444">
                <text:p>3241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79139">
                <text:p>2979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31895">
                <text:p>32318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47940">
                <text:p>33479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1043">
                <text:p>2981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16277">
                <text:p>32162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47772">
                <text:p>3047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91014">
                <text:p>31910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47269">
                <text:p>31472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67977">
                <text:p>2867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96860">
                <text:p>33968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57769">
                <text:p>2957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69869">
                <text:p>3169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7779">
                <text:p>3117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85594">
                <text:p>28855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76414">
                <text:p>31764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46672">
                <text:p>3046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61548">
                <text:p>32615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01374">
                <text:p>3401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78495">
                <text:p>2878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88638">
                <text:p>33886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97412">
                <text:p>28974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35790">
                <text:p>30357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8207">
                <text:p>33182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95006">
                <text:p>2895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47085">
                <text:p>32470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91592">
                <text:p>28915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67824">
                <text:p>3067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67342">
                <text:p>3067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87845">
                <text:p>28878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4470">
                <text:p>35244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66634">
                <text:p>2866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77852">
                <text:p>3077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94528">
                <text:p>32945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35191">
                <text:p>29351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47982">
                <text:p>32479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1448">
                <text:p>28814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01290">
                <text:p>34012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32415">
                <text:p>3232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66985">
                <text:p>2966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54794">
                <text:p>31547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87390">
                <text:p>28873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35849">
                <text:p>31358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59421">
                <text:p>32594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79833">
                <text:p>29798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31653">
                <text:p>31316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68834">
                <text:p>31688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17137">
                <text:p>32171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06966">
                <text:p>51069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3812">
                <text:p>27338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50364">
                <text:p>2950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42060">
                <text:p>36420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26379">
                <text:p>37263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64638">
                <text:p>30646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86856">
                <text:p>2886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1913">
                <text:p>32219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30635">
                <text:p>2930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13618">
                <text:p>3313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8314">
                <text:p>3158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19887">
                <text:p>29198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94851">
                <text:p>3394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98775">
                <text:p>3098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21421">
                <text:p>31214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2990">
                <text:p>2992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50457">
                <text:p>2950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96396">
                <text:p>3196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98203">
                <text:p>2898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80817">
                <text:p>3380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88940">
                <text:p>29889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61628">
                <text:p>29616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60146">
                <text:p>3160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66179">
                <text:p>28661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77763">
                <text:p>33777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27138">
                <text:p>32271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40138">
                <text:p>32401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13057">
                <text:p>3113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68083">
                <text:p>28680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32795">
                <text:p>34327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05497">
                <text:p>3205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2207">
                <text:p>29422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09491">
                <text:p>32094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95995">
                <text:p>28959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00345">
                <text:p>33003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62342">
                <text:p>30623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23919">
                <text:p>2923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87003">
                <text:p>3387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8173">
                <text:p>2868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08529">
                <text:p>31085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14521">
                <text:p>31145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28755">
                <text:p>29287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92583">
                <text:p>32925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86367">
                <text:p>2886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47788">
                <text:p>3347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21176">
                <text:p>3021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47197">
                <text:p>29471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91551">
                <text:p>3191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90562">
                <text:p>3090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57754">
                <text:p>31577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83312">
                <text:p>30833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0828">
                <text:p>29908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63045">
                <text:p>31630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97373">
                <text:p>30973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52726">
                <text:p>31527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98466">
                <text:p>46984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53318">
                <text:p>44533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11193">
                <text:p>27111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78260">
                <text:p>28782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91268">
                <text:p>3691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20316">
                <text:p>38203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25438">
                <text:p>31254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49216">
                <text:p>3149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08431">
                <text:p>32084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96799">
                <text:p>28967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63353">
                <text:p>33633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44104">
                <text:p>3244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86594">
                <text:p>29865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63322">
                <text:p>31633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73599">
                <text:p>28735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47551">
                <text:p>31475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002246">
                <text:p>30022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18875">
                <text:p>3218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64249">
                <text:p>31642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71375">
                <text:p>2871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46826">
                <text:p>31468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28707">
                <text:p>3228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96983">
                <text:p>29969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152838">
                <text:p>31528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04811">
                <text:p>31048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95819">
                <text:p>31958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00815">
                <text:p>32008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98718">
                <text:p>32987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77490">
                <text:p>30774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47344">
                <text:p>31473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46256">
                <text:p>34462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91778">
                <text:p>2891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92907">
                <text:p>33929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04382">
                <text:p>30043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42387">
                <text:p>31423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73136">
                <text:p>3173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87724">
                <text:p>28877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40675">
                <text:p>3140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19098">
                <text:p>30190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36800">
                <text:p>32368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78396">
                <text:p>33783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89958">
                <text:p>28899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87320">
                <text:p>32873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53643">
                <text:p>29536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90023">
                <text:p>32900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43542">
                <text:p>33435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24928">
                <text:p>2924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93423">
                <text:p>3193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04416">
                <text:p>29044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07271">
                <text:p>33072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56509">
                <text:p>30565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94412">
                <text:p>31944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92829">
                <text:p>31928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93521">
                <text:p>28935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07056">
                <text:p>3107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68950">
                <text:p>30689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30637">
                <text:p>29306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06449">
                <text:p>32064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81095">
                <text:p>29810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15234">
                <text:p>31152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52304">
                <text:p>30523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19052">
                <text:p>29190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98319">
                <text:p>31983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89954">
                <text:p>28899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10342">
                <text:p>31103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66763">
                <text:p>42667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01527">
                <text:p>34015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95421">
                <text:p>27954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92222">
                <text:p>3392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60844">
                <text:p>41608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82917">
                <text:p>33829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3159">
                <text:p>2883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34774">
                <text:p>34347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51789">
                <text:p>29517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26997">
                <text:p>30269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10795">
                <text:p>33107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9486">
                <text:p>28794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07857">
                <text:p>3207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75789">
                <text:p>49757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61354">
                <text:p>29613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4597">
                <text:p>29045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04099">
                <text:p>31040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94758">
                <text:p>43947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75326">
                <text:p>34753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1239">
                <text:p>29212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53169">
                <text:p>32531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71502">
                <text:p>3071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69048">
                <text:p>3069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48647">
                <text:p>40486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69611">
                <text:p>32696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22871">
                <text:p>32228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07060">
                <text:p>29070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51699">
                <text:p>30516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82568">
                <text:p>30825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65702">
                <text:p>28657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97338">
                <text:p>31973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26760">
                <text:p>29267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23106">
                <text:p>30231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39343">
                <text:p>33393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91322">
                <text:p>28913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06301">
                <text:p>32063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16477">
                <text:p>29164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37617">
                <text:p>30376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36215">
                <text:p>33362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12141">
                <text:p>2912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17446">
                <text:p>32174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47881">
                <text:p>5147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21899">
                <text:p>27218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67945">
                <text:p>28679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06052">
                <text:p>39060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14437">
                <text:p>35144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12530">
                <text:p>30125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81717">
                <text:p>31817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81331">
                <text:p>32813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12002">
                <text:p>3112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94426">
                <text:p>31944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69730">
                <text:p>29697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3408">
                <text:p>32834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20951">
                <text:p>31209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79223">
                <text:p>28792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82774">
                <text:p>33827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46670">
                <text:p>51466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79322">
                <text:p>32793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76820">
                <text:p>28768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04712">
                <text:p>45047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28071">
                <text:p>32280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38902">
                <text:p>29389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72543">
                <text:p>32725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34384">
                <text:p>31343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38137">
                <text:p>3138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19960">
                <text:p>32199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90342">
                <text:p>28903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34898">
                <text:p>33348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61543">
                <text:p>30615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31902">
                <text:p>29319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14239">
                <text:p>32142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48720">
                <text:p>31487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38662">
                <text:p>33386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8484">
                <text:p>30184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66269">
                <text:p>29662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32636">
                <text:p>3432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88289">
                <text:p>28882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05947">
                <text:p>34059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77586">
                <text:p>29775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06188">
                <text:p>30061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38082">
                <text:p>31380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85198">
                <text:p>28851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06156">
                <text:p>34061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72113">
                <text:p>29721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37234">
                <text:p>31372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26806">
                <text:p>31268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6649">
                <text:p>28766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97220">
                <text:p>31972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9977">
                <text:p>29699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11901">
                <text:p>32119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32362">
                <text:p>31323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77362">
                <text:p>28773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17901">
                <text:p>32179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88984">
                <text:p>49889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60598">
                <text:p>42605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20454">
                <text:p>34204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36357">
                <text:p>31363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94461">
                <text:p>31944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97099">
                <text:p>31970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40694">
                <text:p>30406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08575">
                <text:p>3108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61839">
                <text:p>30618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97133">
                <text:p>31971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29515">
                <text:p>29295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53858">
                <text:p>30538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03222">
                <text:p>31032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58886">
                <text:p>30588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79228">
                <text:p>34792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24862">
                <text:p>49248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08046">
                <text:p>27080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84338">
                <text:p>2884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00586">
                <text:p>39005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69091">
                <text:p>35690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53374">
                <text:p>30533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20592">
                <text:p>30205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30798">
                <text:p>32307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61782">
                <text:p>31617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83466">
                <text:p>31834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12158">
                <text:p>30121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35945">
                <text:p>31359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49899">
                <text:p>31498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85221">
                <text:p>28852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71284">
                <text:p>31712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65463">
                <text:p>29654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40036">
                <text:p>32400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30271">
                <text:p>3130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67982">
                <text:p>28679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175866">
                <text:p>31758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59933">
                <text:p>29599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52559">
                <text:p>32525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01567">
                <text:p>31015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52603">
                <text:p>28526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76207">
                <text:p>31762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36598">
                <text:p>29365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78175">
                <text:p>29781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33387">
                <text:p>31333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60075">
                <text:p>28600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55796">
                <text:p>33557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69333">
                <text:p>3169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19392">
                <text:p>30193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35213">
                <text:p>33352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32626">
                <text:p>31326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85893">
                <text:p>31858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94423">
                <text:p>28944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53176">
                <text:p>30531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95327">
                <text:p>30953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24142">
                <text:p>31241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81038">
                <text:p>31810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81627">
                <text:p>28816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27724">
                <text:p>332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40057">
                <text:p>30400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04835">
                <text:p>29048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82550">
                <text:p>318255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95745">
                <text:p>30957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90344">
                <text:p>30903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38330">
                <text:p>30383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27206">
                <text:p>30272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186508">
                <text:p>3186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80018">
                <text:p>28800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88703">
                <text:p>30887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53026">
                <text:p>3053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04350">
                <text:p>29043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194134">
                <text:p>31941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79074">
                <text:p>28790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59731">
                <text:p>30597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54617">
                <text:p>30546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66267">
                <text:p>31662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90246">
                <text:p>31902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77611">
                <text:p>2877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68020">
                <text:p>30680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62467">
                <text:p>41624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30654">
                <text:p>34306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74702">
                <text:p>29747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52237">
                <text:p>28522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84292">
                <text:p>26842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797005">
                <text:p>27970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19797">
                <text:p>36197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90957">
                <text:p>38909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15011">
                <text:p>31150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87311">
                <text:p>28873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760180">
                <text:p>2760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11714">
                <text:p>28117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455816">
                <text:p>34558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00398">
                <text:p>40003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35012">
                <text:p>31350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81445">
                <text:p>28814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28514">
                <text:p>32285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53036">
                <text:p>29530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65089">
                <text:p>30650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10177">
                <text:p>31101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22459">
                <text:p>31224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01498">
                <text:p>34014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43246">
                <text:p>30432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97597">
                <text:p>30975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70234">
                <text:p>30702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26968">
                <text:p>29269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37850">
                <text:p>32378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97121">
                <text:p>2897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92611">
                <text:p>30926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81550">
                <text:p>30815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55699">
                <text:p>31556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51543">
                <text:p>34515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04501">
                <text:p>31045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33312">
                <text:p>3433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219065">
                <text:p>32190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47448">
                <text:p>30474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74994">
                <text:p>33749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26836">
                <text:p>29268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09604">
                <text:p>32096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967559">
                <text:p>29675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20692">
                <text:p>27206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14596">
                <text:p>26145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14015">
                <text:p>2814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88202">
                <text:p>25882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95858">
                <text:p>25958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29343">
                <text:p>28293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11468">
                <text:p>29114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39734">
                <text:p>25397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58964">
                <text:p>25589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50931">
                <text:p>25509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76360">
                <text:p>257636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45046">
                <text:p>25450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59428">
                <text:p>25594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52693">
                <text:p>27526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49753">
                <text:p>25497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41495">
                <text:p>2741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60270">
                <text:p>25602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